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ce1" style:family="table-cell" style:parent-style-name="Default" style:data-style-name="N84"/>
    <style:style style:name="ce2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default-cell-style-name="ce2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Z-550</text:p>
          </table:table-cell>
          <table:table-cell office:value-type="string" calcext:value-type="string">
            <text:p>Adamowicz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Zaopatrzeniowiec</text:p>
          </table:table-cell>
          <table:table-cell office:value-type="date" office:date-value="1996-11-21" calcext:value-type="date">
            <text:p>1996-11-21</text:p>
          </table:table-cell>
          <table:table-cell office:value-type="currency" office:currency="PLN" office:value="1470" calcext:value-type="currency">
            <text:p>1 470,00 zł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105</text:p>
          </table:table-cell>
          <table:table-cell office:value-type="string" calcext:value-type="string">
            <text:p>Adamska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Urzędnik</text:p>
          </table:table-cell>
          <table:table-cell office:value-type="date" office:date-value="1991-05-05" calcext:value-type="date">
            <text:p>1991-05-05</text:p>
          </table:table-cell>
          <table:table-cell office:value-type="currency" office:currency="PLN" office:value="1400" calcext:value-type="currency">
            <text:p>1 400,00 zł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-226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Kierowca</text:p>
          </table:table-cell>
          <table:table-cell office:value-type="date" office:date-value="1991-05-14" calcext:value-type="date">
            <text:p>1991-05-14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-178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ca</text:p>
          </table:table-cell>
          <table:table-cell office:value-type="date" office:date-value="1995-12-28" calcext:value-type="date">
            <text:p>1995-12-28</text:p>
          </table:table-cell>
          <table:table-cell office:value-type="currency" office:currency="PLN" office:value="1120" calcext:value-type="currency">
            <text:p>1 120,00 zł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-256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Wiktor</text:p>
          </table:table-cell>
          <table:table-cell office:value-type="string" calcext:value-type="string">
            <text:p>Kierowca</text:p>
          </table:table-cell>
          <table:table-cell office:value-type="date" office:date-value="2002-10-18" calcext:value-type="date">
            <text:p>2002-10-18</text:p>
          </table:table-cell>
          <table:table-cell office:value-type="currency" office:currency="PLN" office:value="1330" calcext:value-type="currency">
            <text:p>1 330,00 zł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106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date" office:date-value="1995-12-14" calcext:value-type="date">
            <text:p>1995-12-14</text:p>
          </table:table-cell>
          <table:table-cell office:value-type="currency" office:currency="PLN" office:value="1520" calcext:value-type="currency">
            <text:p>1 520,00 zł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107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Urzędnik</text:p>
          </table:table-cell>
          <table:table-cell office:value-type="date" office:date-value="1992-05-02" calcext:value-type="date">
            <text:p>1992-05-02</text:p>
          </table:table-cell>
          <table:table-cell office:value-type="currency" office:currency="PLN" office:value="1560" calcext:value-type="currency">
            <text:p>1 560,00 zł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108</text:p>
          </table:table-cell>
          <table:table-cell office:value-type="string" calcext:value-type="string">
            <text:p>Adere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date" office:date-value="1997-11-29" calcext:value-type="date">
            <text:p>1997-11-29</text:p>
          </table:table-cell>
          <table:table-cell office:value-type="currency" office:currency="PLN" office:value="1460" calcext:value-type="currency">
            <text:p>1 460,00 zł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110</text:p>
          </table:table-cell>
          <table:table-cell office:value-type="string" calcext:value-type="string">
            <text:p>Aderek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Urzędnik</text:p>
          </table:table-cell>
          <table:table-cell office:value-type="date" office:date-value="1997-07-06" calcext:value-type="date">
            <text:p>1997-07-06</text:p>
          </table:table-cell>
          <table:table-cell office:value-type="currency" office:currency="PLN" office:value="1390" calcext:value-type="currency">
            <text:p>1 390,00 zł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111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Urzędnik</text:p>
          </table:table-cell>
          <table:table-cell office:value-type="date" office:date-value="1990-07-02" calcext:value-type="date">
            <text:p>1990-07-02</text:p>
          </table:table-cell>
          <table:table-cell office:value-type="currency" office:currency="PLN" office:value="1500" calcext:value-type="currency">
            <text:p>1 500,00 zł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112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Urzędnik</text:p>
          </table:table-cell>
          <table:table-cell office:value-type="date" office:date-value="1990-03-04" calcext:value-type="date">
            <text:p>1990-03-04</text:p>
          </table:table-cell>
          <table:table-cell office:value-type="currency" office:currency="PLN" office:value="1540" calcext:value-type="currency">
            <text:p>1 540,00 zł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113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Urzędnik</text:p>
          </table:table-cell>
          <table:table-cell office:value-type="date" office:date-value="2001-10-06" calcext:value-type="date">
            <text:p>2001-10-06</text:p>
          </table:table-cell>
          <table:table-cell office:value-type="currency" office:currency="PLN" office:value="1510" calcext:value-type="currency">
            <text:p>1 510,00 zł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Urzędnik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S-103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date" office:date-value="1994-06-11" calcext:value-type="date">
            <text:p>1994-06-11</text:p>
          </table:table-cell>
          <table:table-cell office:value-type="currency" office:currency="PLN" office:value="1200" calcext:value-type="currency">
            <text:p>1 200,00 zł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Sprzedawca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Z-551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Zaopatrzeniowiec</text:p>
          </table:table-cell>
          <table:table-cell office:value-type="date" office:date-value="1997-05-12" calcext:value-type="date">
            <text:p>1997-05-12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string" calcext:value-type="string">
            <text:p>Analityk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S-118</text:p>
          </table:table-cell>
          <table:table-cell office:value-type="string" calcext:value-type="string">
            <text:p>Aleksandrowic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Sprzedawca</text:p>
          </table:table-cell>
          <table:table-cell office:value-type="date" office:date-value="1994-06-30" calcext:value-type="date">
            <text:p>1994-06-30</text:p>
          </table:table-cell>
          <table:table-cell office:value-type="currency" office:currency="PLN" office:value="1140" calcext:value-type="currency">
            <text:p>1 140,00 zł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string" calcext:value-type="string">
            <text:p>Kierownik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U-115</text:p>
          </table:table-cell>
          <table:table-cell office:value-type="string" calcext:value-type="string">
            <text:p>Aleksandrowicz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Urzędnik</text:p>
          </table:table-cell>
          <table:table-cell office:value-type="date" office:date-value="1995-10-06" calcext:value-type="date">
            <text:p>1995-10-06</text:p>
          </table:table-cell>
          <table:table-cell office:value-type="currency" office:currency="PLN" office:value="1410" calcext:value-type="currency">
            <text:p>1 410,00 zł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string" calcext:value-type="string">
            <text:p>Informatyk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S-205</text:p>
          </table:table-cell>
          <table:table-cell office:value-type="string" calcext:value-type="string">
            <text:p>Aleksandrowicz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Sprzedawca</text:p>
          </table:table-cell>
          <table:table-cell office:value-type="date" office:date-value="1993-07-08" calcext:value-type="date">
            <text:p>1993-07-08</text:p>
          </table:table-cell>
          <table:table-cell office:value-type="currency" office:currency="PLN" office:value="1280" calcext:value-type="currency">
            <text:p>1 280,00 zł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Księgowy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S-193</text:p>
          </table:table-cell>
          <table:table-cell office:value-type="string" calcext:value-type="string">
            <text:p>Alot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date" office:date-value="1994-02-19" calcext:value-type="date">
            <text:p>1994-02-19</text:p>
          </table:table-cell>
          <table:table-cell office:value-type="currency" office:currency="PLN" office:value="1270" calcext:value-type="currency">
            <text:p>1 270,00 zł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Prezes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S-191</text:p>
          </table:table-cell>
          <table:table-cell office:value-type="string" calcext:value-type="string">
            <text:p>Alo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date" office:date-value="1996-02-25" calcext:value-type="date">
            <text:p>1996-02-25</text:p>
          </table:table-cell>
          <table:table-cell office:value-type="currency" office:currency="PLN" office:value="1400" calcext:value-type="currency">
            <text:p>1 400,00 zł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string" calcext:value-type="string">
            <text:p>Zaopatrzeniowiec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S-329</text:p>
          </table:table-cell>
          <table:table-cell office:value-type="string" calcext:value-type="string">
            <text:p>Alot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date" office:date-value="1997-06-01" calcext:value-type="date">
            <text:p>1997-06-01</text:p>
          </table:table-cell>
          <table:table-cell office:value-type="currency" office:currency="PLN" office:value="1320" calcext:value-type="currency">
            <text:p>1 320,00 zł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string" calcext:value-type="string">
            <text:p>Kierowca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Ki-268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Krystian</text:p>
          </table:table-cell>
          <table:table-cell office:value-type="string" calcext:value-type="string">
            <text:p>Kierowca</text:p>
          </table:table-cell>
          <table:table-cell office:value-type="date" office:date-value="1990-07-28" calcext:value-type="date">
            <text:p>1990-07-28</text:p>
          </table:table-cell>
          <table:table-cell office:value-type="currency" office:currency="PLN" office:value="1220" calcext:value-type="currency">
            <text:p>1 220,00 zł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string" calcext:value-type="string">
            <text:p>Doradca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K-343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Kierownik</text:p>
          </table:table-cell>
          <table:table-cell office:value-type="date" office:date-value="1999-05-04" calcext:value-type="date">
            <text:p>1999-05-04</text:p>
          </table:table-cell>
          <table:table-cell office:value-type="currency" office:currency="PLN" office:value="1970" calcext:value-type="currency">
            <text:p>1 970,00 zł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string" calcext:value-type="string">
            <text:p>Referent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U-117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Urzędnik</text:p>
          </table:table-cell>
          <table:table-cell office:value-type="date" office:date-value="1992-09-14" calcext:value-type="date">
            <text:p>1992-09-14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string" calcext:value-type="string">
            <text:p>Operator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Ki-247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ca</text:p>
          </table:table-cell>
          <table:table-cell office:value-type="date" office:date-value="1990-10-31" calcext:value-type="date">
            <text:p>1990-10-31</text:p>
          </table:table-cell>
          <table:table-cell office:value-type="currency" office:currency="PLN" office:value="1070" calcext:value-type="currency">
            <text:p>1 070,00 zł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string" calcext:value-type="string">
            <text:p>Wiceprezes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string" calcext:value-type="string">
            <text:p>S-334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date" office:date-value="1998-06-20" calcext:value-type="date">
            <text:p>1998-06-20</text:p>
          </table:table-cell>
          <table:table-cell office:value-type="currency" office:currency="PLN" office:value="1010" calcext:value-type="currency">
            <text:p>1 010,00 zł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-102</text:p>
          </table:table-cell>
          <table:table-cell office:value-type="string" calcext:value-type="string">
            <text:p>Andrzejew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Operator</text:p>
          </table:table-cell>
          <table:table-cell office:value-type="date" office:date-value="1993-04-27" calcext:value-type="date">
            <text:p>1993-04-27</text:p>
          </table:table-cell>
          <table:table-cell office:value-type="currency" office:currency="PLN" office:value="1370" calcext:value-type="currency">
            <text:p>1 370,00 zł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s-345</text:p>
          </table:table-cell>
          <table:table-cell office:value-type="string" calcext:value-type="string">
            <text:p>Andrzejew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Księgowy</text:p>
          </table:table-cell>
          <table:table-cell office:value-type="date" office:date-value="1997-05-24" calcext:value-type="date">
            <text:p>1997-05-24</text:p>
          </table:table-cell>
          <table:table-cell office:value-type="currency" office:currency="PLN" office:value="1510" calcext:value-type="currency">
            <text:p>1 510,00 zł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-552</text:p>
          </table:table-cell>
          <table:table-cell office:value-type="string" calcext:value-type="string">
            <text:p>Antczak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Zaopatrzeniowiec</text:p>
          </table:table-cell>
          <table:table-cell office:value-type="date" office:date-value="1993-04-01" calcext:value-type="date">
            <text:p>1993-04-01</text:p>
          </table:table-cell>
          <table:table-cell office:value-type="currency" office:currency="PLN" office:value="1540" calcext:value-type="currency">
            <text:p>1 540,00 zł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-335</text:p>
          </table:table-cell>
          <table:table-cell office:value-type="string" calcext:value-type="string">
            <text:p>Antczak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ca</text:p>
          </table:table-cell>
          <table:table-cell office:value-type="date" office:date-value="1999-01-10" calcext:value-type="date">
            <text:p>1999-01-10</text:p>
          </table:table-cell>
          <table:table-cell office:value-type="currency" office:currency="PLN" office:value="1060" calcext:value-type="currency">
            <text:p>1 060,00 zł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118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Urzędnik</text:p>
          </table:table-cell>
          <table:table-cell office:value-type="date" office:date-value="2001-04-09" calcext:value-type="date">
            <text:p>2001-04-09</text:p>
          </table:table-cell>
          <table:table-cell office:value-type="currency" office:currency="PLN" office:value="1560" calcext:value-type="currency">
            <text:p>1 560,00 zł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128</text:p>
          </table:table-cell>
          <table:table-cell office:value-type="string" calcext:value-type="string">
            <text:p>Antonkiewic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Urzędnik</text:p>
          </table:table-cell>
          <table:table-cell office:value-type="date" office:date-value="1999-08-24" calcext:value-type="date">
            <text:p>1999-08-24</text:p>
          </table:table-cell>
          <table:table-cell office:value-type="currency" office:currency="PLN" office:value="1340" calcext:value-type="currency">
            <text:p>1 340,00 zł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190</text:p>
          </table:table-cell>
          <table:table-cell office:value-type="string" calcext:value-type="string">
            <text:p>Antonkiewicz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date" office:date-value="1994-12-04" calcext:value-type="date">
            <text:p>1994-12-04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188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Sprzedawca</text:p>
          </table:table-cell>
          <table:table-cell office:value-type="date" office:date-value="1998-04-28" calcext:value-type="date">
            <text:p>1998-04-28</text:p>
          </table:table-cell>
          <table:table-cell office:value-type="currency" office:currency="PLN" office:value="1250" calcext:value-type="currency">
            <text:p>1 250,00 zł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150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date" office:date-value="1993-07-22" calcext:value-type="date">
            <text:p>1993-07-22</text:p>
          </table:table-cell>
          <table:table-cell office:value-type="currency" office:currency="PLN" office:value="1060" calcext:value-type="currency">
            <text:p>1 060,00 zł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148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Sprzedawca</text:p>
          </table:table-cell>
          <table:table-cell office:value-type="date" office:date-value="2002-02-10" calcext:value-type="date">
            <text:p>2002-02-10</text:p>
          </table:table-cell>
          <table:table-cell office:value-type="currency" office:currency="PLN" office:value="1310" calcext:value-type="currency">
            <text:p>1 310,00 zł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147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Mieczysław</text:p>
          </table:table-cell>
          <table:table-cell office:value-type="string" calcext:value-type="string">
            <text:p>Sprzedawca</text:p>
          </table:table-cell>
          <table:table-cell office:value-type="date" office:date-value="1999-12-29" calcext:value-type="date">
            <text:p>1999-12-29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129</text:p>
          </table:table-cell>
          <table:table-cell office:value-type="string" calcext:value-type="string">
            <text:p>Ara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date" office:date-value="2001-02-21" calcext:value-type="date">
            <text:p>2001-02-21</text:p>
          </table:table-cell>
          <table:table-cell office:value-type="currency" office:currency="PLN" office:value="1500" calcext:value-type="currency">
            <text:p>1 500,00 zł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130</text:p>
          </table:table-cell>
          <table:table-cell office:value-type="string" calcext:value-type="string">
            <text:p>Arak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Urzędnik</text:p>
          </table:table-cell>
          <table:table-cell office:value-type="date" office:date-value="1999-06-06" calcext:value-type="date">
            <text:p>1999-06-06</text:p>
          </table:table-cell>
          <table:table-cell office:value-type="currency" office:currency="PLN" office:value="1380" calcext:value-type="currency">
            <text:p>1 380,00 zł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145</text:p>
          </table:table-cell>
          <table:table-cell office:value-type="string" calcext:value-type="string">
            <text:p>Arono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date" office:date-value="1994-01-04" calcext:value-type="date">
            <text:p>1994-01-04</text:p>
          </table:table-cell>
          <table:table-cell office:value-type="currency" office:currency="PLN" office:value="1480" calcext:value-type="currency">
            <text:p>1 480,00 zł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146</text:p>
          </table:table-cell>
          <table:table-cell office:value-type="string" calcext:value-type="string">
            <text:p>Aronowski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Urzędnik</text:p>
          </table:table-cell>
          <table:table-cell office:value-type="date" office:date-value="2000-10-20" calcext:value-type="date">
            <text:p>2000-10-20</text:p>
          </table:table-cell>
          <table:table-cell office:value-type="currency" office:currency="PLN" office:value="1190" calcext:value-type="currency">
            <text:p>1 190,00 zł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149</text:p>
          </table:table-cell>
          <table:table-cell office:value-type="string" calcext:value-type="string">
            <text:p>Aronowska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Urzędnik</text:p>
          </table:table-cell>
          <table:table-cell office:value-type="date" office:date-value="2002-10-15" calcext:value-type="date">
            <text:p>2002-10-15</text:p>
          </table:table-cell>
          <table:table-cell office:value-type="currency" office:currency="PLN" office:value="1110" calcext:value-type="currency">
            <text:p>1 110,00 zł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-272</text:p>
          </table:table-cell>
          <table:table-cell office:value-type="string" calcext:value-type="string">
            <text:p>Augustynia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date" office:date-value="1997-05-15" calcext:value-type="date">
            <text:p>1997-05-15</text:p>
          </table:table-cell>
          <table:table-cell office:value-type="currency" office:currency="PLN" office:value="1330" calcext:value-type="currency">
            <text:p>1 330,00 zł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-103</text:p>
          </table:table-cell>
          <table:table-cell office:value-type="string" calcext:value-type="string">
            <text:p>Augustynia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Operator</text:p>
          </table:table-cell>
          <table:table-cell office:value-type="date" office:date-value="2000-09-15" calcext:value-type="date">
            <text:p>2000-09-15</text:p>
          </table:table-cell>
          <table:table-cell office:value-type="currency" office:currency="PLN" office:value="1420" calcext:value-type="currency">
            <text:p>1 420,00 zł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333</text:p>
          </table:table-cell>
          <table:table-cell office:value-type="string" calcext:value-type="string">
            <text:p>Augustyn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date" office:date-value="2002-06-26" calcext:value-type="date">
            <text:p>2002-06-26</text:p>
          </table:table-cell>
          <table:table-cell office:value-type="currency" office:currency="PLN" office:value="1480" calcext:value-type="currency">
            <text:p>1 480,00 zł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-271</text:p>
          </table:table-cell>
          <table:table-cell office:value-type="string" calcext:value-type="string">
            <text:p>Babiarz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Kierowca</text:p>
          </table:table-cell>
          <table:table-cell office:value-type="date" office:date-value="1995-06-28" calcext:value-type="date">
            <text:p>1995-06-28</text:p>
          </table:table-cell>
          <table:table-cell office:value-type="currency" office:currency="PLN" office:value="1220" calcext:value-type="currency">
            <text:p>1 220,00 zł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104</text:p>
          </table:table-cell>
          <table:table-cell office:value-type="string" calcext:value-type="string">
            <text:p>Babiarz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date" office:date-value="1994-02-16" calcext:value-type="date">
            <text:p>1994-02-16</text:p>
          </table:table-cell>
          <table:table-cell office:value-type="currency" office:currency="PLN" office:value="1140" calcext:value-type="currency">
            <text:p>1 140,00 zł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146</text:p>
          </table:table-cell>
          <table:table-cell office:value-type="string" calcext:value-type="string">
            <text:p>Babul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date" office:date-value="1997-08-07" calcext:value-type="date">
            <text:p>1997-08-07</text:p>
          </table:table-cell>
          <table:table-cell office:value-type="currency" office:currency="PLN" office:value="1390" calcext:value-type="currency">
            <text:p>1 390,00 zł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-104</text:p>
          </table:table-cell>
          <table:table-cell office:value-type="string" calcext:value-type="string">
            <text:p>Babula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Operator</text:p>
          </table:table-cell>
          <table:table-cell office:value-type="date" office:date-value="2000-01-27" calcext:value-type="date">
            <text:p>2000-01-27</text:p>
          </table:table-cell>
          <table:table-cell office:value-type="currency" office:currency="PLN" office:value="1300" calcext:value-type="currency">
            <text:p>1 300,00 zł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-400</text:p>
          </table:table-cell>
          <table:table-cell office:value-type="string" calcext:value-type="string">
            <text:p>Barszczewska</text:p>
          </table:table-cell>
          <table:table-cell office:value-type="string" calcext:value-type="string">
            <text:p>Cecylia</text:p>
          </table:table-cell>
          <table:table-cell office:value-type="string" calcext:value-type="string">
            <text:p>Referent</text:p>
          </table:table-cell>
          <table:table-cell office:value-type="date" office:date-value="1992-12-05" calcext:value-type="date">
            <text:p>1992-12-05</text:p>
          </table:table-cell>
          <table:table-cell office:value-type="currency" office:currency="PLN" office:value="1230" calcext:value-type="currency">
            <text:p>1 230,00 zł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-105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Operator</text:p>
          </table:table-cell>
          <table:table-cell office:value-type="date" office:date-value="2002-06-13" calcext:value-type="date">
            <text:p>2002-06-13</text:p>
          </table:table-cell>
          <table:table-cell office:value-type="currency" office:currency="PLN" office:value="1210" calcext:value-type="currency">
            <text:p>1 210,00 zł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-106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Operator</text:p>
          </table:table-cell>
          <table:table-cell office:value-type="date" office:date-value="2002-06-10" calcext:value-type="date">
            <text:p>2002-06-10</text:p>
          </table:table-cell>
          <table:table-cell office:value-type="currency" office:currency="PLN" office:value="1410" calcext:value-type="currency">
            <text:p>1 410,00 zł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-107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Operator</text:p>
          </table:table-cell>
          <table:table-cell office:value-type="date" office:date-value="2002-07-26" calcext:value-type="date">
            <text:p>2002-07-26</text:p>
          </table:table-cell>
          <table:table-cell office:value-type="currency" office:currency="PLN" office:value="1460" calcext:value-type="currency">
            <text:p>1 460,00 zł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-108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Operator</text:p>
          </table:table-cell>
          <table:table-cell office:value-type="date" office:date-value="1991-12-20" calcext:value-type="date">
            <text:p>1991-12-20</text:p>
          </table:table-cell>
          <table:table-cell office:value-type="currency" office:currency="PLN" office:value="1390" calcext:value-type="currency">
            <text:p>1 390,00 zł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-109</text:p>
          </table:table-cell>
          <table:table-cell office:value-type="string" calcext:value-type="string">
            <text:p>Badows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Operator</text:p>
          </table:table-cell>
          <table:table-cell office:value-type="date" office:date-value="2000-10-21" calcext:value-type="date">
            <text:p>2000-10-21</text:p>
          </table:table-cell>
          <table:table-cell office:value-type="currency" office:currency="PLN" office:value="1190" calcext:value-type="currency">
            <text:p>1 190,00 zł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-401</text:p>
          </table:table-cell>
          <table:table-cell office:value-type="string" calcext:value-type="string">
            <text:p>Badows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Referent</text:p>
          </table:table-cell>
          <table:table-cell office:value-type="date" office:date-value="1993-05-08" calcext:value-type="date">
            <text:p>1993-05-08</text:p>
          </table:table-cell>
          <table:table-cell office:value-type="currency" office:currency="PLN" office:value="1520" calcext:value-type="currency">
            <text:p>1 520,00 zł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-110</text:p>
          </table:table-cell>
          <table:table-cell office:value-type="string" calcext:value-type="string">
            <text:p>Badowski</text:p>
          </table:table-cell>
          <table:table-cell office:value-type="string" calcext:value-type="string">
            <text:p>Bronisław</text:p>
          </table:table-cell>
          <table:table-cell office:value-type="string" calcext:value-type="string">
            <text:p>Operator</text:p>
          </table:table-cell>
          <table:table-cell office:value-type="date" office:date-value="1995-05-31" calcext:value-type="date">
            <text:p>1995-05-31</text:p>
          </table:table-cell>
          <table:table-cell office:value-type="currency" office:currency="PLN" office:value="1370" calcext:value-type="currency">
            <text:p>1 370,00 zł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150</text:p>
          </table:table-cell>
          <table:table-cell office:value-type="string" calcext:value-type="string">
            <text:p>Bado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date" office:date-value="1997-12-20" calcext:value-type="date">
            <text:p>1997-12-20</text:p>
          </table:table-cell>
          <table:table-cell office:value-type="currency" office:currency="PLN" office:value="1300" calcext:value-type="currency">
            <text:p>1 300,00 zł</text:p>
          </table:table-cell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-402</text:p>
          </table:table-cell>
          <table:table-cell office:value-type="string" calcext:value-type="string">
            <text:p>Bajda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Referent</text:p>
          </table:table-cell>
          <table:table-cell office:value-type="date" office:date-value="2000-11-03" calcext:value-type="date">
            <text:p>2000-11-03</text:p>
          </table:table-cell>
          <table:table-cell office:value-type="currency" office:currency="PLN" office:value="1120" calcext:value-type="currency">
            <text:p>1 120,00 zł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332</text:p>
          </table:table-cell>
          <table:table-cell office:value-type="string" calcext:value-type="string">
            <text:p>Bajda</text:p>
          </table:table-cell>
          <table:table-cell office:value-type="string" calcext:value-type="string">
            <text:p>Ewelina</text:p>
          </table:table-cell>
          <table:table-cell office:value-type="string" calcext:value-type="string">
            <text:p>Sprzedawca</text:p>
          </table:table-cell>
          <table:table-cell office:value-type="date" office:date-value="1993-10-10" calcext:value-type="date">
            <text:p>1993-10-10</text:p>
          </table:table-cell>
          <table:table-cell office:value-type="currency" office:currency="PLN" office:value="1360" calcext:value-type="currency">
            <text:p>1 360,00 zł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table:style-name="ce1" office:value-type="date" office:date-value="0109-12-31" calcext:value-type="date">
            <text:p>0110-01-01</text:p>
          </table:table-cell>
          <table:table-cell office:value-type="string" calcext:value-type="string">
            <text:p>Bajda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Informatyk</text:p>
          </table:table-cell>
          <table:table-cell office:value-type="date" office:date-value="1992-12-16" calcext:value-type="date">
            <text:p>1992-12-16</text:p>
          </table:table-cell>
          <table:table-cell office:value-type="currency" office:currency="PLN" office:value="1860" calcext:value-type="currency">
            <text:p>1 860,00 zł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-111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Operator</text:p>
          </table:table-cell>
          <table:table-cell office:value-type="date" office:date-value="1996-04-28" calcext:value-type="date">
            <text:p>1996-04-28</text:p>
          </table:table-cell>
          <table:table-cell office:value-type="currency" office:currency="PLN" office:value="1110" calcext:value-type="currency">
            <text:p>1 110,00 zł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-112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Operator</text:p>
          </table:table-cell>
          <table:table-cell office:value-type="date" office:date-value="1990-01-12" calcext:value-type="date">
            <text:p>1990-01-12</text:p>
          </table:table-cell>
          <table:table-cell office:value-type="currency" office:currency="PLN" office:value="1300" calcext:value-type="currency">
            <text:p>1 300,00 zł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table:style-name="ce1" office:value-type="date" office:date-value="0110-12-31" calcext:value-type="date">
            <text:p>0111-01-01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Informatyk</text:p>
          </table:table-cell>
          <table:table-cell office:value-type="date" office:date-value="1990-06-16" calcext:value-type="date">
            <text:p>1990-06-16</text:p>
          </table:table-cell>
          <table:table-cell office:value-type="currency" office:currency="PLN" office:value="1860" calcext:value-type="currency">
            <text:p>1 860,00 zł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table:style-name="ce1" office:value-type="date" office:date-value="0111-12-31" calcext:value-type="date">
            <text:p>0112-01-01</text:p>
          </table:table-cell>
          <table:table-cell office:value-type="string" calcext:value-type="string">
            <text:p>Balcer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Informatyk</text:p>
          </table:table-cell>
          <table:table-cell office:value-type="date" office:date-value="1991-05-04" calcext:value-type="date">
            <text:p>1991-05-04</text:p>
          </table:table-cell>
          <table:table-cell office:value-type="currency" office:currency="PLN" office:value="1560" calcext:value-type="currency">
            <text:p>1 560,00 zł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145</text:p>
          </table:table-cell>
          <table:table-cell office:value-type="string" calcext:value-type="string">
            <text:p>Balcerowski</text:p>
          </table:table-cell>
          <table:table-cell office:value-type="string" calcext:value-type="string">
            <text:p>Krystian</text:p>
          </table:table-cell>
          <table:table-cell office:value-type="string" calcext:value-type="string">
            <text:p>Sprzedawca</text:p>
          </table:table-cell>
          <table:table-cell office:value-type="date" office:date-value="1992-10-24" calcext:value-type="date">
            <text:p>1992-10-24</text:p>
          </table:table-cell>
          <table:table-cell office:value-type="currency" office:currency="PLN" office:value="1260" calcext:value-type="currency">
            <text:p>1 260,00 zł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table:style-name="ce1" office:value-type="date" office:date-value="0112-12-31" calcext:value-type="date">
            <text:p>0113-01-01</text:p>
          </table:table-cell>
          <table:table-cell office:value-type="string" calcext:value-type="string">
            <text:p>Balcerzak</text:p>
          </table:table-cell>
          <table:table-cell office:value-type="string" calcext:value-type="string">
            <text:p>Ilona</text:p>
          </table:table-cell>
          <table:table-cell office:value-type="string" calcext:value-type="string">
            <text:p>Informatyk</text:p>
          </table:table-cell>
          <table:table-cell office:value-type="date" office:date-value="1992-09-30" calcext:value-type="date">
            <text:p>1992-09-30</text:p>
          </table:table-cell>
          <table:table-cell office:value-type="currency" office:currency="PLN" office:value="1940" calcext:value-type="currency">
            <text:p>1 940,00 zł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table:style-name="ce1" office:value-type="date" office:date-value="0113-12-31" calcext:value-type="date">
            <text:p>0114-01-01</text:p>
          </table:table-cell>
          <table:table-cell office:value-type="string" calcext:value-type="string">
            <text:p>Balcerowska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Informatyk</text:p>
          </table:table-cell>
          <table:table-cell office:value-type="date" office:date-value="1997-08-28" calcext:value-type="date">
            <text:p>1997-08-28</text:p>
          </table:table-cell>
          <table:table-cell office:value-type="currency" office:currency="PLN" office:value="1770" calcext:value-type="currency">
            <text:p>1 770,00 zł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table:style-name="ce1" office:value-type="date" office:date-value="0119-12-31" calcext:value-type="date">
            <text:p>0120-01-01</text:p>
          </table:table-cell>
          <table:table-cell office:value-type="string" calcext:value-type="string">
            <text:p>Balicki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Informatyk</text:p>
          </table:table-cell>
          <table:table-cell office:value-type="date" office:date-value="2001-04-25" calcext:value-type="date">
            <text:p>2001-04-25</text:p>
          </table:table-cell>
          <table:table-cell office:value-type="currency" office:currency="PLN" office:value="1730" calcext:value-type="currency">
            <text:p>1 730,00 zł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-113</text:p>
          </table:table-cell>
          <table:table-cell office:value-type="string" calcext:value-type="string">
            <text:p>Balic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Operator</text:p>
          </table:table-cell>
          <table:table-cell office:value-type="date" office:date-value="1997-08-28" calcext:value-type="date">
            <text:p>1997-08-28</text:p>
          </table:table-cell>
          <table:table-cell office:value-type="currency" office:currency="PLN" office:value="1170" calcext:value-type="currency">
            <text:p>1 170,00 zł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151</text:p>
          </table:table-cell>
          <table:table-cell office:value-type="string" calcext:value-type="string">
            <text:p>Balic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Urzędnik</text:p>
          </table:table-cell>
          <table:table-cell office:value-type="date" office:date-value="1999-08-10" calcext:value-type="date">
            <text:p>1999-08-10</text:p>
          </table:table-cell>
          <table:table-cell office:value-type="currency" office:currency="PLN" office:value="1120" calcext:value-type="currency">
            <text:p>1 120,00 zł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152</text:p>
          </table:table-cell>
          <table:table-cell office:value-type="string" calcext:value-type="string">
            <text:p>Balcerek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Urzędnik</text:p>
          </table:table-cell>
          <table:table-cell office:value-type="date" office:date-value="1995-02-15" calcext:value-type="date">
            <text:p>1995-02-15</text:p>
          </table:table-cell>
          <table:table-cell office:value-type="currency" office:currency="PLN" office:value="1320" calcext:value-type="currency">
            <text:p>1 320,00 zł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-403</text:p>
          </table:table-cell>
          <table:table-cell office:value-type="string" calcext:value-type="string">
            <text:p>Balcere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Referent</text:p>
          </table:table-cell>
          <table:table-cell office:value-type="date" office:date-value="2001-08-21" calcext:value-type="date">
            <text:p>2001-08-21</text:p>
          </table:table-cell>
          <table:table-cell office:value-type="currency" office:currency="PLN" office:value="1350" calcext:value-type="currency">
            <text:p>1 350,00 zł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table:style-name="ce1" office:value-type="date" office:date-value="0121-12-31" calcext:value-type="date">
            <text:p>0122-01-01</text:p>
          </table:table-cell>
          <table:table-cell office:value-type="string" calcext:value-type="string">
            <text:p>Banach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Informatyk</text:p>
          </table:table-cell>
          <table:table-cell office:value-type="date" office:date-value="1991-11-15" calcext:value-type="date">
            <text:p>1991-11-15</text:p>
          </table:table-cell>
          <table:table-cell office:value-type="currency" office:currency="PLN" office:value="1650" calcext:value-type="currency">
            <text:p>1 650,00 zł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-115</text:p>
          </table:table-cell>
          <table:table-cell office:value-type="string" calcext:value-type="string">
            <text:p>Banach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Operator</text:p>
          </table:table-cell>
          <table:table-cell office:value-type="date" office:date-value="1991-08-21" calcext:value-type="date">
            <text:p>1991-08-21</text:p>
          </table:table-cell>
          <table:table-cell office:value-type="currency" office:currency="PLN" office:value="1390" calcext:value-type="currency">
            <text:p>1 390,00 zł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-118</text:p>
          </table:table-cell>
          <table:table-cell office:value-type="string" calcext:value-type="string">
            <text:p>Banach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Operator</text:p>
          </table:table-cell>
          <table:table-cell office:value-type="date" office:date-value="2002-04-23" calcext:value-type="date">
            <text:p>2002-04-23</text:p>
          </table:table-cell>
          <table:table-cell office:value-type="currency" office:currency="PLN" office:value="1010" calcext:value-type="currency">
            <text:p>1 010,00 zł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table:style-name="ce1" office:value-type="date" office:date-value="0122-12-31" calcext:value-type="date">
            <text:p>0123-01-01</text:p>
          </table:table-cell>
          <table:table-cell office:value-type="string" calcext:value-type="string">
            <text:p>Banaczek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Informatyk</text:p>
          </table:table-cell>
          <table:table-cell office:value-type="date" office:date-value="1995-10-29" calcext:value-type="date">
            <text:p>1995-10-29</text:p>
          </table:table-cell>
          <table:table-cell office:value-type="currency" office:currency="PLN" office:value="1730" calcext:value-type="currency">
            <text:p>1 730,00 zł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-553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Zaopatrzeniowiec</text:p>
          </table:table-cell>
          <table:table-cell office:value-type="date" office:date-value="2000-06-04" calcext:value-type="date">
            <text:p>2000-06-04</text:p>
          </table:table-cell>
          <table:table-cell office:value-type="currency" office:currency="PLN" office:value="1390" calcext:value-type="currency">
            <text:p>1 390,00 zł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140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Igor</text:p>
          </table:table-cell>
          <table:table-cell office:value-type="string" calcext:value-type="string">
            <text:p>Sprzedawca</text:p>
          </table:table-cell>
          <table:table-cell office:value-type="date" office:date-value="1994-06-01" calcext:value-type="date">
            <text:p>1994-06-01</text:p>
          </table:table-cell>
          <table:table-cell office:value-type="currency" office:currency="PLN" office:value="1110" calcext:value-type="currency">
            <text:p>1 110,00 zł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331</text:p>
          </table:table-cell>
          <table:table-cell office:value-type="string" calcext:value-type="string">
            <text:p>Banasia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Sprzedawca</text:p>
          </table:table-cell>
          <table:table-cell office:value-type="date" office:date-value="1993-04-09" calcext:value-type="date">
            <text:p>1993-04-09</text:p>
          </table:table-cell>
          <table:table-cell office:value-type="currency" office:currency="PLN" office:value="1270" calcext:value-type="currency">
            <text:p>1 270,00 zł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s-357</text:p>
          </table:table-cell>
          <table:table-cell office:value-type="string" calcext:value-type="string">
            <text:p>Banasiak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Księgowy</text:p>
          </table:table-cell>
          <table:table-cell office:value-type="date" office:date-value="1997-01-27" calcext:value-type="date">
            <text:p>1997-01-27</text:p>
          </table:table-cell>
          <table:table-cell office:value-type="currency" office:currency="PLN" office:value="1330" calcext:value-type="currency">
            <text:p>1 330,00 zł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330</text:p>
          </table:table-cell>
          <table:table-cell office:value-type="string" calcext:value-type="string">
            <text:p>Banasiewicz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Sprzedawca</text:p>
          </table:table-cell>
          <table:table-cell office:value-type="date" office:date-value="2002-08-08" calcext:value-type="date">
            <text:p>2002-08-08</text:p>
          </table:table-cell>
          <table:table-cell office:value-type="currency" office:currency="PLN" office:value="1460" calcext:value-type="currency">
            <text:p>1 460,00 zł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-404</text:p>
          </table:table-cell>
          <table:table-cell office:value-type="string" calcext:value-type="string">
            <text:p>Banasiewicz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Referent</text:p>
          </table:table-cell>
          <table:table-cell office:value-type="date" office:date-value="1994-06-01" calcext:value-type="date">
            <text:p>1994-06-01</text:p>
          </table:table-cell>
          <table:table-cell office:value-type="currency" office:currency="PLN" office:value="1330" calcext:value-type="currency">
            <text:p>1 330,00 zł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-405</text:p>
          </table:table-cell>
          <table:table-cell office:value-type="string" calcext:value-type="string">
            <text:p>Banasiewicz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Referent</text:p>
          </table:table-cell>
          <table:table-cell office:value-type="date" office:date-value="1996-08-15" calcext:value-type="date">
            <text:p>1996-08-15</text:p>
          </table:table-cell>
          <table:table-cell office:value-type="currency" office:currency="PLN" office:value="1310" calcext:value-type="currency">
            <text:p>1 310,00 zł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-119</text:p>
          </table:table-cell>
          <table:table-cell office:value-type="string" calcext:value-type="string">
            <text:p>Bansi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Operator</text:p>
          </table:table-cell>
          <table:table-cell office:value-type="date" office:date-value="1999-12-28" calcext:value-type="date">
            <text:p>1999-12-28</text:p>
          </table:table-cell>
          <table:table-cell office:value-type="currency" office:currency="PLN" office:value="1300" calcext:value-type="currency">
            <text:p>1 300,00 zł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-522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Kierowca</text:p>
          </table:table-cell>
          <table:table-cell office:value-type="date" office:date-value="1990-10-20" calcext:value-type="date">
            <text:p>1990-10-20</text:p>
          </table:table-cell>
          <table:table-cell office:value-type="currency" office:currency="PLN" office:value="1180" calcext:value-type="currency">
            <text:p>1 180,00 zł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s-257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Księgowy</text:p>
          </table:table-cell>
          <table:table-cell office:value-type="date" office:date-value="1994-08-04" calcext:value-type="date">
            <text:p>1994-08-04</text:p>
          </table:table-cell>
          <table:table-cell office:value-type="currency" office:currency="PLN" office:value="1540" calcext:value-type="currency">
            <text:p>1 540,00 zł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table:style-name="ce1" office:value-type="date" office:date-value="0123-12-31" calcext:value-type="date">
            <text:p>0124-01-01</text:p>
          </table:table-cell>
          <table:table-cell office:value-type="string" calcext:value-type="string">
            <text:p>Banaszczyk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Informatyk</text:p>
          </table:table-cell>
          <table:table-cell office:value-type="date" office:date-value="2001-03-18" calcext:value-type="date">
            <text:p>2001-03-18</text:p>
          </table:table-cell>
          <table:table-cell office:value-type="currency" office:currency="PLN" office:value="1800" calcext:value-type="currency">
            <text:p>1 800,00 zł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-120</text:p>
          </table:table-cell>
          <table:table-cell office:value-type="string" calcext:value-type="string">
            <text:p>Banaszczy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Operator</text:p>
          </table:table-cell>
          <table:table-cell office:value-type="date" office:date-value="1997-08-08" calcext:value-type="date">
            <text:p>1997-08-08</text:p>
          </table:table-cell>
          <table:table-cell office:value-type="currency" office:currency="PLN" office:value="1100" calcext:value-type="currency">
            <text:p>1 100,00 zł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-121</text:p>
          </table:table-cell>
          <table:table-cell office:value-type="string" calcext:value-type="string">
            <text:p>Banaszek</text:p>
          </table:table-cell>
          <table:table-cell office:value-type="string" calcext:value-type="string">
            <text:p>Bolesław</text:p>
          </table:table-cell>
          <table:table-cell office:value-type="string" calcext:value-type="string">
            <text:p>Operator</text:p>
          </table:table-cell>
          <table:table-cell office:value-type="date" office:date-value="1993-09-24" calcext:value-type="date">
            <text:p>1993-09-24</text:p>
          </table:table-cell>
          <table:table-cell office:value-type="currency" office:currency="PLN" office:value="1150" calcext:value-type="currency">
            <text:p>1 150,00 zł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-122</text:p>
          </table:table-cell>
          <table:table-cell office:value-type="string" calcext:value-type="string">
            <text:p>Banaszek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Operator</text:p>
          </table:table-cell>
          <table:table-cell office:value-type="date" office:date-value="1994-10-25" calcext:value-type="date">
            <text:p>1994-10-25</text:p>
          </table:table-cell>
          <table:table-cell office:value-type="currency" office:currency="PLN" office:value="1400" calcext:value-type="currency">
            <text:p>1 400,00 zł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139</text:p>
          </table:table-cell>
          <table:table-cell office:value-type="string" calcext:value-type="string">
            <text:p>Banaszkiewicz</text:p>
          </table:table-cell>
          <table:table-cell office:value-type="string" calcext:value-type="string">
            <text:p>Czesław</text:p>
          </table:table-cell>
          <table:table-cell office:value-type="string" calcext:value-type="string">
            <text:p>Sprzedawca</text:p>
          </table:table-cell>
          <table:table-cell office:value-type="date" office:date-value="1991-12-06" calcext:value-type="date">
            <text:p>1991-12-06</text:p>
          </table:table-cell>
          <table:table-cell office:value-type="currency" office:currency="PLN" office:value="1360" calcext:value-type="currency">
            <text:p>1 360,00 zł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112</text:p>
          </table:table-cell>
          <table:table-cell office:value-type="string" calcext:value-type="string">
            <text:p>Banaszkiewicz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Sprzedawca</text:p>
          </table:table-cell>
          <table:table-cell office:value-type="date" office:date-value="1991-11-23" calcext:value-type="date">
            <text:p>1991-11-23</text:p>
          </table:table-cell>
          <table:table-cell office:value-type="currency" office:currency="PLN" office:value="1290" calcext:value-type="currency">
            <text:p>1 290,00 zł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-406</text:p>
          </table:table-cell>
          <table:table-cell office:value-type="string" calcext:value-type="string">
            <text:p>Bandera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Referent</text:p>
          </table:table-cell>
          <table:table-cell office:value-type="date" office:date-value="2002-09-08" calcext:value-type="date">
            <text:p>2002-09-08</text:p>
          </table:table-cell>
          <table:table-cell office:value-type="currency" office:currency="PLN" office:value="1340" calcext:value-type="currency">
            <text:p>1 340,00 zł</text:p>
          </table:table-cell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-420</text:p>
          </table:table-cell>
          <table:table-cell office:value-type="string" calcext:value-type="string">
            <text:p>Bander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Referent</text:p>
          </table:table-cell>
          <table:table-cell office:value-type="date" office:date-value="1990-03-10" calcext:value-type="date">
            <text:p>1990-03-10</text:p>
          </table:table-cell>
          <table:table-cell office:value-type="currency" office:currency="PLN" office:value="1320" calcext:value-type="currency">
            <text:p>1 320,00 zł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-580</text:p>
          </table:table-cell>
          <table:table-cell office:value-type="string" calcext:value-type="string">
            <text:p>Banderas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Kierowca</text:p>
          </table:table-cell>
          <table:table-cell office:value-type="date" office:date-value="2002-04-13" calcext:value-type="date">
            <text:p>2002-04-13</text:p>
          </table:table-cell>
          <table:table-cell office:value-type="currency" office:currency="PLN" office:value="1350" calcext:value-type="currency">
            <text:p>1 350,00 zł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-421</text:p>
          </table:table-cell>
          <table:table-cell office:value-type="string" calcext:value-type="string">
            <text:p>Banderas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Referent</text:p>
          </table:table-cell>
          <table:table-cell office:value-type="date" office:date-value="2000-10-16" calcext:value-type="date">
            <text:p>2000-10-16</text:p>
          </table:table-cell>
          <table:table-cell office:value-type="currency" office:currency="PLN" office:value="1560" calcext:value-type="currency">
            <text:p>1 560,00 zł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-422</text:p>
          </table:table-cell>
          <table:table-cell office:value-type="string" calcext:value-type="string">
            <text:p>Banel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Referent</text:p>
          </table:table-cell>
          <table:table-cell office:value-type="date" office:date-value="1994-07-13" calcext:value-type="date">
            <text:p>1994-07-13</text:p>
          </table:table-cell>
          <table:table-cell office:value-type="currency" office:currency="PLN" office:value="1240" calcext:value-type="currency">
            <text:p>1 240,00 zł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-123</text:p>
          </table:table-cell>
          <table:table-cell office:value-type="string" calcext:value-type="string">
            <text:p>Bańka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Operator</text:p>
          </table:table-cell>
          <table:table-cell office:value-type="date" office:date-value="1991-01-13" calcext:value-type="date">
            <text:p>1991-01-13</text:p>
          </table:table-cell>
          <table:table-cell office:value-type="currency" office:currency="PLN" office:value="1110" calcext:value-type="currency">
            <text:p>1 110,00 zł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s-332</text:p>
          </table:table-cell>
          <table:table-cell office:value-type="string" calcext:value-type="string">
            <text:p>Bańkowska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Księgowy</text:p>
          </table:table-cell>
          <table:table-cell office:value-type="date" office:date-value="2000-02-24" calcext:value-type="date">
            <text:p>2000-02-24</text:p>
          </table:table-cell>
          <table:table-cell office:value-type="currency" office:currency="PLN" office:value="1380" calcext:value-type="currency">
            <text:p>1 380,00 zł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style-name="ce1" office:value-type="date" office:date-value="0130-12-31" calcext:value-type="date">
            <text:p>0131-01-01</text:p>
          </table:table-cell>
          <table:table-cell office:value-type="string" calcext:value-type="string">
            <text:p>Bańkowska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Informatyk</text:p>
          </table:table-cell>
          <table:table-cell office:value-type="date" office:date-value="1990-04-24" calcext:value-type="date">
            <text:p>1990-04-24</text:p>
          </table:table-cell>
          <table:table-cell office:value-type="currency" office:currency="PLN" office:value="1830" calcext:value-type="currency">
            <text:p>1 830,00 zł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736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date" office:date-value="1992-02-21" calcext:value-type="date">
            <text:p>1992-02-21</text:p>
          </table:table-cell>
          <table:table-cell office:value-type="currency" office:currency="PLN" office:value="1400" calcext:value-type="currency">
            <text:p>1 400,00 zł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749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Sprzedawca</text:p>
          </table:table-cell>
          <table:table-cell office:value-type="date" office:date-value="1991-09-18" calcext:value-type="date">
            <text:p>1991-09-18</text:p>
          </table:table-cell>
          <table:table-cell office:value-type="currency" office:currency="PLN" office:value="1080" calcext:value-type="currency">
            <text:p>1 080,00 zł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752</text:p>
          </table:table-cell>
          <table:table-cell office:value-type="string" calcext:value-type="string">
            <text:p>Walas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Sprzedawca</text:p>
          </table:table-cell>
          <table:table-cell office:value-type="date" office:date-value="1990-05-31" calcext:value-type="date">
            <text:p>1990-05-31</text:p>
          </table:table-cell>
          <table:table-cell office:value-type="currency" office:currency="PLN" office:value="1380" calcext:value-type="currency">
            <text:p>1 380,00 zł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-478</text:p>
          </table:table-cell>
          <table:table-cell office:value-type="string" calcext:value-type="string">
            <text:p>Janas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Kierownik</text:p>
          </table:table-cell>
          <table:table-cell office:value-type="date" office:date-value="1999-11-22" calcext:value-type="date">
            <text:p>1999-11-22</text:p>
          </table:table-cell>
          <table:table-cell office:value-type="currency" office:currency="PLN" office:value="1890" calcext:value-type="currency">
            <text:p>1 890,00 zł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765</text:p>
          </table:table-cell>
          <table:table-cell office:value-type="string" calcext:value-type="string">
            <text:p>Kos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Sprzedawca</text:p>
          </table:table-cell>
          <table:table-cell office:value-type="date" office:date-value="1990-08-31" calcext:value-type="date">
            <text:p>1990-08-31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-769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nik</text:p>
          </table:table-cell>
          <table:table-cell office:value-type="date" office:date-value="1993-12-22" calcext:value-type="date">
            <text:p>1993-12-22</text:p>
          </table:table-cell>
          <table:table-cell office:value-type="currency" office:currency="PLN" office:value="2180" calcext:value-type="currency">
            <text:p>2 180,00 zł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-778</text:p>
          </table:table-cell>
          <table:table-cell office:value-type="string" calcext:value-type="string">
            <text:p>Zawodni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ierownik</text:p>
          </table:table-cell>
          <table:table-cell office:value-type="date" office:date-value="1995-02-08" calcext:value-type="date">
            <text:p>1995-02-08</text:p>
          </table:table-cell>
          <table:table-cell office:value-type="currency" office:currency="PLN" office:value="1920" calcext:value-type="currency">
            <text:p>1 920,00 zł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-778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Analityk</text:p>
          </table:table-cell>
          <table:table-cell office:value-type="date" office:date-value="1995-02-04" calcext:value-type="date">
            <text:p>1995-02-04</text:p>
          </table:table-cell>
          <table:table-cell office:value-type="currency" office:currency="PLN" office:value="1670" calcext:value-type="currency">
            <text:p>1 670,00 zł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s-778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Damian</text:p>
          </table:table-cell>
          <table:table-cell office:value-type="string" calcext:value-type="string">
            <text:p>Księgowy</text:p>
          </table:table-cell>
          <table:table-cell office:value-type="date" office:date-value="1993-08-09" calcext:value-type="date">
            <text:p>1993-08-09</text:p>
          </table:table-cell>
          <table:table-cell office:value-type="currency" office:currency="PLN" office:value="1660" calcext:value-type="currency">
            <text:p>1 660,00 zł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style-name="ce1" office:value-type="date" office:date-value="0132-12-31" calcext:value-type="date">
            <text:p>0133-01-01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Informatyk</text:p>
          </table:table-cell>
          <table:table-cell office:value-type="date" office:date-value="1996-08-07" calcext:value-type="date">
            <text:p>1996-08-07</text:p>
          </table:table-cell>
          <table:table-cell office:value-type="currency" office:currency="PLN" office:value="1800" calcext:value-type="currency">
            <text:p>1 800,00 zł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s-779</text:p>
          </table:table-cell>
          <table:table-cell office:value-type="string" calcext:value-type="string">
            <text:p>Baka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Księgowy</text:p>
          </table:table-cell>
          <table:table-cell office:value-type="date" office:date-value="1991-04-05" calcext:value-type="date">
            <text:p>1991-04-05</text:p>
          </table:table-cell>
          <table:table-cell office:value-type="currency" office:currency="PLN" office:value="1540" calcext:value-type="currency">
            <text:p>1 540,00 zł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-779</text:p>
          </table:table-cell>
          <table:table-cell office:value-type="string" calcext:value-type="string">
            <text:p>Falek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Analityk</text:p>
          </table:table-cell>
          <table:table-cell office:value-type="date" office:date-value="2000-01-05" calcext:value-type="date">
            <text:p>2000-01-05</text:p>
          </table:table-cell>
          <table:table-cell office:value-type="currency" office:currency="PLN" office:value="1590" calcext:value-type="currency">
            <text:p>1 590,00 zł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779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Urzędnik</text:p>
          </table:table-cell>
          <table:table-cell office:value-type="date" office:date-value="2002-08-08" calcext:value-type="date">
            <text:p>2002-08-08</text:p>
          </table:table-cell>
          <table:table-cell office:value-type="currency" office:currency="PLN" office:value="1300" calcext:value-type="currency">
            <text:p>1 300,00 zł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778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date" office:date-value="1997-05-17" calcext:value-type="date">
            <text:p>1997-05-17</text:p>
          </table:table-cell>
          <table:table-cell office:value-type="currency" office:currency="PLN" office:value="1170" calcext:value-type="currency">
            <text:p>1 170,00 zł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-100</text:p>
          </table:table-cell>
          <table:table-cell office:value-type="string" calcext:value-type="string">
            <text:p>Kral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Prezes</text:p>
          </table:table-cell>
          <table:table-cell office:value-type="date" office:date-value="1991-08-13" calcext:value-type="date">
            <text:p>1991-08-13</text:p>
          </table:table-cell>
          <table:table-cell office:value-type="currency" office:currency="PLN" office:value="4650" calcext:value-type="currency">
            <text:p>4 650,00 zł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790</text:p>
          </table:table-cell>
          <table:table-cell office:value-type="string" calcext:value-type="string">
            <text:p>Jam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date" office:date-value="1997-01-13" calcext:value-type="date">
            <text:p>1997-01-13</text:p>
          </table:table-cell>
          <table:table-cell office:value-type="currency" office:currency="PLN" office:value="1150" calcext:value-type="currency">
            <text:p>1 150,00 zł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794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Norbert</text:p>
          </table:table-cell>
          <table:table-cell office:value-type="string" calcext:value-type="string">
            <text:p>Urzędnik</text:p>
          </table:table-cell>
          <table:table-cell office:value-type="date" office:date-value="1999-08-26" calcext:value-type="date">
            <text:p>1999-08-26</text:p>
          </table:table-cell>
          <table:table-cell office:value-type="currency" office:currency="PLN" office:value="1310" calcext:value-type="currency">
            <text:p>1 310,00 zł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791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date" office:date-value="1997-11-19" calcext:value-type="date">
            <text:p>1997-11-19</text:p>
          </table:table-cell>
          <table:table-cell office:value-type="currency" office:currency="PLN" office:value="1410" calcext:value-type="currency">
            <text:p>1 410,00 zł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790</text:p>
          </table:table-cell>
          <table:table-cell office:value-type="string" calcext:value-type="string">
            <text:p>Zugaj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date" office:date-value="2002-09-29" calcext:value-type="date">
            <text:p>2002-09-29</text:p>
          </table:table-cell>
          <table:table-cell office:value-type="currency" office:currency="PLN" office:value="1460" calcext:value-type="currency">
            <text:p>1 460,00 zł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style-name="ce1" office:value-type="date" office:date-value="0133-12-31" calcext:value-type="date">
            <text:p>0134-01-01</text:p>
          </table:table-cell>
          <table:table-cell office:value-type="string" calcext:value-type="string">
            <text:p>Abramczy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Informatyk</text:p>
          </table:table-cell>
          <table:table-cell office:value-type="date" office:date-value="1994-02-24" calcext:value-type="date">
            <text:p>1994-02-24</text:p>
          </table:table-cell>
          <table:table-cell office:value-type="currency" office:currency="PLN" office:value="1740" calcext:value-type="currency">
            <text:p>1 740,00 zł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-554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Zaopatrzeniowiec</text:p>
          </table:table-cell>
          <table:table-cell office:value-type="date" office:date-value="1991-07-04" calcext:value-type="date">
            <text:p>1991-07-04</text:p>
          </table:table-cell>
          <table:table-cell office:value-type="currency" office:currency="PLN" office:value="1150" calcext:value-type="currency">
            <text:p>1 150,00 zł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-578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date" office:date-value="1990-09-05" calcext:value-type="date">
            <text:p>1990-09-05</text:p>
          </table:table-cell>
          <table:table-cell office:value-type="currency" office:currency="PLN" office:value="1460" calcext:value-type="currency">
            <text:p>1 460,00 zł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table:style-name="ce1" office:value-type="date" office:date-value="0134-12-31" calcext:value-type="date">
            <text:p>0135-01-01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Informatyk</text:p>
          </table:table-cell>
          <table:table-cell office:value-type="date" office:date-value="1991-07-21" calcext:value-type="date">
            <text:p>1991-07-21</text:p>
          </table:table-cell>
          <table:table-cell office:value-type="currency" office:currency="PLN" office:value="1880" calcext:value-type="currency">
            <text:p>1 880,00 zł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style-name="ce1" office:value-type="date" office:date-value="0144-12-31" calcext:value-type="date">
            <text:p>0145-01-01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Informatyk</text:p>
          </table:table-cell>
          <table:table-cell office:value-type="date" office:date-value="1995-10-27" calcext:value-type="date">
            <text:p>1995-10-27</text:p>
          </table:table-cell>
          <table:table-cell office:value-type="currency" office:currency="PLN" office:value="1960" calcext:value-type="currency">
            <text:p>1 960,00 zł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style-name="ce1" office:value-type="date" office:date-value="0145-12-31" calcext:value-type="date">
            <text:p>0146-01-01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Witold</text:p>
          </table:table-cell>
          <table:table-cell office:value-type="string" calcext:value-type="string">
            <text:p>Informatyk</text:p>
          </table:table-cell>
          <table:table-cell office:value-type="date" office:date-value="1996-11-09" calcext:value-type="date">
            <text:p>1996-11-09</text:p>
          </table:table-cell>
          <table:table-cell office:value-type="currency" office:currency="PLN" office:value="1840" calcext:value-type="currency">
            <text:p>1 840,00 zł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style-name="ce1" office:value-type="date" office:date-value="0201-01-01" calcext:value-type="date">
            <text:p>0201-01-01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date" office:date-value="2002-06-05" calcext:value-type="date">
            <text:p>2002-06-05</text:p>
          </table:table-cell>
          <table:table-cell office:value-type="currency" office:currency="PLN" office:value="1660" calcext:value-type="currency">
            <text:p>1 660,00 zł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style-name="ce1" office:value-type="date" office:date-value="0202-01-01" calcext:value-type="date">
            <text:p>0202-01-01</text:p>
          </table:table-cell>
          <table:table-cell office:value-type="string" calcext:value-type="string">
            <text:p>Adamowicz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Informatyk</text:p>
          </table:table-cell>
          <table:table-cell office:value-type="date" office:date-value="2000-11-23" calcext:value-type="date">
            <text:p>2000-11-23</text:p>
          </table:table-cell>
          <table:table-cell office:value-type="currency" office:currency="PLN" office:value="1830" calcext:value-type="currency">
            <text:p>1 830,00 zł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style-name="ce1" office:value-type="date" office:date-value="0203-01-01" calcext:value-type="date">
            <text:p>0203-01-01</text:p>
          </table:table-cell>
          <table:table-cell office:value-type="string" calcext:value-type="string">
            <text:p>Adamowicz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Informatyk</text:p>
          </table:table-cell>
          <table:table-cell office:value-type="date" office:date-value="2002-04-17" calcext:value-type="date">
            <text:p>2002-04-17</text:p>
          </table:table-cell>
          <table:table-cell office:value-type="currency" office:currency="PLN" office:value="1920" calcext:value-type="currency">
            <text:p>1 920,00 zł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style-name="ce1" office:value-type="date" office:date-value="0204-01-01" calcext:value-type="date">
            <text:p>0204-01-01</text:p>
          </table:table-cell>
          <table:table-cell office:value-type="string" calcext:value-type="string">
            <text:p>Bańkowski</text:p>
          </table:table-cell>
          <table:table-cell office:value-type="string" calcext:value-type="string">
            <text:p>Ireneusz</text:p>
          </table:table-cell>
          <table:table-cell office:value-type="string" calcext:value-type="string">
            <text:p>Informatyk</text:p>
          </table:table-cell>
          <table:table-cell office:value-type="date" office:date-value="1997-03-17" calcext:value-type="date">
            <text:p>1997-03-17</text:p>
          </table:table-cell>
          <table:table-cell office:value-type="currency" office:currency="PLN" office:value="1530" calcext:value-type="currency">
            <text:p>1 530,00 zł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table:style-name="ce1" office:value-type="date" office:date-value="0208-01-01" calcext:value-type="date">
            <text:p>0208-01-01</text:p>
          </table:table-cell>
          <table:table-cell office:value-type="string" calcext:value-type="string">
            <text:p>Barabas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Informatyk</text:p>
          </table:table-cell>
          <table:table-cell office:value-type="date" office:date-value="1999-08-06" calcext:value-type="date">
            <text:p>1999-08-06</text:p>
          </table:table-cell>
          <table:table-cell office:value-type="currency" office:currency="PLN" office:value="1870" calcext:value-type="currency">
            <text:p>1 870,00 zł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-555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Zaopatrzeniowiec</text:p>
          </table:table-cell>
          <table:table-cell office:value-type="date" office:date-value="1993-12-20" calcext:value-type="date">
            <text:p>1993-12-20</text:p>
          </table:table-cell>
          <table:table-cell office:value-type="currency" office:currency="PLN" office:value="1310" calcext:value-type="currency">
            <text:p>1 310,00 zł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table:style-name="ce1" office:value-type="date" office:date-value="0210-01-01" calcext:value-type="date">
            <text:p>0210-01-01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Informatyk</text:p>
          </table:table-cell>
          <table:table-cell office:value-type="date" office:date-value="1992-08-20" calcext:value-type="date">
            <text:p>1992-08-20</text:p>
          </table:table-cell>
          <table:table-cell office:value-type="currency" office:currency="PLN" office:value="1830" calcext:value-type="currency">
            <text:p>1 830,00 zł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-124</text:p>
          </table:table-cell>
          <table:table-cell office:value-type="string" calcext:value-type="string">
            <text:p>Baranek</text:p>
          </table:table-cell>
          <table:table-cell office:value-type="string" calcext:value-type="string">
            <text:p>Ludmiła</text:p>
          </table:table-cell>
          <table:table-cell office:value-type="string" calcext:value-type="string">
            <text:p>Operator</text:p>
          </table:table-cell>
          <table:table-cell office:value-type="date" office:date-value="2000-05-05" calcext:value-type="date">
            <text:p>2000-05-05</text:p>
          </table:table-cell>
          <table:table-cell office:value-type="currency" office:currency="PLN" office:value="1310" calcext:value-type="currency">
            <text:p>1 310,00 zł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-133</text:p>
          </table:table-cell>
          <table:table-cell office:value-type="string" calcext:value-type="string">
            <text:p>Baranek</text:p>
          </table:table-cell>
          <table:table-cell office:value-type="string" calcext:value-type="string">
            <text:p>Olgierd</text:p>
          </table:table-cell>
          <table:table-cell office:value-type="string" calcext:value-type="string">
            <text:p>Operator</text:p>
          </table:table-cell>
          <table:table-cell office:value-type="date" office:date-value="1990-09-03" calcext:value-type="date">
            <text:p>1990-09-03</text:p>
          </table:table-cell>
          <table:table-cell office:value-type="currency" office:currency="PLN" office:value="1480" calcext:value-type="currency">
            <text:p>1 480,00 zł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-423</text:p>
          </table:table-cell>
          <table:table-cell office:value-type="string" calcext:value-type="string">
            <text:p>Barankiewicz</text:p>
          </table:table-cell>
          <table:table-cell office:value-type="string" calcext:value-type="string">
            <text:p>Olga</text:p>
          </table:table-cell>
          <table:table-cell office:value-type="string" calcext:value-type="string">
            <text:p>Referent</text:p>
          </table:table-cell>
          <table:table-cell office:value-type="date" office:date-value="1997-02-11" calcext:value-type="date">
            <text:p>1997-02-11</text:p>
          </table:table-cell>
          <table:table-cell office:value-type="currency" office:currency="PLN" office:value="1170" calcext:value-type="currency">
            <text:p>1 170,00 zł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-116</text:p>
          </table:table-cell>
          <table:table-cell office:value-type="string" calcext:value-type="string">
            <text:p>Barankiewicz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Analityk</text:p>
          </table:table-cell>
          <table:table-cell office:value-type="date" office:date-value="2001-08-20" calcext:value-type="date">
            <text:p>2001-08-20</text:p>
          </table:table-cell>
          <table:table-cell office:value-type="currency" office:currency="PLN" office:value="1720" calcext:value-type="currency">
            <text:p>1 720,00 zł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-134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Operator</text:p>
          </table:table-cell>
          <table:table-cell office:value-type="date" office:date-value="2001-04-17" calcext:value-type="date">
            <text:p>2001-04-17</text:p>
          </table:table-cell>
          <table:table-cell office:value-type="currency" office:currency="PLN" office:value="1270" calcext:value-type="currency">
            <text:p>1 270,00 zł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-270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Kierowca</text:p>
          </table:table-cell>
          <table:table-cell office:value-type="date" office:date-value="1995-01-26" calcext:value-type="date">
            <text:p>1995-01-26</text:p>
          </table:table-cell>
          <table:table-cell office:value-type="currency" office:currency="PLN" office:value="1090" calcext:value-type="currency">
            <text:p>1 090,00 zł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-135</text:p>
          </table:table-cell>
          <table:table-cell office:value-type="string" calcext:value-type="string">
            <text:p>Baranowska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Operator</text:p>
          </table:table-cell>
          <table:table-cell office:value-type="date" office:date-value="1994-04-20" calcext:value-type="date">
            <text:p>1994-04-20</text:p>
          </table:table-cell>
          <table:table-cell office:value-type="currency" office:currency="PLN" office:value="1430" calcext:value-type="currency">
            <text:p>1 430,00 zł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-136</text:p>
          </table:table-cell>
          <table:table-cell office:value-type="string" calcext:value-type="string">
            <text:p>Baranows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Operator</text:p>
          </table:table-cell>
          <table:table-cell office:value-type="date" office:date-value="1991-01-23" calcext:value-type="date">
            <text:p>1991-01-23</text:p>
          </table:table-cell>
          <table:table-cell office:value-type="currency" office:currency="PLN" office:value="1190" calcext:value-type="currency">
            <text:p>1 190,00 zł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-210</text:p>
          </table:table-cell>
          <table:table-cell office:value-type="string" calcext:value-type="string">
            <text:p>Barańska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Doradca</text:p>
          </table:table-cell>
          <table:table-cell office:value-type="date" office:date-value="2000-08-23" calcext:value-type="date">
            <text:p>2000-08-23</text:p>
          </table:table-cell>
          <table:table-cell office:value-type="currency" office:currency="PLN" office:value="1740" calcext:value-type="currency">
            <text:p>1 740,00 zł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335</text:p>
          </table:table-cell>
          <table:table-cell office:value-type="string" calcext:value-type="string">
            <text:p>Barańska</text:p>
          </table:table-cell>
          <table:table-cell office:value-type="string" calcext:value-type="string">
            <text:p>Urszula</text:p>
          </table:table-cell>
          <table:table-cell office:value-type="string" calcext:value-type="string">
            <text:p>Sprzedawca</text:p>
          </table:table-cell>
          <table:table-cell office:value-type="date" office:date-value="2001-10-31" calcext:value-type="date">
            <text:p>2001-10-31</text:p>
          </table:table-cell>
          <table:table-cell office:value-type="currency" office:currency="PLN" office:value="1190" calcext:value-type="currency">
            <text:p>1 190,00 zł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311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Sprzedawca</text:p>
          </table:table-cell>
          <table:table-cell office:value-type="date" office:date-value="1996-11-12" calcext:value-type="date">
            <text:p>1996-11-12</text:p>
          </table:table-cell>
          <table:table-cell office:value-type="currency" office:currency="PLN" office:value="1460" calcext:value-type="currency">
            <text:p>1 460,00 zł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-211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Doradca</text:p>
          </table:table-cell>
          <table:table-cell office:value-type="date" office:date-value="1996-05-06" calcext:value-type="date">
            <text:p>1996-05-06</text:p>
          </table:table-cell>
          <table:table-cell office:value-type="currency" office:currency="PLN" office:value="1860" calcext:value-type="currency">
            <text:p>1 860,00 zł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-115</text:p>
          </table:table-cell>
          <table:table-cell office:value-type="string" calcext:value-type="string">
            <text:p>Barbucha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Analityk</text:p>
          </table:table-cell>
          <table:table-cell office:value-type="date" office:date-value="2000-10-08" calcext:value-type="date">
            <text:p>2000-10-08</text:p>
          </table:table-cell>
          <table:table-cell office:value-type="currency" office:currency="PLN" office:value="1680" calcext:value-type="currency">
            <text:p>1 680,00 zł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-137</text:p>
          </table:table-cell>
          <table:table-cell office:value-type="string" calcext:value-type="string">
            <text:p>Barcikowski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Operator</text:p>
          </table:table-cell>
          <table:table-cell office:value-type="date" office:date-value="1997-05-05" calcext:value-type="date">
            <text:p>1997-05-05</text:p>
          </table:table-cell>
          <table:table-cell office:value-type="currency" office:currency="PLN" office:value="1210" calcext:value-type="currency">
            <text:p>1 210,00 zł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-138</text:p>
          </table:table-cell>
          <table:table-cell office:value-type="string" calcext:value-type="string">
            <text:p>Barcikowska</text:p>
          </table:table-cell>
          <table:table-cell office:value-type="string" calcext:value-type="string">
            <text:p>Zyta</text:p>
          </table:table-cell>
          <table:table-cell office:value-type="string" calcext:value-type="string">
            <text:p>Operator</text:p>
          </table:table-cell>
          <table:table-cell office:value-type="date" office:date-value="1998-12-26" calcext:value-type="date">
            <text:p>1998-12-26</text:p>
          </table:table-cell>
          <table:table-cell office:value-type="currency" office:currency="PLN" office:value="1330" calcext:value-type="currency">
            <text:p>1 330,00 zł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325</text:p>
          </table:table-cell>
          <table:table-cell office:value-type="string" calcext:value-type="string">
            <text:p>Barszczew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date" office:date-value="1995-06-27" calcext:value-type="date">
            <text:p>1995-06-27</text:p>
          </table:table-cell>
          <table:table-cell office:value-type="currency" office:currency="PLN" office:value="1060" calcext:value-type="currency">
            <text:p>1 060,00 zł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-212</text:p>
          </table:table-cell>
          <table:table-cell office:value-type="string" calcext:value-type="string">
            <text:p>Barszcze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Doradca</text:p>
          </table:table-cell>
          <table:table-cell office:value-type="date" office:date-value="1999-10-25" calcext:value-type="date">
            <text:p>1999-10-25</text:p>
          </table:table-cell>
          <table:table-cell office:value-type="currency" office:currency="PLN" office:value="1620" calcext:value-type="currency">
            <text:p>1 620,00 zł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346</text:p>
          </table:table-cell>
          <table:table-cell office:value-type="string" calcext:value-type="string">
            <text:p>Barcze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date" office:date-value="1998-03-12" calcext:value-type="date">
            <text:p>1998-03-12</text:p>
          </table:table-cell>
          <table:table-cell office:value-type="currency" office:currency="PLN" office:value="1280" calcext:value-type="currency">
            <text:p>1 280,00 zł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160</text:p>
          </table:table-cell>
          <table:table-cell office:value-type="string" calcext:value-type="string">
            <text:p>Barci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Urzędnik</text:p>
          </table:table-cell>
          <table:table-cell office:value-type="date" office:date-value="1996-07-09" calcext:value-type="date">
            <text:p>1996-07-09</text:p>
          </table:table-cell>
          <table:table-cell office:value-type="currency" office:currency="PLN" office:value="1100" calcext:value-type="currency">
            <text:p>1 100,00 zł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-345</text:p>
          </table:table-cell>
          <table:table-cell office:value-type="string" calcext:value-type="string">
            <text:p>Barczyk</text:p>
          </table:table-cell>
          <table:table-cell office:value-type="string" calcext:value-type="string">
            <text:p>Cezary</text:p>
          </table:table-cell>
          <table:table-cell office:value-type="string" calcext:value-type="string">
            <text:p>Kierowca</text:p>
          </table:table-cell>
          <table:table-cell office:value-type="date" office:date-value="1999-06-20" calcext:value-type="date">
            <text:p>1999-06-20</text:p>
          </table:table-cell>
          <table:table-cell office:value-type="currency" office:currency="PLN" office:value="1310" calcext:value-type="currency">
            <text:p>1 310,00 zł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137</text:p>
          </table:table-cell>
          <table:table-cell office:value-type="string" calcext:value-type="string">
            <text:p>Bardzio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Sprzedawca</text:p>
          </table:table-cell>
          <table:table-cell office:value-type="date" office:date-value="1992-04-23" calcext:value-type="date">
            <text:p>1992-04-23</text:p>
          </table:table-cell>
          <table:table-cell office:value-type="currency" office:currency="PLN" office:value="1260" calcext:value-type="currency">
            <text:p>1 260,00 zł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-114</text:p>
          </table:table-cell>
          <table:table-cell office:value-type="string" calcext:value-type="string">
            <text:p>Baryła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Analityk</text:p>
          </table:table-cell>
          <table:table-cell office:value-type="date" office:date-value="2000-08-30" calcext:value-type="date">
            <text:p>2000-08-30</text:p>
          </table:table-cell>
          <table:table-cell office:value-type="currency" office:currency="PLN" office:value="1700" calcext:value-type="currency">
            <text:p>1 700,00 zł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-455</text:p>
          </table:table-cell>
          <table:table-cell office:value-type="string" calcext:value-type="string">
            <text:p>Bargiel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Referent</text:p>
          </table:table-cell>
          <table:table-cell office:value-type="date" office:date-value="2000-01-18" calcext:value-type="date">
            <text:p>2000-01-18</text:p>
          </table:table-cell>
          <table:table-cell office:value-type="currency" office:currency="PLN" office:value="1160" calcext:value-type="currency">
            <text:p>1 160,00 zł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-349</text:p>
          </table:table-cell>
          <table:table-cell office:value-type="string" calcext:value-type="string">
            <text:p>Bargieł</text:p>
          </table:table-cell>
          <table:table-cell office:value-type="string" calcext:value-type="string">
            <text:p>Dionizy</text:p>
          </table:table-cell>
          <table:table-cell office:value-type="string" calcext:value-type="string">
            <text:p>Kierowca</text:p>
          </table:table-cell>
          <table:table-cell office:value-type="date" office:date-value="2000-02-01" calcext:value-type="date">
            <text:p>2000-02-01</text:p>
          </table:table-cell>
          <table:table-cell office:value-type="currency" office:currency="PLN" office:value="1230" calcext:value-type="currency">
            <text:p>1 230,00 zł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105</text:p>
          </table:table-cell>
          <table:table-cell office:value-type="string" calcext:value-type="string">
            <text:p>Barnaś</text:p>
          </table:table-cell>
          <table:table-cell office:value-type="string" calcext:value-type="string">
            <text:p>Mieczysław</text:p>
          </table:table-cell>
          <table:table-cell office:value-type="string" calcext:value-type="string">
            <text:p>Sprzedawca</text:p>
          </table:table-cell>
          <table:table-cell office:value-type="date" office:date-value="1995-04-14" calcext:value-type="date">
            <text:p>1995-04-14</text:p>
          </table:table-cell>
          <table:table-cell office:value-type="currency" office:currency="PLN" office:value="1100" calcext:value-type="currency">
            <text:p>1 100,00 zł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-139</text:p>
          </table:table-cell>
          <table:table-cell office:value-type="string" calcext:value-type="string">
            <text:p>Barska</text:p>
          </table:table-cell>
          <table:table-cell office:value-type="string" calcext:value-type="string">
            <text:p>Alina</text:p>
          </table:table-cell>
          <table:table-cell office:value-type="string" calcext:value-type="string">
            <text:p>Operator</text:p>
          </table:table-cell>
          <table:table-cell office:value-type="date" office:date-value="1996-09-07" calcext:value-type="date">
            <text:p>1996-09-07</text:p>
          </table:table-cell>
          <table:table-cell office:value-type="currency" office:currency="PLN" office:value="1300" calcext:value-type="currency">
            <text:p>1 300,00 zł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322</text:p>
          </table:table-cell>
          <table:table-cell office:value-type="string" calcext:value-type="string">
            <text:p>Barski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Sprzedawca</text:p>
          </table:table-cell>
          <table:table-cell office:value-type="date" office:date-value="1994-07-31" calcext:value-type="date">
            <text:p>1994-07-31</text:p>
          </table:table-cell>
          <table:table-cell office:value-type="currency" office:currency="PLN" office:value="1470" calcext:value-type="currency">
            <text:p>1 470,00 zł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-556</text:p>
          </table:table-cell>
          <table:table-cell office:value-type="string" calcext:value-type="string">
            <text:p>Barszczewska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Zaopatrzeniowiec</text:p>
          </table:table-cell>
          <table:table-cell office:value-type="date" office:date-value="1994-07-13" calcext:value-type="date">
            <text:p>1994-07-13</text:p>
          </table:table-cell>
          <table:table-cell office:value-type="currency" office:currency="PLN" office:value="1540" calcext:value-type="currency">
            <text:p>1 540,00 zł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-214</text:p>
          </table:table-cell>
          <table:table-cell office:value-type="string" calcext:value-type="string">
            <text:p>Bartel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Doradca</text:p>
          </table:table-cell>
          <table:table-cell office:value-type="date" office:date-value="1993-08-27" calcext:value-type="date">
            <text:p>1993-08-27</text:p>
          </table:table-cell>
          <table:table-cell office:value-type="currency" office:currency="PLN" office:value="2010" calcext:value-type="currency">
            <text:p>2 010,00 zł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-557</text:p>
          </table:table-cell>
          <table:table-cell office:value-type="string" calcext:value-type="string">
            <text:p>Bartkiewicz</text:p>
          </table:table-cell>
          <table:table-cell office:value-type="string" calcext:value-type="string">
            <text:p>Elwira</text:p>
          </table:table-cell>
          <table:table-cell office:value-type="string" calcext:value-type="string">
            <text:p>Zaopatrzeniowiec</text:p>
          </table:table-cell>
          <table:table-cell office:value-type="date" office:date-value="2001-08-27" calcext:value-type="date">
            <text:p>2001-08-27</text:p>
          </table:table-cell>
          <table:table-cell office:value-type="currency" office:currency="PLN" office:value="1540" calcext:value-type="currency">
            <text:p>1 540,00 zł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-452</text:p>
          </table:table-cell>
          <table:table-cell office:value-type="string" calcext:value-type="string">
            <text:p>Bartkowiak</text:p>
          </table:table-cell>
          <table:table-cell office:value-type="string" calcext:value-type="string">
            <text:p>Lucjan</text:p>
          </table:table-cell>
          <table:table-cell office:value-type="string" calcext:value-type="string">
            <text:p>Kierownik</text:p>
          </table:table-cell>
          <table:table-cell office:value-type="date" office:date-value="1994-03-15" calcext:value-type="date">
            <text:p>1994-03-15</text:p>
          </table:table-cell>
          <table:table-cell office:value-type="currency" office:currency="PLN" office:value="1990" calcext:value-type="currency">
            <text:p>1 990,00 zł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-140</text:p>
          </table:table-cell>
          <table:table-cell office:value-type="string" calcext:value-type="string">
            <text:p>Bartnik</text:p>
          </table:table-cell>
          <table:table-cell office:value-type="string" calcext:value-type="string">
            <text:p>Feliks</text:p>
          </table:table-cell>
          <table:table-cell office:value-type="string" calcext:value-type="string">
            <text:p>Operator</text:p>
          </table:table-cell>
          <table:table-cell office:value-type="date" office:date-value="1997-01-20" calcext:value-type="date">
            <text:p>1997-01-20</text:p>
          </table:table-cell>
          <table:table-cell office:value-type="currency" office:currency="PLN" office:value="1200" calcext:value-type="currency">
            <text:p>1 200,00 zł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321</text:p>
          </table:table-cell>
          <table:table-cell office:value-type="string" calcext:value-type="string">
            <text:p>Bartodziej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Sprzedawca</text:p>
          </table:table-cell>
          <table:table-cell office:value-type="date" office:date-value="1999-11-28" calcext:value-type="date">
            <text:p>1999-11-28</text:p>
          </table:table-cell>
          <table:table-cell office:value-type="currency" office:currency="PLN" office:value="1340" calcext:value-type="currency">
            <text:p>1 340,00 zł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-101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Wiceprezes</text:p>
          </table:table-cell>
          <table:table-cell office:value-type="date" office:date-value="1990-02-04" calcext:value-type="date">
            <text:p>1990-02-04</text:p>
          </table:table-cell>
          <table:table-cell office:value-type="currency" office:currency="PLN" office:value="2990" calcext:value-type="currency">
            <text:p>2 990,00 zł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-213</text:p>
          </table:table-cell>
          <table:table-cell office:value-type="string" calcext:value-type="string">
            <text:p>Bartosiak</text:p>
          </table:table-cell>
          <table:table-cell office:value-type="string" calcext:value-type="string">
            <text:p>Kazimiera</text:p>
          </table:table-cell>
          <table:table-cell office:value-type="string" calcext:value-type="string">
            <text:p>Doradca</text:p>
          </table:table-cell>
          <table:table-cell office:value-type="date" office:date-value="1996-06-18" calcext:value-type="date">
            <text:p>1996-06-18</text:p>
          </table:table-cell>
          <table:table-cell office:value-type="currency" office:currency="PLN" office:value="2000" calcext:value-type="currency">
            <text:p>2 000,00 zł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-215</text:p>
          </table:table-cell>
          <table:table-cell office:value-type="string" calcext:value-type="string">
            <text:p>Bartosiewicz</text:p>
          </table:table-cell>
          <table:table-cell office:value-type="string" calcext:value-type="string">
            <text:p>Eliza</text:p>
          </table:table-cell>
          <table:table-cell office:value-type="string" calcext:value-type="string">
            <text:p>Doradca</text:p>
          </table:table-cell>
          <table:table-cell office:value-type="date" office:date-value="1997-03-07" calcext:value-type="date">
            <text:p>1997-03-07</text:p>
          </table:table-cell>
          <table:table-cell office:value-type="currency" office:currency="PLN" office:value="1610" calcext:value-type="currency">
            <text:p>1 610,00 zł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-351</text:p>
          </table:table-cell>
          <table:table-cell office:value-type="string" calcext:value-type="string">
            <text:p>Bartosik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Kierowca</text:p>
          </table:table-cell>
          <table:table-cell office:value-type="date" office:date-value="1993-06-28" calcext:value-type="date">
            <text:p>1993-06-28</text:p>
          </table:table-cell>
          <table:table-cell office:value-type="currency" office:currency="PLN" office:value="1200" calcext:value-type="currency">
            <text:p>1 200,00 zł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-456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Referent</text:p>
          </table:table-cell>
          <table:table-cell office:value-type="date" office:date-value="1995-01-16" calcext:value-type="date">
            <text:p>1995-01-16</text:p>
          </table:table-cell>
          <table:table-cell office:value-type="currency" office:currency="PLN" office:value="1220" calcext:value-type="currency">
            <text:p>1 220,00 zł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206</text:p>
          </table:table-cell>
          <table:table-cell office:value-type="string" calcext:value-type="string">
            <text:p>Bartosze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date" office:date-value="1991-08-24" calcext:value-type="date">
            <text:p>1991-08-24</text:p>
          </table:table-cell>
          <table:table-cell office:value-type="currency" office:currency="PLN" office:value="1110" calcext:value-type="currency">
            <text:p>1 110,00 zł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-457</text:p>
          </table:table-cell>
          <table:table-cell office:value-type="string" calcext:value-type="string">
            <text:p>Bartosiń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Referent</text:p>
          </table:table-cell>
          <table:table-cell office:value-type="date" office:date-value="2002-04-01" calcext:value-type="date">
            <text:p>2002-04-01</text:p>
          </table:table-cell>
          <table:table-cell office:value-type="currency" office:currency="PLN" office:value="1410" calcext:value-type="currency">
            <text:p>1 410,00 zł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-352</text:p>
          </table:table-cell>
          <table:table-cell office:value-type="string" calcext:value-type="string">
            <text:p>Bartoś</text:p>
          </table:table-cell>
          <table:table-cell office:value-type="string" calcext:value-type="string">
            <text:p>Bolesław</text:p>
          </table:table-cell>
          <table:table-cell office:value-type="string" calcext:value-type="string">
            <text:p>Kierowca</text:p>
          </table:table-cell>
          <table:table-cell office:value-type="date" office:date-value="1997-10-07" calcext:value-type="date">
            <text:p>1997-10-07</text:p>
          </table:table-cell>
          <table:table-cell office:value-type="currency" office:currency="PLN" office:value="1100" calcext:value-type="currency">
            <text:p>1 100,00 zł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-145</text:p>
          </table:table-cell>
          <table:table-cell office:value-type="string" calcext:value-type="string">
            <text:p>Barwic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Operator</text:p>
          </table:table-cell>
          <table:table-cell office:value-type="date" office:date-value="1995-10-06" calcext:value-type="date">
            <text:p>1995-10-06</text:p>
          </table:table-cell>
          <table:table-cell office:value-type="currency" office:currency="PLN" office:value="1020" calcext:value-type="currency">
            <text:p>1 020,00 zł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-376</text:p>
          </table:table-cell>
          <table:table-cell office:value-type="string" calcext:value-type="string">
            <text:p>Baryła</text:p>
          </table:table-cell>
          <table:table-cell office:value-type="string" calcext:value-type="string">
            <text:p>Cezary</text:p>
          </table:table-cell>
          <table:table-cell office:value-type="string" calcext:value-type="string">
            <text:p>Kierownik</text:p>
          </table:table-cell>
          <table:table-cell office:value-type="date" office:date-value="2002-09-27" calcext:value-type="date">
            <text:p>2002-09-27</text:p>
          </table:table-cell>
          <table:table-cell office:value-type="currency" office:currency="PLN" office:value="1930" calcext:value-type="currency">
            <text:p>1 930,00 zł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-358</text:p>
          </table:table-cell>
          <table:table-cell office:value-type="string" calcext:value-type="string">
            <text:p>Baryłka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Kierowca</text:p>
          </table:table-cell>
          <table:table-cell office:value-type="date" office:date-value="1991-02-11" calcext:value-type="date">
            <text:p>1991-02-11</text:p>
          </table:table-cell>
          <table:table-cell office:value-type="currency" office:currency="PLN" office:value="1020" calcext:value-type="currency">
            <text:p>1 020,00 zł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s-580</text:p>
          </table:table-cell>
          <table:table-cell office:value-type="string" calcext:value-type="string">
            <text:p>Baryłkiewicz</text:p>
          </table:table-cell>
          <table:table-cell office:value-type="string" calcext:value-type="string">
            <text:p>Klemens</text:p>
          </table:table-cell>
          <table:table-cell office:value-type="string" calcext:value-type="string">
            <text:p>Księgowy</text:p>
          </table:table-cell>
          <table:table-cell office:value-type="date" office:date-value="1995-04-18" calcext:value-type="date">
            <text:p>1995-04-18</text:p>
          </table:table-cell>
          <table:table-cell office:value-type="currency" office:currency="PLN" office:value="1730" calcext:value-type="currency">
            <text:p>1 730,00 zł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s-361</text:p>
          </table:table-cell>
          <table:table-cell office:value-type="string" calcext:value-type="string">
            <text:p>Baryłko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Księgowy</text:p>
          </table:table-cell>
          <table:table-cell office:value-type="date" office:date-value="1992-09-30" calcext:value-type="date">
            <text:p>1992-09-30</text:p>
          </table:table-cell>
          <table:table-cell office:value-type="currency" office:currency="PLN" office:value="1600" calcext:value-type="currency">
            <text:p>1 600,00 zł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320</text:p>
          </table:table-cell>
          <table:table-cell office:value-type="string" calcext:value-type="string">
            <text:p>Basaj</text:p>
          </table:table-cell>
          <table:table-cell office:value-type="string" calcext:value-type="string">
            <text:p>Zenobiusz</text:p>
          </table:table-cell>
          <table:table-cell office:value-type="string" calcext:value-type="string">
            <text:p>Sprzedawca</text:p>
          </table:table-cell>
          <table:table-cell office:value-type="date" office:date-value="1997-03-03" calcext:value-type="date">
            <text:p>1997-03-03</text:p>
          </table:table-cell>
          <table:table-cell office:value-type="currency" office:currency="PLN" office:value="1010" calcext:value-type="currency">
            <text:p>1 010,00 zł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134</text:p>
          </table:table-cell>
          <table:table-cell office:value-type="string" calcext:value-type="string">
            <text:p>Basia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date" office:date-value="1998-01-03" calcext:value-type="date">
            <text:p>1998-01-03</text:p>
          </table:table-cell>
          <table:table-cell office:value-type="currency" office:currency="PLN" office:value="1330" calcext:value-type="currency">
            <text:p>1 330,00 zł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-146</text:p>
          </table:table-cell>
          <table:table-cell office:value-type="string" calcext:value-type="string">
            <text:p>Basiński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Operator</text:p>
          </table:table-cell>
          <table:table-cell office:value-type="date" office:date-value="2002-08-22" calcext:value-type="date">
            <text:p>2002-08-22</text:p>
          </table:table-cell>
          <table:table-cell office:value-type="currency" office:currency="PLN" office:value="1250" calcext:value-type="currency">
            <text:p>1 250,00 zł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133</text:p>
          </table:table-cell>
          <table:table-cell office:value-type="string" calcext:value-type="string">
            <text:p>Bator</text:p>
          </table:table-cell>
          <table:table-cell office:value-type="string" calcext:value-type="string">
            <text:p>Marta</text:p>
          </table:table-cell>
          <table:table-cell office:value-type="string" calcext:value-type="string">
            <text:p>Sprzedawca</text:p>
          </table:table-cell>
          <table:table-cell office:value-type="date" office:date-value="1997-05-19" calcext:value-type="date">
            <text:p>1997-05-19</text:p>
          </table:table-cell>
          <table:table-cell office:value-type="currency" office:currency="PLN" office:value="1220" calcext:value-type="currency">
            <text:p>1 220,00 zł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-102</text:p>
          </table:table-cell>
          <table:table-cell office:value-type="string" calcext:value-type="string">
            <text:p>Batory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Wiceprezes</text:p>
          </table:table-cell>
          <table:table-cell office:value-type="date" office:date-value="1997-01-19" calcext:value-type="date">
            <text:p>1997-01-19</text:p>
          </table:table-cell>
          <table:table-cell office:value-type="currency" office:currency="PLN" office:value="2500" calcext:value-type="currency">
            <text:p>2 500,00 zł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142</text:p>
          </table:table-cell>
          <table:table-cell office:value-type="string" calcext:value-type="string">
            <text:p>Batycka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Sprzedawca</text:p>
          </table:table-cell>
          <table:table-cell office:value-type="date" office:date-value="1991-01-02" calcext:value-type="date">
            <text:p>1991-01-02</text:p>
          </table:table-cell>
          <table:table-cell office:value-type="currency" office:currency="PLN" office:value="1010" calcext:value-type="currency">
            <text:p>1 010,00 zł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s-360</text:p>
          </table:table-cell>
          <table:table-cell office:value-type="string" calcext:value-type="string">
            <text:p>Bauer</text:p>
          </table:table-cell>
          <table:table-cell office:value-type="string" calcext:value-type="string">
            <text:p>Józefina</text:p>
          </table:table-cell>
          <table:table-cell office:value-type="string" calcext:value-type="string">
            <text:p>Księgowy</text:p>
          </table:table-cell>
          <table:table-cell office:value-type="date" office:date-value="1997-03-21" calcext:value-type="date">
            <text:p>1997-03-21</text:p>
          </table:table-cell>
          <table:table-cell office:value-type="currency" office:currency="PLN" office:value="1300" calcext:value-type="currency">
            <text:p>1 300,00 zł</text:p>
          </table:table-cell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-147</text:p>
          </table:table-cell>
          <table:table-cell office:value-type="string" calcext:value-type="string">
            <text:p>Bawarski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Operator</text:p>
          </table:table-cell>
          <table:table-cell office:value-type="date" office:date-value="1996-11-23" calcext:value-type="date">
            <text:p>1996-11-23</text:p>
          </table:table-cell>
          <table:table-cell office:value-type="currency" office:currency="PLN" office:value="1430" calcext:value-type="currency">
            <text:p>1 430,00 zł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132</text:p>
          </table:table-cell>
          <table:table-cell office:value-type="string" calcext:value-type="string">
            <text:p>Bazydło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Sprzedawca</text:p>
          </table:table-cell>
          <table:table-cell office:value-type="date" office:date-value="1996-08-23" calcext:value-type="date">
            <text:p>1996-08-23</text:p>
          </table:table-cell>
          <table:table-cell office:value-type="currency" office:currency="PLN" office:value="1150" calcext:value-type="currency">
            <text:p>1 150,00 zł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-148</text:p>
          </table:table-cell>
          <table:table-cell office:value-type="string" calcext:value-type="string">
            <text:p>Bąba</text:p>
          </table:table-cell>
          <table:table-cell office:value-type="string" calcext:value-type="string">
            <text:p>Marcelina</text:p>
          </table:table-cell>
          <table:table-cell office:value-type="string" calcext:value-type="string">
            <text:p>Operator</text:p>
          </table:table-cell>
          <table:table-cell office:value-type="date" office:date-value="2000-10-18" calcext:value-type="date">
            <text:p>2000-10-18</text:p>
          </table:table-cell>
          <table:table-cell office:value-type="currency" office:currency="PLN" office:value="1020" calcext:value-type="currency">
            <text:p>1 020,00 zł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130</text:p>
          </table:table-cell>
          <table:table-cell office:value-type="string" calcext:value-type="string">
            <text:p>Bąbal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Sprzedawca</text:p>
          </table:table-cell>
          <table:table-cell office:value-type="date" office:date-value="1995-07-24" calcext:value-type="date">
            <text:p>1995-07-24</text:p>
          </table:table-cell>
          <table:table-cell office:value-type="currency" office:currency="PLN" office:value="1280" calcext:value-type="currency">
            <text:p>1 280,00 zł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162</text:p>
          </table:table-cell>
          <table:table-cell office:value-type="string" calcext:value-type="string">
            <text:p>Bączek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Urzędnik</text:p>
          </table:table-cell>
          <table:table-cell office:value-type="date" office:date-value="1998-09-18" calcext:value-type="date">
            <text:p>1998-09-18</text:p>
          </table:table-cell>
          <table:table-cell office:value-type="currency" office:currency="PLN" office:value="1250" calcext:value-type="currency">
            <text:p>1 250,00 zł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163</text:p>
          </table:table-cell>
          <table:table-cell office:value-type="string" calcext:value-type="string">
            <text:p>Bąbale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date" office:date-value="1999-02-03" calcext:value-type="date">
            <text:p>1999-02-03</text:p>
          </table:table-cell>
          <table:table-cell office:value-type="currency" office:currency="PLN" office:value="1510" calcext:value-type="currency">
            <text:p>1 510,00 zł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128</text:p>
          </table:table-cell>
          <table:table-cell office:value-type="string" calcext:value-type="string">
            <text:p>Bączkows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date" office:date-value="1997-01-04" calcext:value-type="date">
            <text:p>1997-01-04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-149</text:p>
          </table:table-cell>
          <table:table-cell office:value-type="string" calcext:value-type="string">
            <text:p>Bączko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Operator</text:p>
          </table:table-cell>
          <table:table-cell office:value-type="date" office:date-value="1991-08-21" calcext:value-type="date">
            <text:p>1991-08-21</text:p>
          </table:table-cell>
          <table:table-cell office:value-type="currency" office:currency="PLN" office:value="1460" calcext:value-type="currency">
            <text:p>1 460,00 zł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-150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Zdzisław</text:p>
          </table:table-cell>
          <table:table-cell office:value-type="string" calcext:value-type="string">
            <text:p>Operator</text:p>
          </table:table-cell>
          <table:table-cell office:value-type="date" office:date-value="1993-01-28" calcext:value-type="date">
            <text:p>1993-01-28</text:p>
          </table:table-cell>
          <table:table-cell office:value-type="currency" office:currency="PLN" office:value="1040" calcext:value-type="currency">
            <text:p>1 040,00 zł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126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Sprzedawca</text:p>
          </table:table-cell>
          <table:table-cell office:value-type="date" office:date-value="1998-07-26" calcext:value-type="date">
            <text:p>1998-07-26</text:p>
          </table:table-cell>
          <table:table-cell office:value-type="currency" office:currency="PLN" office:value="1230" calcext:value-type="currency">
            <text:p>1 230,00 zł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318</text:p>
          </table:table-cell>
          <table:table-cell office:value-type="string" calcext:value-type="string">
            <text:p>Bak</text:p>
          </table:table-cell>
          <table:table-cell office:value-type="string" calcext:value-type="string">
            <text:p>Klementyna</text:p>
          </table:table-cell>
          <table:table-cell office:value-type="string" calcext:value-type="string">
            <text:p>Sprzedawca</text:p>
          </table:table-cell>
          <table:table-cell office:value-type="date" office:date-value="1997-12-14" calcext:value-type="date">
            <text:p>1997-12-14</text:p>
          </table:table-cell>
          <table:table-cell office:value-type="currency" office:currency="PLN" office:value="1010" calcext:value-type="currency">
            <text:p>1 010,00 zł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317</text:p>
          </table:table-cell>
          <table:table-cell office:value-type="string" calcext:value-type="string">
            <text:p>Bąkała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Sprzedawca</text:p>
          </table:table-cell>
          <table:table-cell office:value-type="date" office:date-value="1996-03-15" calcext:value-type="date">
            <text:p>1996-03-15</text:p>
          </table:table-cell>
          <table:table-cell office:value-type="currency" office:currency="PLN" office:value="1190" calcext:value-type="currency">
            <text:p>1 190,00 zł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328</text:p>
          </table:table-cell>
          <table:table-cell office:value-type="string" calcext:value-type="string">
            <text:p>Bąkows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Sprzedawca</text:p>
          </table:table-cell>
          <table:table-cell office:value-type="date" office:date-value="1997-03-17" calcext:value-type="date">
            <text:p>1997-03-17</text:p>
          </table:table-cell>
          <table:table-cell office:value-type="currency" office:currency="PLN" office:value="1150" calcext:value-type="currency">
            <text:p>1 150,00 zł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164</text:p>
          </table:table-cell>
          <table:table-cell office:value-type="string" calcext:value-type="string">
            <text:p>Bdzikot</text:p>
          </table:table-cell>
          <table:table-cell office:value-type="string" calcext:value-type="string">
            <text:p>Roch</text:p>
          </table:table-cell>
          <table:table-cell office:value-type="string" calcext:value-type="string">
            <text:p>Urzędnik</text:p>
          </table:table-cell>
          <table:table-cell office:value-type="date" office:date-value="2000-07-27" calcext:value-type="date">
            <text:p>2000-07-27</text:p>
          </table:table-cell>
          <table:table-cell office:value-type="currency" office:currency="PLN" office:value="1290" calcext:value-type="currency">
            <text:p>1 290,00 zł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165</text:p>
          </table:table-cell>
          <table:table-cell office:value-type="string" calcext:value-type="string">
            <text:p>Bedka</text:p>
          </table:table-cell>
          <table:table-cell office:value-type="string" calcext:value-type="string">
            <text:p>Justyna</text:p>
          </table:table-cell>
          <table:table-cell office:value-type="string" calcext:value-type="string">
            <text:p>Urzędnik</text:p>
          </table:table-cell>
          <table:table-cell office:value-type="date" office:date-value="1994-02-01" calcext:value-type="date">
            <text:p>1994-02-01</text:p>
          </table:table-cell>
          <table:table-cell office:value-type="currency" office:currency="PLN" office:value="1510" calcext:value-type="currency">
            <text:p>1 510,00 zł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125</text:p>
          </table:table-cell>
          <table:table-cell office:value-type="string" calcext:value-type="string">
            <text:p>Bednarczy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date" office:date-value="1992-05-02" calcext:value-type="date">
            <text:p>1992-05-02</text:p>
          </table:table-cell>
          <table:table-cell office:value-type="currency" office:currency="PLN" office:value="1180" calcext:value-type="currency">
            <text:p>1 180,00 zł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166</text:p>
          </table:table-cell>
          <table:table-cell office:value-type="string" calcext:value-type="string">
            <text:p>Bednarczyk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Urzędnik</text:p>
          </table:table-cell>
          <table:table-cell office:value-type="date" office:date-value="1992-09-19" calcext:value-type="date">
            <text:p>1992-09-19</text:p>
          </table:table-cell>
          <table:table-cell office:value-type="currency" office:currency="PLN" office:value="1150" calcext:value-type="currency">
            <text:p>1 150,00 zł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-364</text:p>
          </table:table-cell>
          <table:table-cell office:value-type="string" calcext:value-type="string">
            <text:p>Bednarek</text:p>
          </table:table-cell>
          <table:table-cell office:value-type="string" calcext:value-type="string">
            <text:p>Stanisłąw</text:p>
          </table:table-cell>
          <table:table-cell office:value-type="string" calcext:value-type="string">
            <text:p>Kierowca</text:p>
          </table:table-cell>
          <table:table-cell office:value-type="date" office:date-value="1999-11-07" calcext:value-type="date">
            <text:p>1999-11-07</text:p>
          </table:table-cell>
          <table:table-cell office:value-type="currency" office:currency="PLN" office:value="1130" calcext:value-type="currency">
            <text:p>1 130,00 zł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167</text:p>
          </table:table-cell>
          <table:table-cell office:value-type="string" calcext:value-type="string">
            <text:p>Bednare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Urzędnik</text:p>
          </table:table-cell>
          <table:table-cell office:value-type="date" office:date-value="1992-12-05" calcext:value-type="date">
            <text:p>1992-12-05</text:p>
          </table:table-cell>
          <table:table-cell office:value-type="currency" office:currency="PLN" office:value="1330" calcext:value-type="currency">
            <text:p>1 330,00 zł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181</text:p>
          </table:table-cell>
          <table:table-cell office:value-type="string" calcext:value-type="string">
            <text:p>Bednarska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Urzędnik</text:p>
          </table:table-cell>
          <table:table-cell office:value-type="date" office:date-value="1992-10-13" calcext:value-type="date">
            <text:p>1992-10-13</text:p>
          </table:table-cell>
          <table:table-cell office:value-type="currency" office:currency="PLN" office:value="1560" calcext:value-type="currency">
            <text:p>1 560,00 zł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-224</text:p>
          </table:table-cell>
          <table:table-cell office:value-type="string" calcext:value-type="string">
            <text:p>Bednarski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Operator</text:p>
          </table:table-cell>
          <table:table-cell office:value-type="date" office:date-value="1996-09-11" calcext:value-type="date">
            <text:p>1996-09-11</text:p>
          </table:table-cell>
          <table:table-cell office:value-type="currency" office:currency="PLN" office:value="1200" calcext:value-type="currency">
            <text:p>1 200,00 zł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-361</text:p>
          </table:table-cell>
          <table:table-cell office:value-type="string" calcext:value-type="string">
            <text:p>Bednarz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Kierowca</text:p>
          </table:table-cell>
          <table:table-cell office:value-type="date" office:date-value="1991-02-20" calcext:value-type="date">
            <text:p>1991-02-20</text:p>
          </table:table-cell>
          <table:table-cell office:value-type="currency" office:currency="PLN" office:value="1410" calcext:value-type="currency">
            <text:p>1 410,00 zł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182</text:p>
          </table:table-cell>
          <table:table-cell office:value-type="string" calcext:value-type="string">
            <text:p>Bedyńska</text:p>
          </table:table-cell>
          <table:table-cell office:value-type="string" calcext:value-type="string">
            <text:p>Martyna</text:p>
          </table:table-cell>
          <table:table-cell office:value-type="string" calcext:value-type="string">
            <text:p>Urzędnik</text:p>
          </table:table-cell>
          <table:table-cell office:value-type="date" office:date-value="2000-08-16" calcext:value-type="date">
            <text:p>2000-08-16</text:p>
          </table:table-cell>
          <table:table-cell office:value-type="currency" office:currency="PLN" office:value="1530" calcext:value-type="currency">
            <text:p>1 530,00 zł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s-395</text:p>
          </table:table-cell>
          <table:table-cell office:value-type="string" calcext:value-type="string">
            <text:p>Bedyński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Księgowy</text:p>
          </table:table-cell>
          <table:table-cell office:value-type="date" office:date-value="2001-01-17" calcext:value-type="date">
            <text:p>2001-01-17</text:p>
          </table:table-cell>
          <table:table-cell office:value-type="currency" office:currency="PLN" office:value="1400" calcext:value-type="currency">
            <text:p>1 400,00 zł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183</text:p>
          </table:table-cell>
          <table:table-cell office:value-type="string" calcext:value-type="string">
            <text:p>Bek</text:p>
          </table:table-cell>
          <table:table-cell office:value-type="string" calcext:value-type="string">
            <text:p>Bolesław</text:p>
          </table:table-cell>
          <table:table-cell office:value-type="string" calcext:value-type="string">
            <text:p>Urzędnik</text:p>
          </table:table-cell>
          <table:table-cell office:value-type="date" office:date-value="1993-12-03" calcext:value-type="date">
            <text:p>1993-12-03</text:p>
          </table:table-cell>
          <table:table-cell office:value-type="currency" office:currency="PLN" office:value="1230" calcext:value-type="currency">
            <text:p>1 230,00 zł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184</text:p>
          </table:table-cell>
          <table:table-cell office:value-type="string" calcext:value-type="string">
            <text:p>Bekasiewicz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Urzędnik</text:p>
          </table:table-cell>
          <table:table-cell office:value-type="date" office:date-value="1999-05-12" calcext:value-type="date">
            <text:p>1999-05-12</text:p>
          </table:table-cell>
          <table:table-cell office:value-type="currency" office:currency="PLN" office:value="1470" calcext:value-type="currency">
            <text:p>1 470,00 zł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186</text:p>
          </table:table-cell>
          <table:table-cell office:value-type="string" calcext:value-type="string">
            <text:p>Benedykt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date" office:date-value="1990-03-31" calcext:value-type="date">
            <text:p>1990-03-31</text:p>
          </table:table-cell>
          <table:table-cell office:value-type="currency" office:currency="PLN" office:value="1220" calcext:value-type="currency">
            <text:p>1 220,00 zł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189</text:p>
          </table:table-cell>
          <table:table-cell office:value-type="string" calcext:value-type="string">
            <text:p>Bera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Urzędnik</text:p>
          </table:table-cell>
          <table:table-cell office:value-type="date" office:date-value="1995-10-07" calcext:value-type="date">
            <text:p>1995-10-07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119</text:p>
          </table:table-cell>
          <table:table-cell office:value-type="string" calcext:value-type="string">
            <text:p>Berezowsk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Sprzedawca</text:p>
          </table:table-cell>
          <table:table-cell office:value-type="date" office:date-value="1995-12-08" calcext:value-type="date">
            <text:p>1995-12-08</text:p>
          </table:table-cell>
          <table:table-cell office:value-type="currency" office:currency="PLN" office:value="1150" calcext:value-type="currency">
            <text:p>1 150,00 zł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-313</text:p>
          </table:table-cell>
          <table:table-cell office:value-type="string" calcext:value-type="string">
            <text:p>Berezo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nik</text:p>
          </table:table-cell>
          <table:table-cell office:value-type="date" office:date-value="1999-03-24" calcext:value-type="date">
            <text:p>1999-03-24</text:p>
          </table:table-cell>
          <table:table-cell office:value-type="currency" office:currency="PLN" office:value="1880" calcext:value-type="currency">
            <text:p>1 880,00 zł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192</text:p>
          </table:table-cell>
          <table:table-cell office:value-type="string" calcext:value-type="string">
            <text:p>Bębenek</text:p>
          </table:table-cell>
          <table:table-cell office:value-type="string" calcext:value-type="string">
            <text:p>Anan</text:p>
          </table:table-cell>
          <table:table-cell office:value-type="string" calcext:value-type="string">
            <text:p>Urzędnik</text:p>
          </table:table-cell>
          <table:table-cell office:value-type="date" office:date-value="1997-07-29" calcext:value-type="date">
            <text:p>1997-07-29</text:p>
          </table:table-cell>
          <table:table-cell office:value-type="currency" office:currency="PLN" office:value="1350" calcext:value-type="currency">
            <text:p>1 350,00 zł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193</text:p>
          </table:table-cell>
          <table:table-cell office:value-type="string" calcext:value-type="string">
            <text:p>Beru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date" office:date-value="2000-12-06" calcext:value-type="date">
            <text:p>2000-12-06</text:p>
          </table:table-cell>
          <table:table-cell office:value-type="currency" office:currency="PLN" office:value="1260" calcext:value-type="currency">
            <text:p>1 260,00 zł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205</text:p>
          </table:table-cell>
          <table:table-cell office:value-type="string" calcext:value-type="string">
            <text:p>Bentkowski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Urzędnik</text:p>
          </table:table-cell>
          <table:table-cell office:value-type="date" office:date-value="1991-03-26" calcext:value-type="date">
            <text:p>1991-03-26</text:p>
          </table:table-cell>
          <table:table-cell office:value-type="currency" office:currency="PLN" office:value="1310" calcext:value-type="currency">
            <text:p>1 310,00 zł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207</text:p>
          </table:table-cell>
          <table:table-cell office:value-type="string" calcext:value-type="string">
            <text:p>Bębenek</text:p>
          </table:table-cell>
          <table:table-cell office:value-type="string" calcext:value-type="string">
            <text:p>Czesław</text:p>
          </table:table-cell>
          <table:table-cell office:value-type="string" calcext:value-type="string">
            <text:p>Urzędnik</text:p>
          </table:table-cell>
          <table:table-cell office:value-type="date" office:date-value="1995-11-03" calcext:value-type="date">
            <text:p>1995-11-03</text:p>
          </table:table-cell>
          <table:table-cell office:value-type="currency" office:currency="PLN" office:value="1520" calcext:value-type="currency">
            <text:p>1 520,00 zł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s-415</text:p>
          </table:table-cell>
          <table:table-cell office:value-type="string" calcext:value-type="string">
            <text:p>Bębenek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Księgowy</text:p>
          </table:table-cell>
          <table:table-cell office:value-type="date" office:date-value="1991-08-22" calcext:value-type="date">
            <text:p>1991-08-22</text:p>
          </table:table-cell>
          <table:table-cell office:value-type="currency" office:currency="PLN" office:value="1560" calcext:value-type="currency">
            <text:p>1 560,00 zł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-359</text:p>
          </table:table-cell>
          <table:table-cell office:value-type="string" calcext:value-type="string">
            <text:p>Biały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Kierowca</text:p>
          </table:table-cell>
          <table:table-cell office:value-type="date" office:date-value="1993-05-30" calcext:value-type="date">
            <text:p>1993-05-30</text:p>
          </table:table-cell>
          <table:table-cell office:value-type="currency" office:currency="PLN" office:value="1320" calcext:value-type="currency">
            <text:p>1 320,00 zł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s-420</text:p>
          </table:table-cell>
          <table:table-cell office:value-type="string" calcext:value-type="string">
            <text:p>Białek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Księgowy</text:p>
          </table:table-cell>
          <table:table-cell office:value-type="date" office:date-value="1999-08-21" calcext:value-type="date">
            <text:p>1999-08-21</text:p>
          </table:table-cell>
          <table:table-cell office:value-type="currency" office:currency="PLN" office:value="1780" calcext:value-type="currency">
            <text:p>1 780,00 zł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315</text:p>
          </table:table-cell>
          <table:table-cell office:value-type="string" calcext:value-type="string">
            <text:p>Białe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Sprzedawca</text:p>
          </table:table-cell>
          <table:table-cell office:value-type="date" office:date-value="1992-01-30" calcext:value-type="date">
            <text:p>1992-01-30</text:p>
          </table:table-cell>
          <table:table-cell office:value-type="currency" office:currency="PLN" office:value="1030" calcext:value-type="currency">
            <text:p>1 030,00 zł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-225</text:p>
          </table:table-cell>
          <table:table-cell office:value-type="string" calcext:value-type="string">
            <text:p>Białas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Operator</text:p>
          </table:table-cell>
          <table:table-cell office:value-type="date" office:date-value="1993-10-07" calcext:value-type="date">
            <text:p>1993-10-07</text:p>
          </table:table-cell>
          <table:table-cell office:value-type="currency" office:currency="PLN" office:value="1010" calcext:value-type="currency">
            <text:p>1 010,00 zł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s-433</text:p>
          </table:table-cell>
          <table:table-cell office:value-type="string" calcext:value-type="string">
            <text:p>Białczak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sięgowy</text:p>
          </table:table-cell>
          <table:table-cell office:value-type="date" office:date-value="2001-02-20" calcext:value-type="date">
            <text:p>2001-02-20</text:p>
          </table:table-cell>
          <table:table-cell office:value-type="currency" office:currency="PLN" office:value="1370" calcext:value-type="currency">
            <text:p>1 370,00 zł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314</text:p>
          </table:table-cell>
          <table:table-cell office:value-type="string" calcext:value-type="string">
            <text:p>Białeck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Sprzedawca</text:p>
          </table:table-cell>
          <table:table-cell office:value-type="date" office:date-value="1995-12-17" calcext:value-type="date">
            <text:p>1995-12-17</text:p>
          </table:table-cell>
          <table:table-cell office:value-type="currency" office:currency="PLN" office:value="1190" calcext:value-type="currency">
            <text:p>1 190,00 zł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208</text:p>
          </table:table-cell>
          <table:table-cell office:value-type="string" calcext:value-type="string">
            <text:p>Białkowski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Urzędnik</text:p>
          </table:table-cell>
          <table:table-cell office:value-type="date" office:date-value="1990-02-15" calcext:value-type="date">
            <text:p>1990-02-15</text:p>
          </table:table-cell>
          <table:table-cell office:value-type="currency" office:currency="PLN" office:value="1280" calcext:value-type="currency">
            <text:p>1 280,00 zł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s-438</text:p>
          </table:table-cell>
          <table:table-cell office:value-type="string" calcext:value-type="string">
            <text:p>Białowąs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Księgowy</text:p>
          </table:table-cell>
          <table:table-cell office:value-type="date" office:date-value="2001-09-23" calcext:value-type="date">
            <text:p>2001-09-23</text:p>
          </table:table-cell>
          <table:table-cell office:value-type="currency" office:currency="PLN" office:value="1360" calcext:value-type="currency">
            <text:p>1 360,00 zł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313</text:p>
          </table:table-cell>
          <table:table-cell office:value-type="string" calcext:value-type="string">
            <text:p>Białowąs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Sprzedawca</text:p>
          </table:table-cell>
          <table:table-cell office:value-type="date" office:date-value="1999-04-02" calcext:value-type="date">
            <text:p>1999-04-02</text:p>
          </table:table-cell>
          <table:table-cell office:value-type="currency" office:currency="PLN" office:value="1260" calcext:value-type="currency">
            <text:p>1 260,00 zł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s-523</text:p>
          </table:table-cell>
          <table:table-cell office:value-type="string" calcext:value-type="string">
            <text:p>Biedrzyńska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Księgowy</text:p>
          </table:table-cell>
          <table:table-cell office:value-type="date" office:date-value="1995-04-12" calcext:value-type="date">
            <text:p>1995-04-12</text:p>
          </table:table-cell>
          <table:table-cell office:value-type="currency" office:currency="PLN" office:value="1390" calcext:value-type="currency">
            <text:p>1 390,00 zł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-558</text:p>
          </table:table-cell>
          <table:table-cell office:value-type="string" calcext:value-type="string">
            <text:p>Biedka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Zaopatrzeniowiec</text:p>
          </table:table-cell>
          <table:table-cell office:value-type="date" office:date-value="1992-02-24" calcext:value-type="date">
            <text:p>1992-02-24</text:p>
          </table:table-cell>
          <table:table-cell office:value-type="currency" office:currency="PLN" office:value="1390" calcext:value-type="currency">
            <text:p>1 390,00 zł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-559</text:p>
          </table:table-cell>
          <table:table-cell office:value-type="string" calcext:value-type="string">
            <text:p>Biegaj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Zaopatrzeniowiec</text:p>
          </table:table-cell>
          <table:table-cell office:value-type="date" office:date-value="2000-11-02" calcext:value-type="date">
            <text:p>2000-11-02</text:p>
          </table:table-cell>
          <table:table-cell office:value-type="currency" office:currency="PLN" office:value="1580" calcext:value-type="currency">
            <text:p>1 580,00 zł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300</text:p>
          </table:table-cell>
          <table:table-cell office:value-type="string" calcext:value-type="string">
            <text:p>Biegaj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date" office:date-value="1991-11-06" calcext:value-type="date">
            <text:p>1991-11-06</text:p>
          </table:table-cell>
          <table:table-cell office:value-type="currency" office:currency="PLN" office:value="1170" calcext:value-type="currency">
            <text:p>1 170,00 zł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114</text:p>
          </table:table-cell>
          <table:table-cell office:value-type="string" calcext:value-type="string">
            <text:p>Bielaws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Sprzedawca</text:p>
          </table:table-cell>
          <table:table-cell office:value-type="date" office:date-value="2000-01-30" calcext:value-type="date">
            <text:p>2000-01-30</text:p>
          </table:table-cell>
          <table:table-cell office:value-type="currency" office:currency="PLN" office:value="1000" calcext:value-type="currency">
            <text:p>1 000,00 zł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-255</text:p>
          </table:table-cell>
          <table:table-cell office:value-type="string" calcext:value-type="string">
            <text:p>Bielawski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Kierownik</text:p>
          </table:table-cell>
          <table:table-cell office:value-type="date" office:date-value="1996-05-22" calcext:value-type="date">
            <text:p>1996-05-22</text:p>
          </table:table-cell>
          <table:table-cell office:value-type="currency" office:currency="PLN" office:value="2170" calcext:value-type="currency">
            <text:p>2 170,00 zł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-226</text:p>
          </table:table-cell>
          <table:table-cell office:value-type="string" calcext:value-type="string">
            <text:p>Bielec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Operator</text:p>
          </table:table-cell>
          <table:table-cell office:value-type="date" office:date-value="2002-04-30" calcext:value-type="date">
            <text:p>2002-04-30</text:p>
          </table:table-cell>
          <table:table-cell office:value-type="currency" office:currency="PLN" office:value="1120" calcext:value-type="currency">
            <text:p>1 120,00 zł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-560</text:p>
          </table:table-cell>
          <table:table-cell office:value-type="string" calcext:value-type="string">
            <text:p>Bielec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Zaopatrzeniowiec</text:p>
          </table:table-cell>
          <table:table-cell office:value-type="date" office:date-value="2000-12-25" calcext:value-type="date">
            <text:p>2000-12-25</text:p>
          </table:table-cell>
          <table:table-cell office:value-type="currency" office:currency="PLN" office:value="1480" calcext:value-type="currency">
            <text:p>1 480,00 zł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-580</text:p>
          </table:table-cell>
          <table:table-cell office:value-type="string" calcext:value-type="string">
            <text:p>Bielecki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Zaopatrzeniowiec</text:p>
          </table:table-cell>
          <table:table-cell office:value-type="date" office:date-value="2001-07-19" calcext:value-type="date">
            <text:p>2001-07-19</text:p>
          </table:table-cell>
          <table:table-cell office:value-type="currency" office:currency="PLN" office:value="1140" calcext:value-type="currency">
            <text:p>1 140,00 zł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-581</text:p>
          </table:table-cell>
          <table:table-cell office:value-type="string" calcext:value-type="string">
            <text:p>Bienias</text:p>
          </table:table-cell>
          <table:table-cell office:value-type="string" calcext:value-type="string">
            <text:p>Alina</text:p>
          </table:table-cell>
          <table:table-cell office:value-type="string" calcext:value-type="string">
            <text:p>Zaopatrzeniowiec</text:p>
          </table:table-cell>
          <table:table-cell office:value-type="date" office:date-value="1997-03-27" calcext:value-type="date">
            <text:p>1997-03-27</text:p>
          </table:table-cell>
          <table:table-cell office:value-type="currency" office:currency="PLN" office:value="1160" calcext:value-type="currency">
            <text:p>1 160,00 zł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-582</text:p>
          </table:table-cell>
          <table:table-cell office:value-type="string" calcext:value-type="string">
            <text:p>Bień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Zaopatrzeniowiec</text:p>
          </table:table-cell>
          <table:table-cell office:value-type="date" office:date-value="1995-10-03" calcext:value-type="date">
            <text:p>1995-10-03</text:p>
          </table:table-cell>
          <table:table-cell office:value-type="currency" office:currency="PLN" office:value="1290" calcext:value-type="currency">
            <text:p>1 290,00 zł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-583</text:p>
          </table:table-cell>
          <table:table-cell office:value-type="string" calcext:value-type="string">
            <text:p>Biernacki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Zaopatrzeniowiec</text:p>
          </table:table-cell>
          <table:table-cell office:value-type="date" office:date-value="1990-09-20" calcext:value-type="date">
            <text:p>1990-09-20</text:p>
          </table:table-cell>
          <table:table-cell office:value-type="currency" office:currency="PLN" office:value="1150" calcext:value-type="currency">
            <text:p>1 150,00 zł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209</text:p>
          </table:table-cell>
          <table:table-cell office:value-type="string" calcext:value-type="string">
            <text:p>Bernacik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Urzędnik</text:p>
          </table:table-cell>
          <table:table-cell office:value-type="date" office:date-value="1996-06-14" calcext:value-type="date">
            <text:p>1996-06-14</text:p>
          </table:table-cell>
          <table:table-cell office:value-type="currency" office:currency="PLN" office:value="1370" calcext:value-type="currency">
            <text:p>1 370,00 zł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-584</text:p>
          </table:table-cell>
          <table:table-cell office:value-type="string" calcext:value-type="string">
            <text:p>Bilski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Zaopatrzeniowiec</text:p>
          </table:table-cell>
          <table:table-cell office:value-type="date" office:date-value="1999-09-27" calcext:value-type="date">
            <text:p>1999-09-27</text:p>
          </table:table-cell>
          <table:table-cell office:value-type="currency" office:currency="PLN" office:value="1140" calcext:value-type="currency">
            <text:p>1 140,00 zł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-594</text:p>
          </table:table-cell>
          <table:table-cell office:value-type="string" calcext:value-type="string">
            <text:p>Bilsk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Zaopatrzeniowiec</text:p>
          </table:table-cell>
          <table:table-cell office:value-type="date" office:date-value="1990-05-24" calcext:value-type="date">
            <text:p>1990-05-24</text:p>
          </table:table-cell>
          <table:table-cell office:value-type="currency" office:currency="PLN" office:value="1200" calcext:value-type="currency">
            <text:p>1 200,00 zł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-227</text:p>
          </table:table-cell>
          <table:table-cell office:value-type="string" calcext:value-type="string">
            <text:p>Bińkowska</text:p>
          </table:table-cell>
          <table:table-cell office:value-type="string" calcext:value-type="string">
            <text:p>Izabela</text:p>
          </table:table-cell>
          <table:table-cell office:value-type="string" calcext:value-type="string">
            <text:p>Operator</text:p>
          </table:table-cell>
          <table:table-cell office:value-type="date" office:date-value="1998-11-27" calcext:value-type="date">
            <text:p>1998-11-27</text:p>
          </table:table-cell>
          <table:table-cell office:value-type="currency" office:currency="PLN" office:value="1390" calcext:value-type="currency">
            <text:p>1 390,00 zł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table:style-name="ce1" office:value-type="date" office:date-value="0215-01-01" calcext:value-type="date">
            <text:p>0215-01-01</text:p>
          </table:table-cell>
          <table:table-cell office:value-type="string" calcext:value-type="string">
            <text:p>Bińkowski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Informatyk</text:p>
          </table:table-cell>
          <table:table-cell office:value-type="date" office:date-value="2002-03-25" calcext:value-type="date">
            <text:p>2002-03-25</text:p>
          </table:table-cell>
          <table:table-cell office:value-type="currency" office:currency="PLN" office:value="1780" calcext:value-type="currency">
            <text:p>1 780,00 zł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-595</text:p>
          </table:table-cell>
          <table:table-cell office:value-type="string" calcext:value-type="string">
            <text:p>Bisińs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Zaopatrzeniowiec</text:p>
          </table:table-cell>
          <table:table-cell office:value-type="date" office:date-value="1997-09-19" calcext:value-type="date">
            <text:p>1997-09-19</text:p>
          </table:table-cell>
          <table:table-cell office:value-type="currency" office:currency="PLN" office:value="1260" calcext:value-type="currency">
            <text:p>1 260,00 zł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138</text:p>
          </table:table-cell>
          <table:table-cell office:value-type="string" calcext:value-type="string">
            <text:p>Bisiń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date" office:date-value="1993-10-28" calcext:value-type="date">
            <text:p>1993-10-28</text:p>
          </table:table-cell>
          <table:table-cell office:value-type="currency" office:currency="PLN" office:value="1470" calcext:value-type="currency">
            <text:p>1 470,00 zł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-365</text:p>
          </table:table-cell>
          <table:table-cell office:value-type="string" calcext:value-type="string">
            <text:p>Bitner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Kierowca</text:p>
          </table:table-cell>
          <table:table-cell office:value-type="date" office:date-value="1990-05-29" calcext:value-type="date">
            <text:p>1990-05-29</text:p>
          </table:table-cell>
          <table:table-cell office:value-type="currency" office:currency="PLN" office:value="1290" calcext:value-type="currency">
            <text:p>1 290,00 zł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-596</text:p>
          </table:table-cell>
          <table:table-cell office:value-type="string" calcext:value-type="string">
            <text:p>Blachar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Zaopatrzeniowiec</text:p>
          </table:table-cell>
          <table:table-cell office:value-type="date" office:date-value="1991-10-07" calcext:value-type="date">
            <text:p>1991-10-07</text:p>
          </table:table-cell>
          <table:table-cell office:value-type="currency" office:currency="PLN" office:value="1500" calcext:value-type="currency">
            <text:p>1 500,00 zł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143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Sprzedawca</text:p>
          </table:table-cell>
          <table:table-cell office:value-type="date" office:date-value="1999-12-13" calcext:value-type="date">
            <text:p>1999-12-13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-597</text:p>
          </table:table-cell>
          <table:table-cell office:value-type="string" calcext:value-type="string">
            <text:p>Błaszkiewicz</text:p>
          </table:table-cell>
          <table:table-cell office:value-type="string" calcext:value-type="string">
            <text:p>Olga</text:p>
          </table:table-cell>
          <table:table-cell office:value-type="string" calcext:value-type="string">
            <text:p>Zaopatrzeniowiec</text:p>
          </table:table-cell>
          <table:table-cell office:value-type="date" office:date-value="1996-08-16" calcext:value-type="date">
            <text:p>1996-08-16</text:p>
          </table:table-cell>
          <table:table-cell office:value-type="currency" office:currency="PLN" office:value="1510" calcext:value-type="currency">
            <text:p>1 510,00 zł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-598</text:p>
          </table:table-cell>
          <table:table-cell office:value-type="string" calcext:value-type="string">
            <text:p>Błąd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Zaopatrzeniowiec</text:p>
          </table:table-cell>
          <table:table-cell office:value-type="date" office:date-value="2001-04-17" calcext:value-type="date">
            <text:p>2001-04-17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-599</text:p>
          </table:table-cell>
          <table:table-cell office:value-type="string" calcext:value-type="string">
            <text:p>Błędow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Zaopatrzeniowiec</text:p>
          </table:table-cell>
          <table:table-cell office:value-type="date" office:date-value="1998-05-20" calcext:value-type="date">
            <text:p>1998-05-20</text:p>
          </table:table-cell>
          <table:table-cell office:value-type="currency" office:currency="PLN" office:value="1360" calcext:value-type="currency">
            <text:p>1 360,00 zł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-600</text:p>
          </table:table-cell>
          <table:table-cell office:value-type="string" calcext:value-type="string">
            <text:p>Błocki</text:p>
          </table:table-cell>
          <table:table-cell office:value-type="string" calcext:value-type="string">
            <text:p>Łukasz</text:p>
          </table:table-cell>
          <table:table-cell office:value-type="string" calcext:value-type="string">
            <text:p>Zaopatrzeniowiec</text:p>
          </table:table-cell>
          <table:table-cell office:value-type="date" office:date-value="2000-11-07" calcext:value-type="date">
            <text:p>2000-11-07</text:p>
          </table:table-cell>
          <table:table-cell office:value-type="currency" office:currency="PLN" office:value="1300" calcext:value-type="currency">
            <text:p>1 300,00 zł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-640</text:p>
          </table:table-cell>
          <table:table-cell office:value-type="string" calcext:value-type="string">
            <text:p>Błotn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Zaopatrzeniowiec</text:p>
          </table:table-cell>
          <table:table-cell office:value-type="date" office:date-value="1990-10-21" calcext:value-type="date">
            <text:p>1990-10-21</text:p>
          </table:table-cell>
          <table:table-cell office:value-type="currency" office:currency="PLN" office:value="1280" calcext:value-type="currency">
            <text:p>1 280,00 zł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-641</text:p>
          </table:table-cell>
          <table:table-cell office:value-type="string" calcext:value-type="string">
            <text:p>Bugał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Zaopatrzeniowiec</text:p>
          </table:table-cell>
          <table:table-cell office:value-type="date" office:date-value="2000-08-24" calcext:value-type="date">
            <text:p>2000-08-24</text:p>
          </table:table-cell>
          <table:table-cell office:value-type="currency" office:currency="PLN" office:value="1300" calcext:value-type="currency">
            <text:p>1 300,00 zł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254</text:p>
          </table:table-cell>
          <table:table-cell office:value-type="string" calcext:value-type="string">
            <text:p>Bugaj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Urzędnik</text:p>
          </table:table-cell>
          <table:table-cell office:value-type="date" office:date-value="1993-03-29" calcext:value-type="date">
            <text:p>1993-03-29</text:p>
          </table:table-cell>
          <table:table-cell office:value-type="currency" office:currency="PLN" office:value="1320" calcext:value-type="currency">
            <text:p>1 320,00 zł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255</text:p>
          </table:table-cell>
          <table:table-cell office:value-type="string" calcext:value-type="string">
            <text:p>Buczyńs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Urzędnik</text:p>
          </table:table-cell>
          <table:table-cell office:value-type="date" office:date-value="2002-04-04" calcext:value-type="date">
            <text:p>2002-04-04</text:p>
          </table:table-cell>
          <table:table-cell office:value-type="currency" office:currency="PLN" office:value="1120" calcext:value-type="currency">
            <text:p>1 120,00 zł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-415</text:p>
          </table:table-cell>
          <table:table-cell office:value-type="string" calcext:value-type="string">
            <text:p>Bujanowicz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ierowca</text:p>
          </table:table-cell>
          <table:table-cell office:value-type="date" office:date-value="1994-02-13" calcext:value-type="date">
            <text:p>1994-02-13</text:p>
          </table:table-cell>
          <table:table-cell office:value-type="currency" office:currency="PLN" office:value="1320" calcext:value-type="currency">
            <text:p>1 320,00 zł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256</text:p>
          </table:table-cell>
          <table:table-cell office:value-type="string" calcext:value-type="string">
            <text:p>Bukalski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Urzędnik</text:p>
          </table:table-cell>
          <table:table-cell office:value-type="date" office:date-value="1990-05-01" calcext:value-type="date">
            <text:p>1990-05-01</text:p>
          </table:table-cell>
          <table:table-cell office:value-type="currency" office:currency="PLN" office:value="1480" calcext:value-type="currency">
            <text:p>1 480,00 zł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-511</text:p>
          </table:table-cell>
          <table:table-cell office:value-type="string" calcext:value-type="string">
            <text:p>Budzisz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Kierownik</text:p>
          </table:table-cell>
          <table:table-cell office:value-type="date" office:date-value="1999-06-20" calcext:value-type="date">
            <text:p>1999-06-20</text:p>
          </table:table-cell>
          <table:table-cell office:value-type="currency" office:currency="PLN" office:value="2140" calcext:value-type="currency">
            <text:p>2 140,00 zł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258</text:p>
          </table:table-cell>
          <table:table-cell office:value-type="string" calcext:value-type="string">
            <text:p>Bujak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Urzędnik</text:p>
          </table:table-cell>
          <table:table-cell office:value-type="date" office:date-value="2000-11-22" calcext:value-type="date">
            <text:p>2000-11-22</text:p>
          </table:table-cell>
          <table:table-cell office:value-type="currency" office:currency="PLN" office:value="1530" calcext:value-type="currency">
            <text:p>1 530,00 zł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-380</text:p>
          </table:table-cell>
          <table:table-cell office:value-type="string" calcext:value-type="string">
            <text:p>Burda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Kierowca</text:p>
          </table:table-cell>
          <table:table-cell office:value-type="date" office:date-value="1998-07-12" calcext:value-type="date">
            <text:p>1998-07-12</text:p>
          </table:table-cell>
          <table:table-cell office:value-type="currency" office:currency="PLN" office:value="1210" calcext:value-type="currency">
            <text:p>1 210,00 zł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-381</text:p>
          </table:table-cell>
          <table:table-cell office:value-type="string" calcext:value-type="string">
            <text:p>Cabaj</text:p>
          </table:table-cell>
          <table:table-cell office:value-type="string" calcext:value-type="string">
            <text:p>Włodzimierz</text:p>
          </table:table-cell>
          <table:table-cell office:value-type="string" calcext:value-type="string">
            <text:p>Kierowca</text:p>
          </table:table-cell>
          <table:table-cell office:value-type="date" office:date-value="1990-01-16" calcext:value-type="date">
            <text:p>1990-01-16</text:p>
          </table:table-cell>
          <table:table-cell office:value-type="currency" office:currency="PLN" office:value="1110" calcext:value-type="currency">
            <text:p>1 110,00 zł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259</text:p>
          </table:table-cell>
          <table:table-cell office:value-type="string" calcext:value-type="string">
            <text:p>Całka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Urzędnik</text:p>
          </table:table-cell>
          <table:table-cell office:value-type="date" office:date-value="1997-06-24" calcext:value-type="date">
            <text:p>1997-06-24</text:p>
          </table:table-cell>
          <table:table-cell office:value-type="currency" office:currency="PLN" office:value="1240" calcext:value-type="currency">
            <text:p>1 240,00 zł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267</text:p>
          </table:table-cell>
          <table:table-cell office:value-type="string" calcext:value-type="string">
            <text:p>Cedro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Urzędnik</text:p>
          </table:table-cell>
          <table:table-cell office:value-type="date" office:date-value="1994-10-07" calcext:value-type="date">
            <text:p>1994-10-07</text:p>
          </table:table-cell>
          <table:table-cell office:value-type="currency" office:currency="PLN" office:value="1180" calcext:value-type="currency">
            <text:p>1 180,00 zł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-418</text:p>
          </table:table-cell>
          <table:table-cell office:value-type="string" calcext:value-type="string">
            <text:p>Celej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Kierowca</text:p>
          </table:table-cell>
          <table:table-cell office:value-type="date" office:date-value="2000-01-20" calcext:value-type="date">
            <text:p>2000-01-20</text:p>
          </table:table-cell>
          <table:table-cell office:value-type="currency" office:currency="PLN" office:value="1210" calcext:value-type="currency">
            <text:p>1 210,00 zł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-419</text:p>
          </table:table-cell>
          <table:table-cell office:value-type="string" calcext:value-type="string">
            <text:p>Cegłowski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ierowca</text:p>
          </table:table-cell>
          <table:table-cell office:value-type="date" office:date-value="2001-08-26" calcext:value-type="date">
            <text:p>2001-08-26</text:p>
          </table:table-cell>
          <table:table-cell office:value-type="currency" office:currency="PLN" office:value="1340" calcext:value-type="currency">
            <text:p>1 340,00 zł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-501</text:p>
          </table:table-cell>
          <table:table-cell office:value-type="string" calcext:value-type="string">
            <text:p>Celiński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Kierowca</text:p>
          </table:table-cell>
          <table:table-cell office:value-type="date" office:date-value="1993-06-24" calcext:value-type="date">
            <text:p>1993-06-24</text:p>
          </table:table-cell>
          <table:table-cell office:value-type="currency" office:currency="PLN" office:value="1410" calcext:value-type="currency">
            <text:p>1 410,00 zł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268</text:p>
          </table:table-cell>
          <table:table-cell office:value-type="string" calcext:value-type="string">
            <text:p>Cender</text:p>
          </table:table-cell>
          <table:table-cell office:value-type="string" calcext:value-type="string">
            <text:p>Urszula</text:p>
          </table:table-cell>
          <table:table-cell office:value-type="string" calcext:value-type="string">
            <text:p>Urzędnik</text:p>
          </table:table-cell>
          <table:table-cell office:value-type="date" office:date-value="1997-08-15" calcext:value-type="date">
            <text:p>1997-08-15</text:p>
          </table:table-cell>
          <table:table-cell office:value-type="currency" office:currency="PLN" office:value="1480" calcext:value-type="currency">
            <text:p>1 480,00 zł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style-name="ce1" office:value-type="date" office:date-value="0216-01-01" calcext:value-type="date">
            <text:p>0216-01-01</text:p>
          </table:table-cell>
          <table:table-cell office:value-type="string" calcext:value-type="string">
            <text:p>Chaberek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Informatyk</text:p>
          </table:table-cell>
          <table:table-cell office:value-type="date" office:date-value="2002-01-14" calcext:value-type="date">
            <text:p>2002-01-14</text:p>
          </table:table-cell>
          <table:table-cell office:value-type="currency" office:currency="PLN" office:value="1730" calcext:value-type="currency">
            <text:p>1 730,00 zł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-642</text:p>
          </table:table-cell>
          <table:table-cell office:value-type="string" calcext:value-type="string">
            <text:p>Chałupka</text:p>
          </table:table-cell>
          <table:table-cell office:value-type="string" calcext:value-type="string">
            <text:p>Eleonora</text:p>
          </table:table-cell>
          <table:table-cell office:value-type="string" calcext:value-type="string">
            <text:p>Zaopatrzeniowiec</text:p>
          </table:table-cell>
          <table:table-cell office:value-type="date" office:date-value="1993-04-26" calcext:value-type="date">
            <text:p>1993-04-26</text:p>
          </table:table-cell>
          <table:table-cell office:value-type="currency" office:currency="PLN" office:value="1550" calcext:value-type="currency">
            <text:p>1 550,00 zł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-643</text:p>
          </table:table-cell>
          <table:table-cell office:value-type="string" calcext:value-type="string">
            <text:p>Chałbińska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Zaopatrzeniowiec</text:p>
          </table:table-cell>
          <table:table-cell office:value-type="date" office:date-value="1996-03-25" calcext:value-type="date">
            <text:p>1996-03-25</text:p>
          </table:table-cell>
          <table:table-cell office:value-type="currency" office:currency="PLN" office:value="1380" calcext:value-type="currency">
            <text:p>1 380,00 zł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-502</text:p>
          </table:table-cell>
          <table:table-cell office:value-type="string" calcext:value-type="string">
            <text:p>Chamer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ierowca</text:p>
          </table:table-cell>
          <table:table-cell office:value-type="date" office:date-value="1990-06-13" calcext:value-type="date">
            <text:p>1990-06-13</text:p>
          </table:table-cell>
          <table:table-cell office:value-type="currency" office:currency="PLN" office:value="1090" calcext:value-type="currency">
            <text:p>1 090,00 zł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276</text:p>
          </table:table-cell>
          <table:table-cell office:value-type="string" calcext:value-type="string">
            <text:p>Chebda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Urzędnik</text:p>
          </table:table-cell>
          <table:table-cell office:value-type="date" office:date-value="2000-02-09" calcext:value-type="date">
            <text:p>2000-02-09</text:p>
          </table:table-cell>
          <table:table-cell office:value-type="currency" office:currency="PLN" office:value="1110" calcext:value-type="currency">
            <text:p>1 110,00 zł</text:p>
          </table:table-cell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-228</text:p>
          </table:table-cell>
          <table:table-cell office:value-type="string" calcext:value-type="string">
            <text:p>Chlebuś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Operator</text:p>
          </table:table-cell>
          <table:table-cell office:value-type="date" office:date-value="1996-06-05" calcext:value-type="date">
            <text:p>1996-06-05</text:p>
          </table:table-cell>
          <table:table-cell office:value-type="currency" office:currency="PLN" office:value="1210" calcext:value-type="currency">
            <text:p>1 210,00 zł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277</text:p>
          </table:table-cell>
          <table:table-cell office:value-type="string" calcext:value-type="string">
            <text:p>Chłopecka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Urzędnik</text:p>
          </table:table-cell>
          <table:table-cell office:value-type="date" office:date-value="2002-01-25" calcext:value-type="date">
            <text:p>2002-01-25</text:p>
          </table:table-cell>
          <table:table-cell office:value-type="currency" office:currency="PLN" office:value="1210" calcext:value-type="currency">
            <text:p>1 210,00 zł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-648</text:p>
          </table:table-cell>
          <table:table-cell office:value-type="string" calcext:value-type="string">
            <text:p>Chłopic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Zaopatrzeniowiec</text:p>
          </table:table-cell>
          <table:table-cell office:value-type="date" office:date-value="1992-11-25" calcext:value-type="date">
            <text:p>1992-11-25</text:p>
          </table:table-cell>
          <table:table-cell office:value-type="currency" office:currency="PLN" office:value="1120" calcext:value-type="currency">
            <text:p>1 120,00 zł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-649</text:p>
          </table:table-cell>
          <table:table-cell office:value-type="string" calcext:value-type="string">
            <text:p>Chmiel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Zaopatrzeniowiec</text:p>
          </table:table-cell>
          <table:table-cell office:value-type="date" office:date-value="1999-01-02" calcext:value-type="date">
            <text:p>1999-01-02</text:p>
          </table:table-cell>
          <table:table-cell office:value-type="currency" office:currency="PLN" office:value="1220" calcext:value-type="currency">
            <text:p>1 220,00 zł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278</text:p>
          </table:table-cell>
          <table:table-cell office:value-type="string" calcext:value-type="string">
            <text:p>Chmielewska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Urzędnik</text:p>
          </table:table-cell>
          <table:table-cell office:value-type="date" office:date-value="2002-09-03" calcext:value-type="date">
            <text:p>2002-09-03</text:p>
          </table:table-cell>
          <table:table-cell office:value-type="currency" office:currency="PLN" office:value="1180" calcext:value-type="currency">
            <text:p>1 180,00 zł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279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Damian</text:p>
          </table:table-cell>
          <table:table-cell office:value-type="string" calcext:value-type="string">
            <text:p>Urzędnik</text:p>
          </table:table-cell>
          <table:table-cell office:value-type="date" office:date-value="1999-06-15" calcext:value-type="date">
            <text:p>1999-06-15</text:p>
          </table:table-cell>
          <table:table-cell office:value-type="currency" office:currency="PLN" office:value="1260" calcext:value-type="currency">
            <text:p>1 260,00 zł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300</text:p>
          </table:table-cell>
          <table:table-cell office:value-type="string" calcext:value-type="string">
            <text:p>Chochoł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Urzędnik</text:p>
          </table:table-cell>
          <table:table-cell office:value-type="date" office:date-value="1998-07-11" calcext:value-type="date">
            <text:p>1998-07-11</text:p>
          </table:table-cell>
          <table:table-cell office:value-type="currency" office:currency="PLN" office:value="1570" calcext:value-type="currency">
            <text:p>1 570,00 zł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302</text:p>
          </table:table-cell>
          <table:table-cell office:value-type="string" calcext:value-type="string">
            <text:p>Chocho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date" office:date-value="1991-06-20" calcext:value-type="date">
            <text:p>1991-06-20</text:p>
          </table:table-cell>
          <table:table-cell office:value-type="currency" office:currency="PLN" office:value="1240" calcext:value-type="currency">
            <text:p>1 240,00 zł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304</text:p>
          </table:table-cell>
          <table:table-cell office:value-type="string" calcext:value-type="string">
            <text:p>Chodyra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date" office:date-value="1990-05-28" calcext:value-type="date">
            <text:p>1990-05-28</text:p>
          </table:table-cell>
          <table:table-cell office:value-type="currency" office:currency="PLN" office:value="1590" calcext:value-type="currency">
            <text:p>1 590,00 zł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305</text:p>
          </table:table-cell>
          <table:table-cell office:value-type="string" calcext:value-type="string">
            <text:p>Chojnacka</text:p>
          </table:table-cell>
          <table:table-cell office:value-type="string" calcext:value-type="string">
            <text:p>Elżbieta</text:p>
          </table:table-cell>
          <table:table-cell office:value-type="string" calcext:value-type="string">
            <text:p>Urzędnik</text:p>
          </table:table-cell>
          <table:table-cell office:value-type="date" office:date-value="1992-10-27" calcext:value-type="date">
            <text:p>1992-10-27</text:p>
          </table:table-cell>
          <table:table-cell office:value-type="currency" office:currency="PLN" office:value="1550" calcext:value-type="currency">
            <text:p>1 550,00 zł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309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Urzędnik</text:p>
          </table:table-cell>
          <table:table-cell office:value-type="date" office:date-value="1990-02-19" calcext:value-type="date">
            <text:p>1990-02-19</text:p>
          </table:table-cell>
          <table:table-cell office:value-type="currency" office:currency="PLN" office:value="1240" calcext:value-type="currency">
            <text:p>1 240,00 zł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344</text:p>
          </table:table-cell>
          <table:table-cell office:value-type="string" calcext:value-type="string">
            <text:p>Chwała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Urzędnik</text:p>
          </table:table-cell>
          <table:table-cell office:value-type="date" office:date-value="1991-01-07" calcext:value-type="date">
            <text:p>1991-01-07</text:p>
          </table:table-cell>
          <table:table-cell office:value-type="currency" office:currency="PLN" office:value="1100" calcext:value-type="currency">
            <text:p>1 100,00 zł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346</text:p>
          </table:table-cell>
          <table:table-cell office:value-type="string" calcext:value-type="string">
            <text:p>Chwałek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Urzędnik</text:p>
          </table:table-cell>
          <table:table-cell office:value-type="date" office:date-value="2000-04-20" calcext:value-type="date">
            <text:p>2000-04-20</text:p>
          </table:table-cell>
          <table:table-cell office:value-type="currency" office:currency="PLN" office:value="1550" calcext:value-type="currency">
            <text:p>1 550,00 zł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-650</text:p>
          </table:table-cell>
          <table:table-cell office:value-type="string" calcext:value-type="string">
            <text:p>Chrzanowsk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Zaopatrzeniowiec</text:p>
          </table:table-cell>
          <table:table-cell office:value-type="date" office:date-value="1994-07-07" calcext:value-type="date">
            <text:p>1994-07-07</text:p>
          </table:table-cell>
          <table:table-cell office:value-type="currency" office:currency="PLN" office:value="1130" calcext:value-type="currency">
            <text:p>1 130,00 zł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347</text:p>
          </table:table-cell>
          <table:table-cell office:value-type="string" calcext:value-type="string">
            <text:p>Chwaliński</text:p>
          </table:table-cell>
          <table:table-cell office:value-type="string" calcext:value-type="string">
            <text:p>Konstanty</text:p>
          </table:table-cell>
          <table:table-cell office:value-type="string" calcext:value-type="string">
            <text:p>Urzędnik</text:p>
          </table:table-cell>
          <table:table-cell office:value-type="date" office:date-value="1996-09-05" calcext:value-type="date">
            <text:p>1996-09-05</text:p>
          </table:table-cell>
          <table:table-cell office:value-type="currency" office:currency="PLN" office:value="1130" calcext:value-type="currency">
            <text:p>1 130,00 zł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-674</text:p>
          </table:table-cell>
          <table:table-cell office:value-type="string" calcext:value-type="string">
            <text:p>Chylak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Zaopatrzeniowiec</text:p>
          </table:table-cell>
          <table:table-cell office:value-type="date" office:date-value="1992-12-16" calcext:value-type="date">
            <text:p>1992-12-16</text:p>
          </table:table-cell>
          <table:table-cell office:value-type="currency" office:currency="PLN" office:value="1520" calcext:value-type="currency">
            <text:p>1 520,00 zł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table:style-name="ce1" office:value-type="date" office:date-value="0217-01-01" calcext:value-type="date">
            <text:p>0217-01-01</text:p>
          </table:table-cell>
          <table:table-cell office:value-type="string" calcext:value-type="string">
            <text:p>Cichaw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Informatyk</text:p>
          </table:table-cell>
          <table:table-cell office:value-type="date" office:date-value="2001-05-13" calcext:value-type="date">
            <text:p>2001-05-13</text:p>
          </table:table-cell>
          <table:table-cell office:value-type="currency" office:currency="PLN" office:value="1550" calcext:value-type="currency">
            <text:p>1 550,00 zł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style-name="ce1" office:value-type="date" office:date-value="0221-01-01" calcext:value-type="date">
            <text:p>0221-01-01</text:p>
          </table:table-cell>
          <table:table-cell office:value-type="string" calcext:value-type="string">
            <text:p>Cichocki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Informatyk</text:p>
          </table:table-cell>
          <table:table-cell office:value-type="date" office:date-value="1999-04-26" calcext:value-type="date">
            <text:p>1999-04-26</text:p>
          </table:table-cell>
          <table:table-cell office:value-type="currency" office:currency="PLN" office:value="1640" calcext:value-type="currency">
            <text:p>1 640,00 zł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style-name="ce1" office:value-type="date" office:date-value="0222-01-01" calcext:value-type="date">
            <text:p>0222-01-01</text:p>
          </table:table-cell>
          <table:table-cell office:value-type="string" calcext:value-type="string">
            <text:p>Cichoc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nformatyk</text:p>
          </table:table-cell>
          <table:table-cell office:value-type="date" office:date-value="1998-01-05" calcext:value-type="date">
            <text:p>1998-01-05</text:p>
          </table:table-cell>
          <table:table-cell office:value-type="currency" office:currency="PLN" office:value="1540" calcext:value-type="currency">
            <text:p>1 540,00 zł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-675</text:p>
          </table:table-cell>
          <table:table-cell office:value-type="string" calcext:value-type="string">
            <text:p>Cichosz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Zaopatrzeniowiec</text:p>
          </table:table-cell>
          <table:table-cell office:value-type="date" office:date-value="1992-06-03" calcext:value-type="date">
            <text:p>1992-06-03</text:p>
          </table:table-cell>
          <table:table-cell office:value-type="currency" office:currency="PLN" office:value="1140" calcext:value-type="currency">
            <text:p>1 140,00 zł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-676</text:p>
          </table:table-cell>
          <table:table-cell office:value-type="string" calcext:value-type="string">
            <text:p>Cichowąs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Zaopatrzeniowiec</text:p>
          </table:table-cell>
          <table:table-cell office:value-type="date" office:date-value="2000-04-24" calcext:value-type="date">
            <text:p>2000-04-24</text:p>
          </table:table-cell>
          <table:table-cell office:value-type="currency" office:currency="PLN" office:value="1110" calcext:value-type="currency">
            <text:p>1 110,00 zł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-679</text:p>
          </table:table-cell>
          <table:table-cell office:value-type="string" calcext:value-type="string">
            <text:p>Ciechanowicz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Zaopatrzeniowiec</text:p>
          </table:table-cell>
          <table:table-cell office:value-type="date" office:date-value="1990-03-17" calcext:value-type="date">
            <text:p>1990-03-17</text:p>
          </table:table-cell>
          <table:table-cell office:value-type="currency" office:currency="PLN" office:value="1170" calcext:value-type="currency">
            <text:p>1 170,00 zł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-701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Zaopatrzeniowiec</text:p>
          </table:table-cell>
          <table:table-cell office:value-type="date" office:date-value="1990-01-17" calcext:value-type="date">
            <text:p>1990-01-17</text:p>
          </table:table-cell>
          <table:table-cell office:value-type="currency" office:currency="PLN" office:value="1540" calcext:value-type="currency">
            <text:p>1 540,00 zł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-458</text:p>
          </table:table-cell>
          <table:table-cell office:value-type="string" calcext:value-type="string">
            <text:p>Cieślik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Referent</text:p>
          </table:table-cell>
          <table:table-cell office:value-type="date" office:date-value="1997-01-08" calcext:value-type="date">
            <text:p>1997-01-08</text:p>
          </table:table-cell>
          <table:table-cell office:value-type="currency" office:currency="PLN" office:value="1500" calcext:value-type="currency">
            <text:p>1 500,00 zł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-702</text:p>
          </table:table-cell>
          <table:table-cell office:value-type="string" calcext:value-type="string">
            <text:p>Żuchowski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Zaopatrzeniowiec</text:p>
          </table:table-cell>
          <table:table-cell office:value-type="date" office:date-value="1992-01-13" calcext:value-type="date">
            <text:p>1992-01-13</text:p>
          </table:table-cell>
          <table:table-cell office:value-type="currency" office:currency="PLN" office:value="1360" calcext:value-type="currency">
            <text:p>1 360,00 zł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-703</text:p>
          </table:table-cell>
          <table:table-cell office:value-type="string" calcext:value-type="string">
            <text:p>Wypchło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Zaopatrzeniowiec</text:p>
          </table:table-cell>
          <table:table-cell office:value-type="date" office:date-value="2001-08-12" calcext:value-type="date">
            <text:p>2001-08-12</text:p>
          </table:table-cell>
          <table:table-cell office:value-type="currency" office:currency="PLN" office:value="1180" calcext:value-type="currency">
            <text:p>1 180,00 zł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-704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Zaopatrzeniowiec</text:p>
          </table:table-cell>
          <table:table-cell office:value-type="date" office:date-value="1996-08-02" calcext:value-type="date">
            <text:p>1996-08-02</text:p>
          </table:table-cell>
          <table:table-cell office:value-type="currency" office:currency="PLN" office:value="1570" calcext:value-type="currency">
            <text:p>1 570,00 zł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-710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Janina</text:p>
          </table:table-cell>
          <table:table-cell office:value-type="string" calcext:value-type="string">
            <text:p>Zaopatrzeniowiec</text:p>
          </table:table-cell>
          <table:table-cell office:value-type="date" office:date-value="2000-02-18" calcext:value-type="date">
            <text:p>2000-02-18</text:p>
          </table:table-cell>
          <table:table-cell office:value-type="currency" office:currency="PLN" office:value="1230" calcext:value-type="currency">
            <text:p>1 230,00 zł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-779</text:p>
          </table:table-cell>
          <table:table-cell office:value-type="string" calcext:value-type="string">
            <text:p>Wojtas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Kierownik</text:p>
          </table:table-cell>
          <table:table-cell office:value-type="date" office:date-value="2002-09-04" calcext:value-type="date">
            <text:p>2002-09-04</text:p>
          </table:table-cell>
          <table:table-cell office:value-type="currency" office:currency="PLN" office:value="2150" calcext:value-type="currency">
            <text:p>2 150,00 zł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-216</text:p>
          </table:table-cell>
          <table:table-cell office:value-type="string" calcext:value-type="string">
            <text:p>Wochnia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Doradca</text:p>
          </table:table-cell>
          <table:table-cell office:value-type="date" office:date-value="1998-01-03" calcext:value-type="date">
            <text:p>1998-01-03</text:p>
          </table:table-cell>
          <table:table-cell office:value-type="currency" office:currency="PLN" office:value="1880" calcext:value-type="currency">
            <text:p>1 880,00 zł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-344</text:p>
          </table:table-cell>
          <table:table-cell office:value-type="string" calcext:value-type="string">
            <text:p>Włodars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Doradca</text:p>
          </table:table-cell>
          <table:table-cell office:value-type="date" office:date-value="1996-02-24" calcext:value-type="date">
            <text:p>1996-02-24</text:p>
          </table:table-cell>
          <table:table-cell office:value-type="currency" office:currency="PLN" office:value="1820" calcext:value-type="currency">
            <text:p>1 820,00 zł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-345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Zdzisława</text:p>
          </table:table-cell>
          <table:table-cell office:value-type="string" calcext:value-type="string">
            <text:p>Doradca</text:p>
          </table:table-cell>
          <table:table-cell office:value-type="date" office:date-value="1994-04-28" calcext:value-type="date">
            <text:p>1994-04-28</text:p>
          </table:table-cell>
          <table:table-cell office:value-type="currency" office:currency="PLN" office:value="1710" calcext:value-type="currency">
            <text:p>1 710,00 zł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-346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Wiesława</text:p>
          </table:table-cell>
          <table:table-cell office:value-type="string" calcext:value-type="string">
            <text:p>Doradca</text:p>
          </table:table-cell>
          <table:table-cell office:value-type="date" office:date-value="1995-12-22" calcext:value-type="date">
            <text:p>1995-12-22</text:p>
          </table:table-cell>
          <table:table-cell office:value-type="currency" office:currency="PLN" office:value="1920" calcext:value-type="currency">
            <text:p>1 920,00 zł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-477</text:p>
          </table:table-cell>
          <table:table-cell office:value-type="string" calcext:value-type="string">
            <text:p>Warnawin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Doradca</text:p>
          </table:table-cell>
          <table:table-cell office:value-type="date" office:date-value="1996-07-31" calcext:value-type="date">
            <text:p>1996-07-31</text:p>
          </table:table-cell>
          <table:table-cell office:value-type="currency" office:currency="PLN" office:value="1780" calcext:value-type="currency">
            <text:p>1 780,00 zł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-478</text:p>
          </table:table-cell>
          <table:table-cell office:value-type="string" calcext:value-type="string">
            <text:p>Truszkow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Doradca</text:p>
          </table:table-cell>
          <table:table-cell office:value-type="date" office:date-value="2000-04-02" calcext:value-type="date">
            <text:p>2000-04-02</text:p>
          </table:table-cell>
          <table:table-cell office:value-type="currency" office:currency="PLN" office:value="1920" calcext:value-type="currency">
            <text:p>1 920,00 zł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-711</text:p>
          </table:table-cell>
          <table:table-cell office:value-type="string" calcext:value-type="string">
            <text:p>Śmietanka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Zaopatrzeniowiec</text:p>
          </table:table-cell>
          <table:table-cell office:value-type="date" office:date-value="1995-08-11" calcext:value-type="date">
            <text:p>1995-08-11</text:p>
          </table:table-cell>
          <table:table-cell office:value-type="currency" office:currency="PLN" office:value="1430" calcext:value-type="currency">
            <text:p>1 430,00 zł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-691</text:p>
          </table:table-cell>
          <table:table-cell office:value-type="string" calcext:value-type="string">
            <text:p>Śliż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Kierownik</text:p>
          </table:table-cell>
          <table:table-cell office:value-type="date" office:date-value="1993-05-30" calcext:value-type="date">
            <text:p>1993-05-30</text:p>
          </table:table-cell>
          <table:table-cell office:value-type="currency" office:currency="PLN" office:value="1860" calcext:value-type="currency">
            <text:p>1 860,00 zł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-715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Zaopatrzeniowiec</text:p>
          </table:table-cell>
          <table:table-cell office:value-type="date" office:date-value="1994-08-30" calcext:value-type="date">
            <text:p>1994-08-30</text:p>
          </table:table-cell>
          <table:table-cell office:value-type="currency" office:currency="PLN" office:value="1190" calcext:value-type="currency">
            <text:p>1 190,00 zł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-254</text:p>
          </table:table-cell>
          <table:table-cell office:value-type="string" calcext:value-type="string">
            <text:p>Szczygielski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Operator</text:p>
          </table:table-cell>
          <table:table-cell office:value-type="date" office:date-value="1993-09-17" calcext:value-type="date">
            <text:p>1993-09-17</text:p>
          </table:table-cell>
          <table:table-cell office:value-type="currency" office:currency="PLN" office:value="1030" calcext:value-type="currency">
            <text:p>1 030,00 zł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-479</text:p>
          </table:table-cell>
          <table:table-cell office:value-type="string" calcext:value-type="string">
            <text:p>Stańczyk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Doradca</text:p>
          </table:table-cell>
          <table:table-cell office:value-type="date" office:date-value="1993-11-08" calcext:value-type="date">
            <text:p>1993-11-08</text:p>
          </table:table-cell>
          <table:table-cell office:value-type="currency" office:currency="PLN" office:value="2090" calcext:value-type="currency">
            <text:p>2 090,00 zł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-255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Operator</text:p>
          </table:table-cell>
          <table:table-cell office:value-type="date" office:date-value="1999-12-03" calcext:value-type="date">
            <text:p>1999-12-03</text:p>
          </table:table-cell>
          <table:table-cell office:value-type="currency" office:currency="PLN" office:value="1300" calcext:value-type="currency">
            <text:p>1 300,00 zł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-317</text:p>
          </table:table-cell>
          <table:table-cell office:value-type="string" calcext:value-type="string">
            <text:p>Sławińsk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Operator</text:p>
          </table:table-cell>
          <table:table-cell office:value-type="date" office:date-value="2002-03-26" calcext:value-type="date">
            <text:p>2002-03-26</text:p>
          </table:table-cell>
          <table:table-cell office:value-type="currency" office:currency="PLN" office:value="1110" calcext:value-type="currency">
            <text:p>1 110,00 zł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-318</text:p>
          </table:table-cell>
          <table:table-cell office:value-type="string" calcext:value-type="string">
            <text:p>Skowroński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Operator</text:p>
          </table:table-cell>
          <table:table-cell office:value-type="date" office:date-value="1996-10-10" calcext:value-type="date">
            <text:p>1996-10-10</text:p>
          </table:table-cell>
          <table:table-cell office:value-type="currency" office:currency="PLN" office:value="1240" calcext:value-type="currency">
            <text:p>1 240,00 zł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-103</text:p>
          </table:table-cell>
          <table:table-cell office:value-type="string" calcext:value-type="string">
            <text:p>Skoczkowski</text:p>
          </table:table-cell>
          <table:table-cell office:value-type="string" calcext:value-type="string">
            <text:p>Edmund</text:p>
          </table:table-cell>
          <table:table-cell office:value-type="string" calcext:value-type="string">
            <text:p>Wiceprezes</text:p>
          </table:table-cell>
          <table:table-cell office:value-type="date" office:date-value="1990-12-18" calcext:value-type="date">
            <text:p>1990-12-18</text:p>
          </table:table-cell>
          <table:table-cell office:value-type="currency" office:currency="PLN" office:value="2510" calcext:value-type="currency">
            <text:p>2 510,00 zł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-339</text:p>
          </table:table-cell>
          <table:table-cell office:value-type="string" calcext:value-type="string">
            <text:p>Sitarek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Kierownik</text:p>
          </table:table-cell>
          <table:table-cell office:value-type="date" office:date-value="1998-07-21" calcext:value-type="date">
            <text:p>1998-07-21</text:p>
          </table:table-cell>
          <table:table-cell office:value-type="currency" office:currency="PLN" office:value="1760" calcext:value-type="currency">
            <text:p>1 760,00 zł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-319</text:p>
          </table:table-cell>
          <table:table-cell office:value-type="string" calcext:value-type="string">
            <text:p>Setniewska</text:p>
          </table:table-cell>
          <table:table-cell office:value-type="string" calcext:value-type="string">
            <text:p>Władysława</text:p>
          </table:table-cell>
          <table:table-cell office:value-type="string" calcext:value-type="string">
            <text:p>Operator</text:p>
          </table:table-cell>
          <table:table-cell office:value-type="date" office:date-value="2000-06-06" calcext:value-type="date">
            <text:p>2000-06-06</text:p>
          </table:table-cell>
          <table:table-cell office:value-type="currency" office:currency="PLN" office:value="1170" calcext:value-type="currency">
            <text:p>1 170,00 zł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-716</text:p>
          </table:table-cell>
          <table:table-cell office:value-type="string" calcext:value-type="string">
            <text:p>Sekuła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Zaopatrzeniowiec</text:p>
          </table:table-cell>
          <table:table-cell office:value-type="date" office:date-value="1996-12-17" calcext:value-type="date">
            <text:p>1996-12-17</text:p>
          </table:table-cell>
          <table:table-cell office:value-type="currency" office:currency="PLN" office:value="1220" calcext:value-type="currency">
            <text:p>1 220,00 zł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120</text:p>
          </table:table-cell>
          <table:table-cell office:value-type="string" calcext:value-type="string">
            <text:p>Rychta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Sprzedawca</text:p>
          </table:table-cell>
          <table:table-cell office:value-type="date" office:date-value="1999-02-03" calcext:value-type="date">
            <text:p>1999-02-03</text:p>
          </table:table-cell>
          <table:table-cell office:value-type="currency" office:currency="PLN" office:value="1170" calcext:value-type="currency">
            <text:p>1 170,00 zł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312</text:p>
          </table:table-cell>
          <table:table-cell office:value-type="string" calcext:value-type="string">
            <text:p>Rybicka</text:p>
          </table:table-cell>
          <table:table-cell office:value-type="string" calcext:value-type="string">
            <text:p>Mieczysława</text:p>
          </table:table-cell>
          <table:table-cell office:value-type="string" calcext:value-type="string">
            <text:p>Sprzedawca</text:p>
          </table:table-cell>
          <table:table-cell office:value-type="date" office:date-value="1992-11-18" calcext:value-type="date">
            <text:p>1992-11-18</text:p>
          </table:table-cell>
          <table:table-cell office:value-type="currency" office:currency="PLN" office:value="1420" calcext:value-type="currency">
            <text:p>1 420,00 zł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-521</text:p>
          </table:table-cell>
          <table:table-cell office:value-type="string" calcext:value-type="string">
            <text:p>Różycki</text:p>
          </table:table-cell>
          <table:table-cell office:value-type="string" calcext:value-type="string">
            <text:p>Edmund</text:p>
          </table:table-cell>
          <table:table-cell office:value-type="string" calcext:value-type="string">
            <text:p>Doradca</text:p>
          </table:table-cell>
          <table:table-cell office:value-type="date" office:date-value="1997-11-15" calcext:value-type="date">
            <text:p>1997-11-15</text:p>
          </table:table-cell>
          <table:table-cell office:value-type="currency" office:currency="PLN" office:value="1920" calcext:value-type="currency">
            <text:p>1 920,00 zł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-717</text:p>
          </table:table-cell>
          <table:table-cell office:value-type="string" calcext:value-type="string">
            <text:p>Różals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Zaopatrzeniowiec</text:p>
          </table:table-cell>
          <table:table-cell office:value-type="date" office:date-value="1990-08-23" calcext:value-type="date">
            <text:p>1990-08-23</text:p>
          </table:table-cell>
          <table:table-cell office:value-type="currency" office:currency="PLN" office:value="1540" calcext:value-type="currency">
            <text:p>1 540,00 zł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-718</text:p>
          </table:table-cell>
          <table:table-cell office:value-type="string" calcext:value-type="string">
            <text:p>Rokosz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Zaopatrzeniowiec</text:p>
          </table:table-cell>
          <table:table-cell office:value-type="date" office:date-value="1991-10-20" calcext:value-type="date">
            <text:p>1991-10-20</text:p>
          </table:table-cell>
          <table:table-cell office:value-type="currency" office:currency="PLN" office:value="1420" calcext:value-type="currency">
            <text:p>1 420,00 zł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-725</text:p>
          </table:table-cell>
          <table:table-cell office:value-type="string" calcext:value-type="string">
            <text:p>Pyt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Zaopatrzeniowiec</text:p>
          </table:table-cell>
          <table:table-cell office:value-type="date" office:date-value="1996-07-18" calcext:value-type="date">
            <text:p>1996-07-18</text:p>
          </table:table-cell>
          <table:table-cell office:value-type="currency" office:currency="PLN" office:value="1170" calcext:value-type="currency">
            <text:p>1 170,00 zł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-726</text:p>
          </table:table-cell>
          <table:table-cell office:value-type="string" calcext:value-type="string">
            <text:p>Przybylska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Zaopatrzeniowiec</text:p>
          </table:table-cell>
          <table:table-cell office:value-type="date" office:date-value="1994-05-16" calcext:value-type="date">
            <text:p>1994-05-16</text:p>
          </table:table-cell>
          <table:table-cell office:value-type="currency" office:currency="PLN" office:value="1530" calcext:value-type="currency">
            <text:p>1 530,00 zł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-727</text:p>
          </table:table-cell>
          <table:table-cell office:value-type="string" calcext:value-type="string">
            <text:p>Podsiadł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Zaopatrzeniowiec</text:p>
          </table:table-cell>
          <table:table-cell office:value-type="date" office:date-value="1990-11-05" calcext:value-type="date">
            <text:p>1990-11-05</text:p>
          </table:table-cell>
          <table:table-cell office:value-type="currency" office:currency="PLN" office:value="1580" calcext:value-type="currency">
            <text:p>1 580,00 zł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-728</text:p>
          </table:table-cell>
          <table:table-cell office:value-type="string" calcext:value-type="string">
            <text:p>Mrozowski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Zaopatrzeniowiec</text:p>
          </table:table-cell>
          <table:table-cell office:value-type="date" office:date-value="1997-12-08" calcext:value-type="date">
            <text:p>1997-12-08</text:p>
          </table:table-cell>
          <table:table-cell office:value-type="currency" office:currency="PLN" office:value="1360" calcext:value-type="currency">
            <text:p>1 360,00 zł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-734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Zaopatrzeniowiec</text:p>
          </table:table-cell>
          <table:table-cell office:value-type="date" office:date-value="1996-10-30" calcext:value-type="date">
            <text:p>1996-10-30</text:p>
          </table:table-cell>
          <table:table-cell office:value-type="currency" office:currency="PLN" office:value="1200" calcext:value-type="currency">
            <text:p>1 200,00 zł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-459</text:p>
          </table:table-cell>
          <table:table-cell office:value-type="string" calcext:value-type="string">
            <text:p>Mirec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Referent</text:p>
          </table:table-cell>
          <table:table-cell office:value-type="date" office:date-value="1993-06-11" calcext:value-type="date">
            <text:p>1993-06-11</text:p>
          </table:table-cell>
          <table:table-cell office:value-type="currency" office:currency="PLN" office:value="1240" calcext:value-type="currency">
            <text:p>1 240,00 zł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121</text:p>
          </table:table-cell>
          <table:table-cell office:value-type="string" calcext:value-type="string">
            <text:p>Misiak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Sprzedawca</text:p>
          </table:table-cell>
          <table:table-cell office:value-type="date" office:date-value="2000-02-14" calcext:value-type="date">
            <text:p>2000-02-14</text:p>
          </table:table-cell>
          <table:table-cell office:value-type="currency" office:currency="PLN" office:value="1020" calcext:value-type="currency">
            <text:p>1 020,00 zł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-512</text:p>
          </table:table-cell>
          <table:table-cell office:value-type="string" calcext:value-type="string">
            <text:p>Orlik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Referent</text:p>
          </table:table-cell>
          <table:table-cell office:value-type="date" office:date-value="1997-05-31" calcext:value-type="date">
            <text:p>1997-05-31</text:p>
          </table:table-cell>
          <table:table-cell office:value-type="currency" office:currency="PLN" office:value="1450" calcext:value-type="currency">
            <text:p>1 450,00 zł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-517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Konrad</text:p>
          </table:table-cell>
          <table:table-cell office:value-type="string" calcext:value-type="string">
            <text:p>Referent</text:p>
          </table:table-cell>
          <table:table-cell office:value-type="date" office:date-value="1996-04-18" calcext:value-type="date">
            <text:p>1996-04-18</text:p>
          </table:table-cell>
          <table:table-cell office:value-type="currency" office:currency="PLN" office:value="1200" calcext:value-type="currency">
            <text:p>1 200,00 zł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-518</text:p>
          </table:table-cell>
          <table:table-cell office:value-type="string" calcext:value-type="string">
            <text:p>Sylwar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Referent</text:p>
          </table:table-cell>
          <table:table-cell office:value-type="date" office:date-value="1995-08-17" calcext:value-type="date">
            <text:p>1995-08-17</text:p>
          </table:table-cell>
          <table:table-cell office:value-type="currency" office:currency="PLN" office:value="1310" calcext:value-type="currency">
            <text:p>1 310,00 zł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-519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Referent</text:p>
          </table:table-cell>
          <table:table-cell office:value-type="date" office:date-value="1995-03-22" calcext:value-type="date">
            <text:p>1995-03-22</text:p>
          </table:table-cell>
          <table:table-cell office:value-type="currency" office:currency="PLN" office:value="1590" calcext:value-type="currency">
            <text:p>1 590,00 zł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-522</text:p>
          </table:table-cell>
          <table:table-cell office:value-type="string" calcext:value-type="string">
            <text:p>Nosowski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Doradca</text:p>
          </table:table-cell>
          <table:table-cell office:value-type="date" office:date-value="2002-05-23" calcext:value-type="date">
            <text:p>2002-05-23</text:p>
          </table:table-cell>
          <table:table-cell office:value-type="currency" office:currency="PLN" office:value="1880" calcext:value-type="currency">
            <text:p>1 880,00 zł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s-378</text:p>
          </table:table-cell>
          <table:table-cell office:value-type="string" calcext:value-type="string">
            <text:p>Michalec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Księgowy</text:p>
          </table:table-cell>
          <table:table-cell office:value-type="date" office:date-value="1997-11-21" calcext:value-type="date">
            <text:p>1997-11-21</text:p>
          </table:table-cell>
          <table:table-cell office:value-type="currency" office:currency="PLN" office:value="1580" calcext:value-type="currency">
            <text:p>1 580,00 zł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table:style-name="ce1" office:value-type="date" office:date-value="0223-01-01" calcext:value-type="date">
            <text:p>0223-01-01</text:p>
          </table:table-cell>
          <table:table-cell office:value-type="string" calcext:value-type="string">
            <text:p>Michajłow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Informatyk</text:p>
          </table:table-cell>
          <table:table-cell office:value-type="date" office:date-value="1990-04-28" calcext:value-type="date">
            <text:p>1990-04-28</text:p>
          </table:table-cell>
          <table:table-cell office:value-type="currency" office:currency="PLN" office:value="1840" calcext:value-type="currency">
            <text:p>1 840,00 zł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-836</text:p>
          </table:table-cell>
          <table:table-cell office:value-type="string" calcext:value-type="string">
            <text:p>Malec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Kierownik</text:p>
          </table:table-cell>
          <table:table-cell office:value-type="date" office:date-value="2002-10-19" calcext:value-type="date">
            <text:p>2002-10-19</text:p>
          </table:table-cell>
          <table:table-cell office:value-type="currency" office:currency="PLN" office:value="1820" calcext:value-type="currency">
            <text:p>1 820,00 zł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-327</text:p>
          </table:table-cell>
          <table:table-cell office:value-type="string" calcext:value-type="string">
            <text:p>Marase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Operator</text:p>
          </table:table-cell>
          <table:table-cell office:value-type="date" office:date-value="1999-11-01" calcext:value-type="date">
            <text:p>1999-11-01</text:p>
          </table:table-cell>
          <table:table-cell office:value-type="currency" office:currency="PLN" office:value="1260" calcext:value-type="currency">
            <text:p>1 260,00 zł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-328</text:p>
          </table:table-cell>
          <table:table-cell office:value-type="string" calcext:value-type="string">
            <text:p>Małe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Operator</text:p>
          </table:table-cell>
          <table:table-cell office:value-type="date" office:date-value="2001-11-06" calcext:value-type="date">
            <text:p>2001-11-06</text:p>
          </table:table-cell>
          <table:table-cell office:value-type="currency" office:currency="PLN" office:value="1220" calcext:value-type="currency">
            <text:p>1 220,00 zł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-329</text:p>
          </table:table-cell>
          <table:table-cell office:value-type="string" calcext:value-type="string">
            <text:p>Maciejczyk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Operator</text:p>
          </table:table-cell>
          <table:table-cell office:value-type="date" office:date-value="2000-07-30" calcext:value-type="date">
            <text:p>2000-07-30</text:p>
          </table:table-cell>
          <table:table-cell office:value-type="currency" office:currency="PLN" office:value="1090" calcext:value-type="currency">
            <text:p>1 090,00 zł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-352</text:p>
          </table:table-cell>
          <table:table-cell office:value-type="string" calcext:value-type="string">
            <text:p>Łojek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Operator</text:p>
          </table:table-cell>
          <table:table-cell office:value-type="date" office:date-value="1993-11-19" calcext:value-type="date">
            <text:p>1993-11-19</text:p>
          </table:table-cell>
          <table:table-cell office:value-type="currency" office:currency="PLN" office:value="1430" calcext:value-type="currency">
            <text:p>1 430,00 zł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-816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nik</text:p>
          </table:table-cell>
          <table:table-cell office:value-type="date" office:date-value="2002-01-28" calcext:value-type="date">
            <text:p>2002-01-28</text:p>
          </table:table-cell>
          <table:table-cell office:value-type="currency" office:currency="PLN" office:value="1750" calcext:value-type="currency">
            <text:p>1 750,00 zł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-356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Franciszek</text:p>
          </table:table-cell>
          <table:table-cell office:value-type="string" calcext:value-type="string">
            <text:p>Operator</text:p>
          </table:table-cell>
          <table:table-cell office:value-type="date" office:date-value="1992-07-09" calcext:value-type="date">
            <text:p>1992-07-09</text:p>
          </table:table-cell>
          <table:table-cell office:value-type="currency" office:currency="PLN" office:value="1130" calcext:value-type="currency">
            <text:p>1 130,00 zł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-358</text:p>
          </table:table-cell>
          <table:table-cell office:value-type="string" calcext:value-type="string">
            <text:p>Kuśmierczyk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Operator</text:p>
          </table:table-cell>
          <table:table-cell office:value-type="date" office:date-value="2000-05-06" calcext:value-type="date">
            <text:p>2000-05-06</text:p>
          </table:table-cell>
          <table:table-cell office:value-type="currency" office:currency="PLN" office:value="1080" calcext:value-type="currency">
            <text:p>1 080,00 zł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-360</text:p>
          </table:table-cell>
          <table:table-cell office:value-type="string" calcext:value-type="string">
            <text:p>Kunka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Operator</text:p>
          </table:table-cell>
          <table:table-cell office:value-type="date" office:date-value="1998-03-02" calcext:value-type="date">
            <text:p>1998-03-02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323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Sprzedawca</text:p>
          </table:table-cell>
          <table:table-cell office:value-type="date" office:date-value="1998-02-19" calcext:value-type="date">
            <text:p>1998-02-19</text:p>
          </table:table-cell>
          <table:table-cell office:value-type="currency" office:currency="PLN" office:value="1150" calcext:value-type="currency">
            <text:p>1 150,00 zł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table:style-name="ce1" office:value-type="date" office:date-value="0224-01-01" calcext:value-type="date">
            <text:p>0224-01-01</text:p>
          </table:table-cell>
          <table:table-cell office:value-type="string" calcext:value-type="string">
            <text:p>Krul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Informatyk</text:p>
          </table:table-cell>
          <table:table-cell office:value-type="date" office:date-value="1995-06-08" calcext:value-type="date">
            <text:p>1995-06-08</text:p>
          </table:table-cell>
          <table:table-cell office:value-type="currency" office:currency="PLN" office:value="1890" calcext:value-type="currency">
            <text:p>1 890,00 zł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style-name="ce1" office:value-type="date" office:date-value="0225-01-01" calcext:value-type="date">
            <text:p>0225-01-01</text:p>
          </table:table-cell>
          <table:table-cell office:value-type="string" calcext:value-type="string">
            <text:p>Krok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Informatyk</text:p>
          </table:table-cell>
          <table:table-cell office:value-type="date" office:date-value="1990-01-11" calcext:value-type="date">
            <text:p>1990-01-11</text:p>
          </table:table-cell>
          <table:table-cell office:value-type="currency" office:currency="PLN" office:value="1990" calcext:value-type="currency">
            <text:p>1 990,00 zł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-112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Analityk</text:p>
          </table:table-cell>
          <table:table-cell office:value-type="date" office:date-value="2001-01-02" calcext:value-type="date">
            <text:p>2001-01-02</text:p>
          </table:table-cell>
          <table:table-cell office:value-type="currency" office:currency="PLN" office:value="1700" calcext:value-type="currency">
            <text:p>1 700,00 zł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-110</text:p>
          </table:table-cell>
          <table:table-cell office:value-type="string" calcext:value-type="string">
            <text:p>Kozakowski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Analityk</text:p>
          </table:table-cell>
          <table:table-cell office:value-type="date" office:date-value="2000-12-09" calcext:value-type="date">
            <text:p>2000-12-09</text:p>
          </table:table-cell>
          <table:table-cell office:value-type="currency" office:currency="PLN" office:value="1510" calcext:value-type="currency">
            <text:p>1 510,00 zł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-109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Analityk</text:p>
          </table:table-cell>
          <table:table-cell office:value-type="date" office:date-value="1998-06-10" calcext:value-type="date">
            <text:p>1998-06-10</text:p>
          </table:table-cell>
          <table:table-cell office:value-type="currency" office:currency="PLN" office:value="1910" calcext:value-type="currency">
            <text:p>1 910,00 zł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-100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Analityk</text:p>
          </table:table-cell>
          <table:table-cell office:value-type="date" office:date-value="1991-09-06" calcext:value-type="date">
            <text:p>1991-09-06</text:p>
          </table:table-cell>
          <table:table-cell office:value-type="currency" office:currency="PLN" office:value="1720" calcext:value-type="currency">
            <text:p>1 720,00 zł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-107</text:p>
          </table:table-cell>
          <table:table-cell office:value-type="string" calcext:value-type="string">
            <text:p>Kopycki</text:p>
          </table:table-cell>
          <table:table-cell office:value-type="string" calcext:value-type="string">
            <text:p>Gerard</text:p>
          </table:table-cell>
          <table:table-cell office:value-type="string" calcext:value-type="string">
            <text:p>Analityk</text:p>
          </table:table-cell>
          <table:table-cell office:value-type="date" office:date-value="2001-02-11" calcext:value-type="date">
            <text:p>2001-02-11</text:p>
          </table:table-cell>
          <table:table-cell office:value-type="currency" office:currency="PLN" office:value="1860" calcext:value-type="currency">
            <text:p>1 860,00 zł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348</text:p>
          </table:table-cell>
          <table:table-cell office:value-type="string" calcext:value-type="string">
            <text:p>Kończak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Urzędnik</text:p>
          </table:table-cell>
          <table:table-cell office:value-type="date" office:date-value="1999-10-16" calcext:value-type="date">
            <text:p>1999-10-16</text:p>
          </table:table-cell>
          <table:table-cell office:value-type="currency" office:currency="PLN" office:value="1540" calcext:value-type="currency">
            <text:p>1 540,00 zł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-503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Sylwester</text:p>
          </table:table-cell>
          <table:table-cell office:value-type="string" calcext:value-type="string">
            <text:p>Kierowca</text:p>
          </table:table-cell>
          <table:table-cell office:value-type="date" office:date-value="1991-03-14" calcext:value-type="date">
            <text:p>1991-03-14</text:p>
          </table:table-cell>
          <table:table-cell office:value-type="currency" office:currency="PLN" office:value="1080" calcext:value-type="currency">
            <text:p>1 080,00 zł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349</text:p>
          </table:table-cell>
          <table:table-cell office:value-type="string" calcext:value-type="string">
            <text:p>Katana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Urzędnik</text:p>
          </table:table-cell>
          <table:table-cell office:value-type="date" office:date-value="1997-05-13" calcext:value-type="date">
            <text:p>1997-05-13</text:p>
          </table:table-cell>
          <table:table-cell office:value-type="currency" office:currency="PLN" office:value="1420" calcext:value-type="currency">
            <text:p>1 420,00 zł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350</text:p>
          </table:table-cell>
          <table:table-cell office:value-type="string" calcext:value-type="string">
            <text:p>Katana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Urzędnik</text:p>
          </table:table-cell>
          <table:table-cell office:value-type="date" office:date-value="1998-04-12" calcext:value-type="date">
            <text:p>1998-04-12</text:p>
          </table:table-cell>
          <table:table-cell office:value-type="currency" office:currency="PLN" office:value="1100" calcext:value-type="currency">
            <text:p>1 100,00 zł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355</text:p>
          </table:table-cell>
          <table:table-cell office:value-type="string" calcext:value-type="string">
            <text:p>Kaleta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Urzędnik</text:p>
          </table:table-cell>
          <table:table-cell office:value-type="date" office:date-value="1995-05-23" calcext:value-type="date">
            <text:p>1995-05-23</text:p>
          </table:table-cell>
          <table:table-cell office:value-type="currency" office:currency="PLN" office:value="1510" calcext:value-type="currency">
            <text:p>1 510,00 zł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356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Witold</text:p>
          </table:table-cell>
          <table:table-cell office:value-type="string" calcext:value-type="string">
            <text:p>Urzędnik</text:p>
          </table:table-cell>
          <table:table-cell office:value-type="date" office:date-value="1990-05-09" calcext:value-type="date">
            <text:p>1990-05-09</text:p>
          </table:table-cell>
          <table:table-cell office:value-type="currency" office:currency="PLN" office:value="1590" calcext:value-type="currency">
            <text:p>1 590,00 zł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357</text:p>
          </table:table-cell>
          <table:table-cell office:value-type="string" calcext:value-type="string">
            <text:p>Jan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Urzędnik</text:p>
          </table:table-cell>
          <table:table-cell office:value-type="date" office:date-value="1997-07-26" calcext:value-type="date">
            <text:p>1997-07-26</text:p>
          </table:table-cell>
          <table:table-cell office:value-type="currency" office:currency="PLN" office:value="1220" calcext:value-type="currency">
            <text:p>1 220,00 zł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411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Sylwester</text:p>
          </table:table-cell>
          <table:table-cell office:value-type="string" calcext:value-type="string">
            <text:p>Urzędnik</text:p>
          </table:table-cell>
          <table:table-cell office:value-type="date" office:date-value="1999-06-22" calcext:value-type="date">
            <text:p>1999-06-22</text:p>
          </table:table-cell>
          <table:table-cell office:value-type="currency" office:currency="PLN" office:value="1440" calcext:value-type="currency">
            <text:p>1 440,00 zł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412</text:p>
          </table:table-cell>
          <table:table-cell office:value-type="string" calcext:value-type="string">
            <text:p>Hentel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Urzędnik</text:p>
          </table:table-cell>
          <table:table-cell office:value-type="date" office:date-value="1995-11-20" calcext:value-type="date">
            <text:p>1995-11-20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413</text:p>
          </table:table-cell>
          <table:table-cell office:value-type="string" calcext:value-type="string">
            <text:p>Gumowski</text:p>
          </table:table-cell>
          <table:table-cell office:value-type="string" calcext:value-type="string">
            <text:p>Sławomir</text:p>
          </table:table-cell>
          <table:table-cell office:value-type="string" calcext:value-type="string">
            <text:p>Urzędnik</text:p>
          </table:table-cell>
          <table:table-cell office:value-type="date" office:date-value="1998-08-30" calcext:value-type="date">
            <text:p>1998-08-30</text:p>
          </table:table-cell>
          <table:table-cell office:value-type="currency" office:currency="PLN" office:value="1240" calcext:value-type="currency">
            <text:p>1 240,00 zł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-117</text:p>
          </table:table-cell>
          <table:table-cell office:value-type="string" calcext:value-type="string">
            <text:p>Grzmil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Analityk</text:p>
          </table:table-cell>
          <table:table-cell office:value-type="date" office:date-value="1990-09-18" calcext:value-type="date">
            <text:p>1990-09-18</text:p>
          </table:table-cell>
          <table:table-cell office:value-type="currency" office:currency="PLN" office:value="1980" calcext:value-type="currency">
            <text:p>1 980,00 zł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422</text:p>
          </table:table-cell>
          <table:table-cell office:value-type="string" calcext:value-type="string">
            <text:p>Grodecki</text:p>
          </table:table-cell>
          <table:table-cell office:value-type="string" calcext:value-type="string">
            <text:p>Rafał</text:p>
          </table:table-cell>
          <table:table-cell office:value-type="string" calcext:value-type="string">
            <text:p>Urzędnik</text:p>
          </table:table-cell>
          <table:table-cell office:value-type="date" office:date-value="1992-07-19" calcext:value-type="date">
            <text:p>1992-07-19</text:p>
          </table:table-cell>
          <table:table-cell office:value-type="currency" office:currency="PLN" office:value="1120" calcext:value-type="currency">
            <text:p>1 120,00 zł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425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Urzędnik</text:p>
          </table:table-cell>
          <table:table-cell office:value-type="date" office:date-value="1997-12-28" calcext:value-type="date">
            <text:p>1997-12-28</text:p>
          </table:table-cell>
          <table:table-cell office:value-type="currency" office:currency="PLN" office:value="1470" calcext:value-type="currency">
            <text:p>1 470,00 zł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426</text:p>
          </table:table-cell>
          <table:table-cell office:value-type="string" calcext:value-type="string">
            <text:p>Gołos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Urzędnik</text:p>
          </table:table-cell>
          <table:table-cell office:value-type="date" office:date-value="2000-08-04" calcext:value-type="date">
            <text:p>2000-08-04</text:p>
          </table:table-cell>
          <table:table-cell office:value-type="currency" office:currency="PLN" office:value="1190" calcext:value-type="currency">
            <text:p>1 190,00 zł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-347</text:p>
          </table:table-cell>
          <table:table-cell office:value-type="string" calcext:value-type="string">
            <text:p>Filipiak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Kierownik</text:p>
          </table:table-cell>
          <table:table-cell office:value-type="date" office:date-value="2002-07-11" calcext:value-type="date">
            <text:p>2002-07-11</text:p>
          </table:table-cell>
          <table:table-cell office:value-type="currency" office:currency="PLN" office:value="1700" calcext:value-type="currency">
            <text:p>1 700,00 zł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-276</text:p>
          </table:table-cell>
          <table:table-cell office:value-type="string" calcext:value-type="string">
            <text:p>Figurs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Kierowca</text:p>
          </table:table-cell>
          <table:table-cell office:value-type="date" office:date-value="1997-09-24" calcext:value-type="date">
            <text:p>1997-09-24</text:p>
          </table:table-cell>
          <table:table-cell office:value-type="currency" office:currency="PLN" office:value="1020" calcext:value-type="currency">
            <text:p>1 020,00 zł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451</text:p>
          </table:table-cell>
          <table:table-cell office:value-type="string" calcext:value-type="string">
            <text:p>Dziekan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Urzędnik</text:p>
          </table:table-cell>
          <table:table-cell office:value-type="date" office:date-value="1992-02-06" calcext:value-type="date">
            <text:p>1992-02-06</text:p>
          </table:table-cell>
          <table:table-cell office:value-type="currency" office:currency="PLN" office:value="1170" calcext:value-type="currency">
            <text:p>1 170,00 zł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-335</text:p>
          </table:table-cell>
          <table:table-cell office:value-type="string" calcext:value-type="string">
            <text:p>Duralski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Kierownik</text:p>
          </table:table-cell>
          <table:table-cell office:value-type="date" office:date-value="1991-01-28" calcext:value-type="date">
            <text:p>1991-01-28</text:p>
          </table:table-cell>
          <table:table-cell office:value-type="currency" office:currency="PLN" office:value="1810" calcext:value-type="currency">
            <text:p>1 810,00 zł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452</text:p>
          </table:table-cell>
          <table:table-cell office:value-type="string" calcext:value-type="string">
            <text:p>Dudziń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date" office:date-value="2002-07-23" calcext:value-type="date">
            <text:p>2002-07-23</text:p>
          </table:table-cell>
          <table:table-cell office:value-type="currency" office:currency="PLN" office:value="1520" calcext:value-type="currency">
            <text:p>1 520,00 zł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-105</text:p>
          </table:table-cell>
          <table:table-cell office:value-type="string" calcext:value-type="string">
            <text:p>Dróżdż</text:p>
          </table:table-cell>
          <table:table-cell office:value-type="string" calcext:value-type="string">
            <text:p>Gustaw</text:p>
          </table:table-cell>
          <table:table-cell office:value-type="string" calcext:value-type="string">
            <text:p>Analityk</text:p>
          </table:table-cell>
          <table:table-cell office:value-type="date" office:date-value="1996-01-24" calcext:value-type="date">
            <text:p>1996-01-24</text:p>
          </table:table-cell>
          <table:table-cell office:value-type="currency" office:currency="PLN" office:value="1580" calcext:value-type="currency">
            <text:p>1 580,00 zł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-488</text:p>
          </table:table-cell>
          <table:table-cell office:value-type="string" calcext:value-type="string">
            <text:p>Dej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Kierownik</text:p>
          </table:table-cell>
          <table:table-cell office:value-type="date" office:date-value="1992-02-03" calcext:value-type="date">
            <text:p>1992-02-03</text:p>
          </table:table-cell>
          <table:table-cell office:value-type="currency" office:currency="PLN" office:value="2090" calcext:value-type="currency">
            <text:p>2 090,00 zł</text:p>
          </table:table-cell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-203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ca</text:p>
          </table:table-cell>
          <table:table-cell office:value-type="date" office:date-value="2000-10-24" calcext:value-type="date">
            <text:p>2000-10-24</text:p>
          </table:table-cell>
          <table:table-cell office:value-type="currency" office:currency="PLN" office:value="1170" calcext:value-type="currency">
            <text:p>1 170,00 zł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-104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Analityk</text:p>
          </table:table-cell>
          <table:table-cell office:value-type="date" office:date-value="1993-04-19" calcext:value-type="date">
            <text:p>1993-04-19</text:p>
          </table:table-cell>
          <table:table-cell office:value-type="currency" office:currency="PLN" office:value="1900" calcext:value-type="currency">
            <text:p>1 900,00 zł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-103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Analityk</text:p>
          </table:table-cell>
          <table:table-cell office:value-type="date" office:date-value="1996-06-12" calcext:value-type="date">
            <text:p>1996-06-12</text:p>
          </table:table-cell>
          <table:table-cell office:value-type="currency" office:currency="PLN" office:value="1530" calcext:value-type="currency">
            <text:p>1 530,00 zł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-102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nalityk</text:p>
          </table:table-cell>
          <table:table-cell office:value-type="date" office:date-value="2001-01-16" calcext:value-type="date">
            <text:p>2001-01-16</text:p>
          </table:table-cell>
          <table:table-cell office:value-type="currency" office:currency="PLN" office:value="1700" calcext:value-type="currency">
            <text:p>1 700,00 zł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-101</text:p>
          </table:table-cell>
          <table:table-cell office:value-type="string" calcext:value-type="string">
            <text:p>Chodyra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Analityk</text:p>
          </table:table-cell>
          <table:table-cell office:value-type="date" office:date-value="1997-05-17" calcext:value-type="date">
            <text:p>1997-05-17</text:p>
          </table:table-cell>
          <table:table-cell office:value-type="currency" office:currency="PLN" office:value="1960" calcext:value-type="currency">
            <text:p>1 960,00 zł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453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Bogdan</text:p>
          </table:table-cell>
          <table:table-cell office:value-type="string" calcext:value-type="string">
            <text:p>Urzędnik</text:p>
          </table:table-cell>
          <table:table-cell office:value-type="date" office:date-value="1994-08-28" calcext:value-type="date">
            <text:p>1994-08-28</text:p>
          </table:table-cell>
          <table:table-cell office:value-type="currency" office:currency="PLN" office:value="1450" calcext:value-type="currency">
            <text:p>1 450,00 zł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-506</text:p>
          </table:table-cell>
          <table:table-cell office:value-type="string" calcext:value-type="string">
            <text:p>Ceja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Kierowca</text:p>
          </table:table-cell>
          <table:table-cell office:value-type="date" office:date-value="1993-12-27" calcext:value-type="date">
            <text:p>1993-12-27</text:p>
          </table:table-cell>
          <table:table-cell office:value-type="currency" office:currency="PLN" office:value="1220" calcext:value-type="currency">
            <text:p>1 220,00 zł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-113</text:p>
          </table:table-cell>
          <table:table-cell office:value-type="string" calcext:value-type="string">
            <text:p>Budzisz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Kierowca</text:p>
          </table:table-cell>
          <table:table-cell office:value-type="date" office:date-value="1995-12-24" calcext:value-type="date">
            <text:p>1995-12-24</text:p>
          </table:table-cell>
          <table:table-cell office:value-type="currency" office:currency="PLN" office:value="1450" calcext:value-type="currency">
            <text:p>1 450,00 zł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499</text:p>
          </table:table-cell>
          <table:table-cell office:value-type="string" calcext:value-type="string">
            <text:p>Bucze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Urzędnik</text:p>
          </table:table-cell>
          <table:table-cell office:value-type="date" office:date-value="1997-08-06" calcext:value-type="date">
            <text:p>1997-08-06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542</text:p>
          </table:table-cell>
          <table:table-cell office:value-type="string" calcext:value-type="string">
            <text:p>Bińkow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date" office:date-value="2002-10-12" calcext:value-type="date">
            <text:p>2002-10-12</text:p>
          </table:table-cell>
          <table:table-cell office:value-type="currency" office:currency="PLN" office:value="1230" calcext:value-type="currency">
            <text:p>1 230,00 zł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-735</text:p>
          </table:table-cell>
          <table:table-cell office:value-type="string" calcext:value-type="string">
            <text:p>Bartoszewicz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Zaopatrzeniowiec</text:p>
          </table:table-cell>
          <table:table-cell office:value-type="date" office:date-value="1992-11-20" calcext:value-type="date">
            <text:p>1992-11-20</text:p>
          </table:table-cell>
          <table:table-cell office:value-type="currency" office:currency="PLN" office:value="1500" calcext:value-type="currency">
            <text:p>1 500,00 zł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-523</text:p>
          </table:table-cell>
          <table:table-cell office:value-type="string" calcext:value-type="string">
            <text:p>Banaś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Doradca</text:p>
          </table:table-cell>
          <table:table-cell office:value-type="date" office:date-value="1994-08-28" calcext:value-type="date">
            <text:p>1994-08-28</text:p>
          </table:table-cell>
          <table:table-cell office:value-type="currency" office:currency="PLN" office:value="1770" calcext:value-type="currency">
            <text:p>1 770,00 zł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-508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Kierowca</text:p>
          </table:table-cell>
          <table:table-cell office:value-type="date" office:date-value="1993-05-06" calcext:value-type="date">
            <text:p>1993-05-06</text:p>
          </table:table-cell>
          <table:table-cell office:value-type="currency" office:currency="PLN" office:value="1200" calcext:value-type="currency">
            <text:p>1 200,00 zł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-566</text:p>
          </table:table-cell>
          <table:table-cell office:value-type="string" calcext:value-type="string">
            <text:p>Amanowicz</text:p>
          </table:table-cell>
          <table:table-cell office:value-type="string" calcext:value-type="string">
            <text:p>Arkadiusz</text:p>
          </table:table-cell>
          <table:table-cell office:value-type="string" calcext:value-type="string">
            <text:p>Referent</text:p>
          </table:table-cell>
          <table:table-cell office:value-type="date" office:date-value="1992-12-04" calcext:value-type="date">
            <text:p>1992-12-04</text:p>
          </table:table-cell>
          <table:table-cell office:value-type="currency" office:currency="PLN" office:value="1520" calcext:value-type="currency">
            <text:p>1 520,00 zł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-524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Doradca</text:p>
          </table:table-cell>
          <table:table-cell office:value-type="date" office:date-value="1997-07-02" calcext:value-type="date">
            <text:p>1997-07-02</text:p>
          </table:table-cell>
          <table:table-cell office:value-type="currency" office:currency="PLN" office:value="1610" calcext:value-type="currency">
            <text:p>1 610,00 zł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-253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ierowca</text:p>
          </table:table-cell>
          <table:table-cell office:value-type="date" office:date-value="1997-01-14" calcext:value-type="date">
            <text:p>1997-01-14</text:p>
          </table:table-cell>
          <table:table-cell office:value-type="currency" office:currency="PLN" office:value="1210" calcext:value-type="currency">
            <text:p>1 210,00 zł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543</text:p>
          </table:table-cell>
          <table:table-cell office:value-type="string" calcext:value-type="string">
            <text:p>Lewińsk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Urzędnik</text:p>
          </table:table-cell>
          <table:table-cell office:value-type="date" office:date-value="1997-12-04" calcext:value-type="date">
            <text:p>1997-12-04</text:p>
          </table:table-cell>
          <table:table-cell office:value-type="currency" office:currency="PLN" office:value="1310" calcext:value-type="currency">
            <text:p>1 310,00 zł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136</text:p>
          </table:table-cell>
          <table:table-cell office:value-type="string" calcext:value-type="string">
            <text:p>Brzezińska</text:p>
          </table:table-cell>
          <table:table-cell office:value-type="string" calcext:value-type="string">
            <text:p>Mirosława</text:p>
          </table:table-cell>
          <table:table-cell office:value-type="string" calcext:value-type="string">
            <text:p>Sprzedawca</text:p>
          </table:table-cell>
          <table:table-cell office:value-type="date" office:date-value="1991-02-25" calcext:value-type="date">
            <text:p>1991-02-25</text:p>
          </table:table-cell>
          <table:table-cell office:value-type="currency" office:currency="PLN" office:value="1230" calcext:value-type="currency">
            <text:p>1 230,00 zł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523</text:p>
          </table:table-cell>
          <table:table-cell office:value-type="string" calcext:value-type="string">
            <text:p>Firlej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date" office:date-value="1992-09-23" calcext:value-type="date">
            <text:p>1992-09-23</text:p>
          </table:table-cell>
          <table:table-cell office:value-type="currency" office:currency="PLN" office:value="1030" calcext:value-type="currency">
            <text:p>1 030,00 zł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459</text:p>
          </table:table-cell>
          <table:table-cell office:value-type="string" calcext:value-type="string">
            <text:p>Pawłows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date" office:date-value="1994-10-05" calcext:value-type="date">
            <text:p>1994-10-05</text:p>
          </table:table-cell>
          <table:table-cell office:value-type="currency" office:currency="PLN" office:value="1140" calcext:value-type="currency">
            <text:p>1 140,00 zł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485</text:p>
          </table:table-cell>
          <table:table-cell office:value-type="string" calcext:value-type="string">
            <text:p>Wot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Sprzedawca</text:p>
          </table:table-cell>
          <table:table-cell office:value-type="date" office:date-value="2000-02-15" calcext:value-type="date">
            <text:p>2000-02-15</text:p>
          </table:table-cell>
          <table:table-cell office:value-type="currency" office:currency="PLN" office:value="1060" calcext:value-type="currency">
            <text:p>1 060,00 zł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table:style-name="ce1" office:value-type="date" office:date-value="0226-01-01" calcext:value-type="date">
            <text:p>0226-01-01</text:p>
          </table:table-cell>
          <table:table-cell office:value-type="string" calcext:value-type="string">
            <text:p>Ościk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Informatyk</text:p>
          </table:table-cell>
          <table:table-cell office:value-type="date" office:date-value="2001-10-26" calcext:value-type="date">
            <text:p>2001-10-26</text:p>
          </table:table-cell>
          <table:table-cell office:value-type="currency" office:currency="PLN" office:value="1560" calcext:value-type="currency">
            <text:p>1 560,00 zł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587</text:p>
          </table:table-cell>
          <table:table-cell office:value-type="string" calcext:value-type="string">
            <text:p>Kowalska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Urzędnik</text:p>
          </table:table-cell>
          <table:table-cell office:value-type="date" office:date-value="1994-02-11" calcext:value-type="date">
            <text:p>1994-02-11</text:p>
          </table:table-cell>
          <table:table-cell office:value-type="currency" office:currency="PLN" office:value="1200" calcext:value-type="currency">
            <text:p>1 200,00 zł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586</text:p>
          </table:table-cell>
          <table:table-cell office:value-type="string" calcext:value-type="string">
            <text:p>Klimaszew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Urzędnik</text:p>
          </table:table-cell>
          <table:table-cell office:value-type="date" office:date-value="1995-08-02" calcext:value-type="date">
            <text:p>1995-08-02</text:p>
          </table:table-cell>
          <table:table-cell office:value-type="currency" office:currency="PLN" office:value="1300" calcext:value-type="currency">
            <text:p>1 300,00 zł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499</text:p>
          </table:table-cell>
          <table:table-cell office:value-type="string" calcext:value-type="string">
            <text:p>Orłowska</text:p>
          </table:table-cell>
          <table:table-cell office:value-type="string" calcext:value-type="string">
            <text:p>Agata</text:p>
          </table:table-cell>
          <table:table-cell office:value-type="string" calcext:value-type="string">
            <text:p>Sprzedawca</text:p>
          </table:table-cell>
          <table:table-cell office:value-type="date" office:date-value="2001-02-03" calcext:value-type="date">
            <text:p>2001-02-03</text:p>
          </table:table-cell>
          <table:table-cell office:value-type="currency" office:currency="PLN" office:value="1050" calcext:value-type="currency">
            <text:p>1 050,00 zł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515</text:p>
          </table:table-cell>
          <table:table-cell office:value-type="string" calcext:value-type="string">
            <text:p>Tucholska</text:p>
          </table:table-cell>
          <table:table-cell office:value-type="string" calcext:value-type="string">
            <text:p>Mariola</text:p>
          </table:table-cell>
          <table:table-cell office:value-type="string" calcext:value-type="string">
            <text:p>Sprzedawca</text:p>
          </table:table-cell>
          <table:table-cell office:value-type="date" office:date-value="1993-02-09" calcext:value-type="date">
            <text:p>1993-02-09</text:p>
          </table:table-cell>
          <table:table-cell office:value-type="currency" office:currency="PLN" office:value="1130" calcext:value-type="currency">
            <text:p>1 130,00 zł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594</text:p>
          </table:table-cell>
          <table:table-cell office:value-type="string" calcext:value-type="string">
            <text:p>Serwic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Urzędnik</text:p>
          </table:table-cell>
          <table:table-cell office:value-type="date" office:date-value="1996-07-23" calcext:value-type="date">
            <text:p>1996-07-23</text:p>
          </table:table-cell>
          <table:table-cell office:value-type="currency" office:currency="PLN" office:value="1550" calcext:value-type="currency">
            <text:p>1 550,00 zł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516</text:p>
          </table:table-cell>
          <table:table-cell office:value-type="string" calcext:value-type="string">
            <text:p>Cybulska</text:p>
          </table:table-cell>
          <table:table-cell office:value-type="string" calcext:value-type="string">
            <text:p>Renata</text:p>
          </table:table-cell>
          <table:table-cell office:value-type="string" calcext:value-type="string">
            <text:p>Sprzedawca</text:p>
          </table:table-cell>
          <table:table-cell office:value-type="date" office:date-value="1994-10-26" calcext:value-type="date">
            <text:p>1994-10-26</text:p>
          </table:table-cell>
          <table:table-cell office:value-type="currency" office:currency="PLN" office:value="1090" calcext:value-type="currency">
            <text:p>1 090,00 zł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678</text:p>
          </table:table-cell>
          <table:table-cell office:value-type="string" calcext:value-type="string">
            <text:p>Prokop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Sprzedawca</text:p>
          </table:table-cell>
          <table:table-cell office:value-type="date" office:date-value="1997-05-16" calcext:value-type="date">
            <text:p>1997-05-16</text:p>
          </table:table-cell>
          <table:table-cell office:value-type="currency" office:currency="PLN" office:value="1250" calcext:value-type="currency">
            <text:p>1 250,00 zł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547</text:p>
          </table:table-cell>
          <table:table-cell office:value-type="string" calcext:value-type="string">
            <text:p>Zimna</text:p>
          </table:table-cell>
          <table:table-cell office:value-type="string" calcext:value-type="string">
            <text:p>Edyta</text:p>
          </table:table-cell>
          <table:table-cell office:value-type="string" calcext:value-type="string">
            <text:p>Sprzedawca</text:p>
          </table:table-cell>
          <table:table-cell office:value-type="date" office:date-value="1997-10-30" calcext:value-type="date">
            <text:p>1997-10-30</text:p>
          </table:table-cell>
          <table:table-cell office:value-type="currency" office:currency="PLN" office:value="1090" calcext:value-type="currency">
            <text:p>1 090,00 zł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409</text:p>
          </table:table-cell>
          <table:table-cell office:value-type="string" calcext:value-type="string">
            <text:p>Morąg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Sprzedawca</text:p>
          </table:table-cell>
          <table:table-cell office:value-type="date" office:date-value="1993-08-24" calcext:value-type="date">
            <text:p>1993-08-24</text:p>
          </table:table-cell>
          <table:table-cell office:value-type="currency" office:currency="PLN" office:value="1090" calcext:value-type="currency">
            <text:p>1 090,00 zł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559</text:p>
          </table:table-cell>
          <table:table-cell office:value-type="string" calcext:value-type="string">
            <text:p>Gołąbe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date" office:date-value="2001-03-09" calcext:value-type="date">
            <text:p>2001-03-09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580</text:p>
          </table:table-cell>
          <table:table-cell office:value-type="string" calcext:value-type="string">
            <text:p>Bulej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Sprzedawca</text:p>
          </table:table-cell>
          <table:table-cell office:value-type="date" office:date-value="1991-11-04" calcext:value-type="date">
            <text:p>1991-11-04</text:p>
          </table:table-cell>
          <table:table-cell office:value-type="currency" office:currency="PLN" office:value="1340" calcext:value-type="currency">
            <text:p>1 340,00 zł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627</text:p>
          </table:table-cell>
          <table:table-cell office:value-type="string" calcext:value-type="string">
            <text:p>Latała</text:p>
          </table:table-cell>
          <table:table-cell office:value-type="string" calcext:value-type="string">
            <text:p>Henryka</text:p>
          </table:table-cell>
          <table:table-cell office:value-type="string" calcext:value-type="string">
            <text:p>Sprzedawca</text:p>
          </table:table-cell>
          <table:table-cell office:value-type="date" office:date-value="1996-12-23" calcext:value-type="date">
            <text:p>1996-12-23</text:p>
          </table:table-cell>
          <table:table-cell office:value-type="currency" office:currency="PLN" office:value="1310" calcext:value-type="currency">
            <text:p>1 310,00 zł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-920</text:p>
          </table:table-cell>
          <table:table-cell office:value-type="string" calcext:value-type="string">
            <text:p>Jakubczyk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Kierownik</text:p>
          </table:table-cell>
          <table:table-cell office:value-type="date" office:date-value="1994-01-15" calcext:value-type="date">
            <text:p>1994-01-15</text:p>
          </table:table-cell>
          <table:table-cell office:value-type="currency" office:currency="PLN" office:value="1780" calcext:value-type="currency">
            <text:p>1 780,00 zł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628</text:p>
          </table:table-cell>
          <table:table-cell office:value-type="string" calcext:value-type="string">
            <text:p>Æwiklińska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Sprzedawca</text:p>
          </table:table-cell>
          <table:table-cell office:value-type="date" office:date-value="1993-01-23" calcext:value-type="date">
            <text:p>1993-01-23</text:p>
          </table:table-cell>
          <table:table-cell office:value-type="currency" office:currency="PLN" office:value="1040" calcext:value-type="currency">
            <text:p>1 040,00 zł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654</text:p>
          </table:table-cell>
          <table:table-cell office:value-type="string" calcext:value-type="string">
            <text:p>Jackowska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Sprzedawca</text:p>
          </table:table-cell>
          <table:table-cell office:value-type="date" office:date-value="2001-03-22" calcext:value-type="date">
            <text:p>2001-03-22</text:p>
          </table:table-cell>
          <table:table-cell office:value-type="currency" office:currency="PLN" office:value="1400" calcext:value-type="currency">
            <text:p>1 400,00 zł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209</text:p>
          </table:table-cell>
          <table:table-cell office:value-type="string" calcext:value-type="string">
            <text:p>Kasińs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Sprzedawca</text:p>
          </table:table-cell>
          <table:table-cell office:value-type="date" office:date-value="1998-07-31" calcext:value-type="date">
            <text:p>1998-07-31</text:p>
          </table:table-cell>
          <table:table-cell office:value-type="currency" office:currency="PLN" office:value="1430" calcext:value-type="currency">
            <text:p>1 430,00 zł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296</text:p>
          </table:table-cell>
          <table:table-cell office:value-type="string" calcext:value-type="string">
            <text:p>Grzesi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date" office:date-value="1995-12-20" calcext:value-type="date">
            <text:p>1995-12-20</text:p>
          </table:table-cell>
          <table:table-cell office:value-type="currency" office:currency="PLN" office:value="1020" calcext:value-type="currency">
            <text:p>1 020,00 zł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-251</text:p>
          </table:table-cell>
          <table:table-cell office:value-type="string" calcext:value-type="string">
            <text:p>Iwańs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Kierowca</text:p>
          </table:table-cell>
          <table:table-cell office:value-type="date" office:date-value="1994-07-17" calcext:value-type="date">
            <text:p>1994-07-17</text:p>
          </table:table-cell>
          <table:table-cell office:value-type="currency" office:currency="PLN" office:value="1240" calcext:value-type="currency">
            <text:p>1 240,00 zł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295</text:p>
          </table:table-cell>
          <table:table-cell office:value-type="string" calcext:value-type="string">
            <text:p>Kumór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Sprzedawca</text:p>
          </table:table-cell>
          <table:table-cell office:value-type="date" office:date-value="2000-05-03" calcext:value-type="date">
            <text:p>2000-05-03</text:p>
          </table:table-cell>
          <table:table-cell office:value-type="currency" office:currency="PLN" office:value="1100" calcext:value-type="currency">
            <text:p>1 100,00 zł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-279</text:p>
          </table:table-cell>
          <table:table-cell office:value-type="string" calcext:value-type="string">
            <text:p>Majchrowicz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Kierowca</text:p>
          </table:table-cell>
          <table:table-cell office:value-type="date" office:date-value="2001-09-30" calcext:value-type="date">
            <text:p>2001-09-30</text:p>
          </table:table-cell>
          <table:table-cell office:value-type="currency" office:currency="PLN" office:value="1090" calcext:value-type="currency">
            <text:p>1 090,00 zł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289</text:p>
          </table:table-cell>
          <table:table-cell office:value-type="string" calcext:value-type="string">
            <text:p>Maj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date" office:date-value="2001-06-21" calcext:value-type="date">
            <text:p>2001-06-21</text:p>
          </table:table-cell>
          <table:table-cell office:value-type="currency" office:currency="PLN" office:value="1170" calcext:value-type="currency">
            <text:p>1 170,00 zł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645</text:p>
          </table:table-cell>
          <table:table-cell office:value-type="string" calcext:value-type="string">
            <text:p>Jaśkiewicz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Urzędnik</text:p>
          </table:table-cell>
          <table:table-cell office:value-type="date" office:date-value="1996-09-26" calcext:value-type="date">
            <text:p>1996-09-26</text:p>
          </table:table-cell>
          <table:table-cell office:value-type="currency" office:currency="PLN" office:value="1270" calcext:value-type="currency">
            <text:p>1 270,00 zł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-284</text:p>
          </table:table-cell>
          <table:table-cell office:value-type="string" calcext:value-type="string">
            <text:p>Tutaj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Kierowca</text:p>
          </table:table-cell>
          <table:table-cell office:value-type="date" office:date-value="2000-05-18" calcext:value-type="date">
            <text:p>2000-05-18</text:p>
          </table:table-cell>
          <table:table-cell office:value-type="currency" office:currency="PLN" office:value="1440" calcext:value-type="currency">
            <text:p>1 440,00 zł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271</text:p>
          </table:table-cell>
          <table:table-cell office:value-type="string" calcext:value-type="string">
            <text:p>Chmielarz</text:p>
          </table:table-cell>
          <table:table-cell office:value-type="string" calcext:value-type="string">
            <text:p>Lidia</text:p>
          </table:table-cell>
          <table:table-cell office:value-type="string" calcext:value-type="string">
            <text:p>Sprzedawca</text:p>
          </table:table-cell>
          <table:table-cell office:value-type="date" office:date-value="1998-12-15" calcext:value-type="date">
            <text:p>1998-12-15</text:p>
          </table:table-cell>
          <table:table-cell office:value-type="currency" office:currency="PLN" office:value="1010" calcext:value-type="currency">
            <text:p>1 010,00 zł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646</text:p>
          </table:table-cell>
          <table:table-cell office:value-type="string" calcext:value-type="string">
            <text:p>Kwas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Urzędnik</text:p>
          </table:table-cell>
          <table:table-cell office:value-type="date" office:date-value="2000-02-09" calcext:value-type="date">
            <text:p>2000-02-09</text:p>
          </table:table-cell>
          <table:table-cell office:value-type="currency" office:currency="PLN" office:value="1370" calcext:value-type="currency">
            <text:p>1 370,00 zł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647</text:p>
          </table:table-cell>
          <table:table-cell office:value-type="string" calcext:value-type="string">
            <text:p>Sare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Urzędnik</text:p>
          </table:table-cell>
          <table:table-cell office:value-type="date" office:date-value="1991-08-10" calcext:value-type="date">
            <text:p>1991-08-10</text:p>
          </table:table-cell>
          <table:table-cell office:value-type="currency" office:currency="PLN" office:value="1420" calcext:value-type="currency">
            <text:p>1 420,00 zł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270</text:p>
          </table:table-cell>
          <table:table-cell office:value-type="string" calcext:value-type="string">
            <text:p>Michalska</text:p>
          </table:table-cell>
          <table:table-cell office:value-type="string" calcext:value-type="string">
            <text:p>Dioniza</text:p>
          </table:table-cell>
          <table:table-cell office:value-type="string" calcext:value-type="string">
            <text:p>Sprzedawca</text:p>
          </table:table-cell>
          <table:table-cell office:value-type="date" office:date-value="2001-02-05" calcext:value-type="date">
            <text:p>2001-02-05</text:p>
          </table:table-cell>
          <table:table-cell office:value-type="currency" office:currency="PLN" office:value="1240" calcext:value-type="currency">
            <text:p>1 240,00 zł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269</text:p>
          </table:table-cell>
          <table:table-cell office:value-type="string" calcext:value-type="string">
            <text:p>Kukulska</text:p>
          </table:table-cell>
          <table:table-cell office:value-type="string" calcext:value-type="string">
            <text:p>Mariola</text:p>
          </table:table-cell>
          <table:table-cell office:value-type="string" calcext:value-type="string">
            <text:p>Sprzedawca</text:p>
          </table:table-cell>
          <table:table-cell office:value-type="date" office:date-value="1996-03-15" calcext:value-type="date">
            <text:p>1996-03-15</text:p>
          </table:table-cell>
          <table:table-cell office:value-type="currency" office:currency="PLN" office:value="1050" calcext:value-type="currency">
            <text:p>1 050,00 zł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268</text:p>
          </table:table-cell>
          <table:table-cell office:value-type="string" calcext:value-type="string">
            <text:p>Michal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date" office:date-value="1997-12-03" calcext:value-type="date">
            <text:p>1997-12-03</text:p>
          </table:table-cell>
          <table:table-cell office:value-type="currency" office:currency="PLN" office:value="1330" calcext:value-type="currency">
            <text:p>1 330,00 zł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226</text:p>
          </table:table-cell>
          <table:table-cell office:value-type="string" calcext:value-type="string">
            <text:p>Marzec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date" office:date-value="1996-09-09" calcext:value-type="date">
            <text:p>1996-09-09</text:p>
          </table:table-cell>
          <table:table-cell office:value-type="currency" office:currency="PLN" office:value="1330" calcext:value-type="currency">
            <text:p>1 330,00 zł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-473</text:p>
          </table:table-cell>
          <table:table-cell office:value-type="string" calcext:value-type="string">
            <text:p>Pietruszka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Kierownik</text:p>
          </table:table-cell>
          <table:table-cell office:value-type="date" office:date-value="2000-11-05" calcext:value-type="date">
            <text:p>2000-11-05</text:p>
          </table:table-cell>
          <table:table-cell office:value-type="currency" office:currency="PLN" office:value="1900" calcext:value-type="currency">
            <text:p>1 900,00 zł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224</text:p>
          </table:table-cell>
          <table:table-cell office:value-type="string" calcext:value-type="string">
            <text:p>Medyń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date" office:date-value="2000-11-23" calcext:value-type="date">
            <text:p>2000-11-23</text:p>
          </table:table-cell>
          <table:table-cell office:value-type="currency" office:currency="PLN" office:value="1080" calcext:value-type="currency">
            <text:p>1 080,00 zł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218</text:p>
          </table:table-cell>
          <table:table-cell office:value-type="string" calcext:value-type="string">
            <text:p>Bronikow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date" office:date-value="1993-02-14" calcext:value-type="date">
            <text:p>1993-02-14</text:p>
          </table:table-cell>
          <table:table-cell office:value-type="currency" office:currency="PLN" office:value="1330" calcext:value-type="currency">
            <text:p>1 330,00 zł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303</text:p>
          </table:table-cell>
          <table:table-cell office:value-type="string" calcext:value-type="string">
            <text:p>Swoboda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Sprzedawca</text:p>
          </table:table-cell>
          <table:table-cell office:value-type="date" office:date-value="1994-10-21" calcext:value-type="date">
            <text:p>1994-10-21</text:p>
          </table:table-cell>
          <table:table-cell office:value-type="currency" office:currency="PLN" office:value="1160" calcext:value-type="currency">
            <text:p>1 160,00 zł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302</text:p>
          </table:table-cell>
          <table:table-cell office:value-type="string" calcext:value-type="string">
            <text:p>Ksel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date" office:date-value="1990-08-25" calcext:value-type="date">
            <text:p>1990-08-25</text:p>
          </table:table-cell>
          <table:table-cell office:value-type="currency" office:currency="PLN" office:value="1440" calcext:value-type="currency">
            <text:p>1 440,00 zł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304</text:p>
          </table:table-cell>
          <table:table-cell office:value-type="string" calcext:value-type="string">
            <text:p>Sznyrowska</text:p>
          </table:table-cell>
          <table:table-cell office:value-type="string" calcext:value-type="string">
            <text:p>Wiesława</text:p>
          </table:table-cell>
          <table:table-cell office:value-type="string" calcext:value-type="string">
            <text:p>Sprzedawca</text:p>
          </table:table-cell>
          <table:table-cell office:value-type="date" office:date-value="1993-03-24" calcext:value-type="date">
            <text:p>1993-03-24</text:p>
          </table:table-cell>
          <table:table-cell office:value-type="currency" office:currency="PLN" office:value="1280" calcext:value-type="currency">
            <text:p>1 280,00 zł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-227</text:p>
          </table:table-cell>
          <table:table-cell office:value-type="string" calcext:value-type="string">
            <text:p>Prokop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date" office:date-value="1995-12-12" calcext:value-type="date">
            <text:p>1995-12-12</text:p>
          </table:table-cell>
          <table:table-cell office:value-type="currency" office:currency="PLN" office:value="1090" calcext:value-type="currency">
            <text:p>1 090,00 zł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113</text:p>
          </table:table-cell>
          <table:table-cell office:value-type="string" calcext:value-type="string">
            <text:p>Karcz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date" office:date-value="1990-07-10" calcext:value-type="date">
            <text:p>1990-07-10</text:p>
          </table:table-cell>
          <table:table-cell office:value-type="currency" office:currency="PLN" office:value="1360" calcext:value-type="currency">
            <text:p>1 360,00 zł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-360</text:p>
          </table:table-cell>
          <table:table-cell office:value-type="string" calcext:value-type="string">
            <text:p>Tkacz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ca</text:p>
          </table:table-cell>
          <table:table-cell office:value-type="date" office:date-value="1997-08-28" calcext:value-type="date">
            <text:p>1997-08-28</text:p>
          </table:table-cell>
          <table:table-cell office:value-type="currency" office:currency="PLN" office:value="1420" calcext:value-type="currency">
            <text:p>1 420,00 zł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-378</text:p>
          </table:table-cell>
          <table:table-cell office:value-type="string" calcext:value-type="string">
            <text:p>Krakowia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date" office:date-value="1995-06-16" calcext:value-type="date">
            <text:p>1995-06-16</text:p>
          </table:table-cell>
          <table:table-cell office:value-type="currency" office:currency="PLN" office:value="1360" calcext:value-type="currency">
            <text:p>1 360,00 zł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648</text:p>
          </table:table-cell>
          <table:table-cell office:value-type="string" calcext:value-type="string">
            <text:p>Jakubczyk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Urzędnik</text:p>
          </table:table-cell>
          <table:table-cell office:value-type="date" office:date-value="1992-10-28" calcext:value-type="date">
            <text:p>1992-10-28</text:p>
          </table:table-cell>
          <table:table-cell office:value-type="currency" office:currency="PLN" office:value="1550" calcext:value-type="currency">
            <text:p>1 550,00 zł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649</text:p>
          </table:table-cell>
          <table:table-cell office:value-type="string" calcext:value-type="string">
            <text:p>Stachur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Urzędnik</text:p>
          </table:table-cell>
          <table:table-cell office:value-type="date" office:date-value="1998-02-27" calcext:value-type="date">
            <text:p>1998-02-27</text:p>
          </table:table-cell>
          <table:table-cell office:value-type="currency" office:currency="PLN" office:value="1290" calcext:value-type="currency">
            <text:p>1 290,00 zł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660</text:p>
          </table:table-cell>
          <table:table-cell office:value-type="string" calcext:value-type="string">
            <text:p>Marchlewska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Urzędnik</text:p>
          </table:table-cell>
          <table:table-cell office:value-type="date" office:date-value="1999-06-11" calcext:value-type="date">
            <text:p>1999-06-11</text:p>
          </table:table-cell>
          <table:table-cell office:value-type="currency" office:currency="PLN" office:value="1310" calcext:value-type="currency">
            <text:p>1 310,00 zł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662</text:p>
          </table:table-cell>
          <table:table-cell office:value-type="string" calcext:value-type="string">
            <text:p>Młyńczak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Urzędnik</text:p>
          </table:table-cell>
          <table:table-cell office:value-type="date" office:date-value="1990-09-19" calcext:value-type="date">
            <text:p>1990-09-19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663</text:p>
          </table:table-cell>
          <table:table-cell office:value-type="string" calcext:value-type="string">
            <text:p>Dziewięck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Urzędnik</text:p>
          </table:table-cell>
          <table:table-cell office:value-type="date" office:date-value="1999-08-08" calcext:value-type="date">
            <text:p>1999-08-08</text:p>
          </table:table-cell>
          <table:table-cell office:value-type="currency" office:currency="PLN" office:value="1290" calcext:value-type="currency">
            <text:p>1 290,00 zł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667</text:p>
          </table:table-cell>
          <table:table-cell office:value-type="string" calcext:value-type="string">
            <text:p>Zasada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Urzędnik</text:p>
          </table:table-cell>
          <table:table-cell office:value-type="date" office:date-value="1993-09-19" calcext:value-type="date">
            <text:p>1993-09-19</text:p>
          </table:table-cell>
          <table:table-cell office:value-type="currency" office:currency="PLN" office:value="1190" calcext:value-type="currency">
            <text:p>1 190,00 zł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-256</text:p>
          </table:table-cell>
          <table:table-cell office:value-type="string" calcext:value-type="string">
            <text:p>Szymczyk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Analityk</text:p>
          </table:table-cell>
          <table:table-cell office:value-type="date" office:date-value="2000-04-09" calcext:value-type="date">
            <text:p>2000-04-09</text:p>
          </table:table-cell>
          <table:table-cell office:value-type="currency" office:currency="PLN" office:value="1910" calcext:value-type="currency">
            <text:p>1 910,00 zł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-106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Analityk</text:p>
          </table:table-cell>
          <table:table-cell office:value-type="date" office:date-value="2000-07-12" calcext:value-type="date">
            <text:p>2000-07-12</text:p>
          </table:table-cell>
          <table:table-cell office:value-type="currency" office:currency="PLN" office:value="1790" calcext:value-type="currency">
            <text:p>1 790,00 zł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table:style-name="ce1" office:value-type="date" office:date-value="0227-01-01" calcext:value-type="date">
            <text:p>0227-01-01</text:p>
          </table:table-cell>
          <table:table-cell office:value-type="string" calcext:value-type="string">
            <text:p>Blicharska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Informatyk</text:p>
          </table:table-cell>
          <table:table-cell office:value-type="date" office:date-value="2000-07-19" calcext:value-type="date">
            <text:p>2000-07-19</text:p>
          </table:table-cell>
          <table:table-cell office:value-type="currency" office:currency="PLN" office:value="1910" calcext:value-type="currency">
            <text:p>1 910,00 zł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style-name="ce1" office:value-type="date" office:date-value="0228-01-01" calcext:value-type="date">
            <text:p>0228-01-01</text:p>
          </table:table-cell>
          <table:table-cell office:value-type="string" calcext:value-type="string">
            <text:p>Bzinkowski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Informatyk</text:p>
          </table:table-cell>
          <table:table-cell office:value-type="date" office:date-value="1998-06-26" calcext:value-type="date">
            <text:p>1998-06-26</text:p>
          </table:table-cell>
          <table:table-cell office:value-type="currency" office:currency="PLN" office:value="1610" calcext:value-type="currency">
            <text:p>1 610,00 zł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347</text:p>
          </table:table-cell>
          <table:table-cell office:value-type="string" calcext:value-type="string">
            <text:p>Wierzbiń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date" office:date-value="1999-05-22" calcext:value-type="date">
            <text:p>1999-05-22</text:p>
          </table:table-cell>
          <table:table-cell office:value-type="currency" office:currency="PLN" office:value="1070" calcext:value-type="currency">
            <text:p>1 070,00 zł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table:style-name="ce1" office:value-type="date" office:date-value="0230-01-01" calcext:value-type="date">
            <text:p>0230-01-01</text:p>
          </table:table-cell>
          <table:table-cell office:value-type="string" calcext:value-type="string">
            <text:p>Wiek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Informatyk</text:p>
          </table:table-cell>
          <table:table-cell office:value-type="date" office:date-value="1994-12-25" calcext:value-type="date">
            <text:p>1994-12-25</text:p>
          </table:table-cell>
          <table:table-cell office:value-type="currency" office:currency="PLN" office:value="1720" calcext:value-type="currency">
            <text:p>1 720,00 zł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style-name="ce1" office:value-type="date" office:date-value="0255-01-01" calcext:value-type="date">
            <text:p>0255-01-01</text:p>
          </table:table-cell>
          <table:table-cell office:value-type="string" calcext:value-type="string">
            <text:p>De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date" office:date-value="1998-07-30" calcext:value-type="date">
            <text:p>1998-07-30</text:p>
          </table:table-cell>
          <table:table-cell office:value-type="currency" office:currency="PLN" office:value="1540" calcext:value-type="currency">
            <text:p>1 540,00 zł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style-name="ce1" office:value-type="date" office:date-value="0256-01-01" calcext:value-type="date">
            <text:p>0256-01-01</text:p>
          </table:table-cell>
          <table:table-cell office:value-type="string" calcext:value-type="string">
            <text:p>Długoborsk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Informatyk</text:p>
          </table:table-cell>
          <table:table-cell office:value-type="date" office:date-value="2001-08-13" calcext:value-type="date">
            <text:p>2001-08-13</text:p>
          </table:table-cell>
          <table:table-cell office:value-type="currency" office:currency="PLN" office:value="1670" calcext:value-type="currency">
            <text:p>1 670,00 zł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-539</text:p>
          </table:table-cell>
          <table:table-cell office:value-type="string" calcext:value-type="string">
            <text:p>Majewsk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Kierownik</text:p>
          </table:table-cell>
          <table:table-cell office:value-type="date" office:date-value="1999-02-08" calcext:value-type="date">
            <text:p>1999-02-08</text:p>
          </table:table-cell>
          <table:table-cell office:value-type="currency" office:currency="PLN" office:value="1910" calcext:value-type="currency">
            <text:p>1 910,00 zł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table:style-name="ce1" office:value-type="date" office:date-value="0257-01-01" calcext:value-type="date">
            <text:p>0257-01-01</text:p>
          </table:table-cell>
          <table:table-cell office:value-type="string" calcext:value-type="string">
            <text:p>Pastuszka</text:p>
          </table:table-cell>
          <table:table-cell office:value-type="string" calcext:value-type="string">
            <text:p>Marzena</text:p>
          </table:table-cell>
          <table:table-cell office:value-type="string" calcext:value-type="string">
            <text:p>Informatyk</text:p>
          </table:table-cell>
          <table:table-cell office:value-type="date" office:date-value="2000-08-17" calcext:value-type="date">
            <text:p>2000-08-17</text:p>
          </table:table-cell>
          <table:table-cell office:value-type="currency" office:currency="PLN" office:value="1890" calcext:value-type="currency">
            <text:p>1 890,00 zł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-108</text:p>
          </table:table-cell>
          <table:table-cell office:value-type="string" calcext:value-type="string">
            <text:p>Dubała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Analityk</text:p>
          </table:table-cell>
          <table:table-cell office:value-type="date" office:date-value="1997-08-24" calcext:value-type="date">
            <text:p>1997-08-24</text:p>
          </table:table-cell>
          <table:table-cell office:value-type="currency" office:currency="PLN" office:value="1540" calcext:value-type="currency">
            <text:p>1 540,00 zł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table:style-name="ce1" office:value-type="date" office:date-value="0264-01-01" calcext:value-type="date">
            <text:p>0264-01-01</text:p>
          </table:table-cell>
          <table:table-cell office:value-type="string" calcext:value-type="string">
            <text:p>Jakus</text:p>
          </table:table-cell>
          <table:table-cell office:value-type="string" calcext:value-type="string">
            <text:p>Mirosław</text:p>
          </table:table-cell>
          <table:table-cell office:value-type="string" calcext:value-type="string">
            <text:p>Informatyk</text:p>
          </table:table-cell>
          <table:table-cell office:value-type="date" office:date-value="1992-12-04" calcext:value-type="date">
            <text:p>1992-12-04</text:p>
          </table:table-cell>
          <table:table-cell office:value-type="currency" office:currency="PLN" office:value="1850" calcext:value-type="currency">
            <text:p>1 850,00 zł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style-name="ce1" office:value-type="date" office:date-value="0265-01-01" calcext:value-type="date">
            <text:p>0265-01-01</text:p>
          </table:table-cell>
          <table:table-cell office:value-type="string" calcext:value-type="string">
            <text:p>Różyń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date" office:date-value="1995-04-03" calcext:value-type="date">
            <text:p>1995-04-03</text:p>
          </table:table-cell>
          <table:table-cell office:value-type="currency" office:currency="PLN" office:value="1880" calcext:value-type="currency">
            <text:p>1 880,00 zł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-605</text:p>
          </table:table-cell>
          <table:table-cell office:value-type="string" calcext:value-type="string">
            <text:p>Goraj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Kierownik</text:p>
          </table:table-cell>
          <table:table-cell office:value-type="date" office:date-value="1999-04-14" calcext:value-type="date">
            <text:p>1999-04-14</text:p>
          </table:table-cell>
          <table:table-cell office:value-type="currency" office:currency="PLN" office:value="2050" calcext:value-type="currency">
            <text:p>2 050,00 zł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-361</text:p>
          </table:table-cell>
          <table:table-cell office:value-type="string" calcext:value-type="string">
            <text:p>Zeller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Operator</text:p>
          </table:table-cell>
          <table:table-cell office:value-type="date" office:date-value="1994-04-07" calcext:value-type="date">
            <text:p>1994-04-07</text:p>
          </table:table-cell>
          <table:table-cell office:value-type="currency" office:currency="PLN" office:value="1210" calcext:value-type="currency">
            <text:p>1 210,00 zł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348</text:p>
          </table:table-cell>
          <table:table-cell office:value-type="string" calcext:value-type="string">
            <text:p>Grduls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date" office:date-value="1996-05-21" calcext:value-type="date">
            <text:p>1996-05-21</text:p>
          </table:table-cell>
          <table:table-cell office:value-type="currency" office:currency="PLN" office:value="1150" calcext:value-type="currency">
            <text:p>1 150,00 zł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table:style-name="ce1" office:value-type="date" office:date-value="0266-01-01" calcext:value-type="date">
            <text:p>0266-01-01</text:p>
          </table:table-cell>
          <table:table-cell office:value-type="string" calcext:value-type="string">
            <text:p>Gruszczyńska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Informatyk</text:p>
          </table:table-cell>
          <table:table-cell office:value-type="date" office:date-value="1996-07-18" calcext:value-type="date">
            <text:p>1996-07-18</text:p>
          </table:table-cell>
          <table:table-cell office:value-type="currency" office:currency="PLN" office:value="1630" calcext:value-type="currency">
            <text:p>1 630,00 zł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-362</text:p>
          </table:table-cell>
          <table:table-cell office:value-type="string" calcext:value-type="string">
            <text:p>Gruszczyńsk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Operator</text:p>
          </table:table-cell>
          <table:table-cell office:value-type="date" office:date-value="1998-03-18" calcext:value-type="date">
            <text:p>1998-03-18</text:p>
          </table:table-cell>
          <table:table-cell office:value-type="currency" office:currency="PLN" office:value="1310" calcext:value-type="currency">
            <text:p>1 310,00 zł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-363</text:p>
          </table:table-cell>
          <table:table-cell office:value-type="string" calcext:value-type="string">
            <text:p>Zychowicz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Operator</text:p>
          </table:table-cell>
          <table:table-cell office:value-type="date" office:date-value="1997-10-08" calcext:value-type="date">
            <text:p>1997-10-08</text:p>
          </table:table-cell>
          <table:table-cell office:value-type="currency" office:currency="PLN" office:value="1260" calcext:value-type="currency">
            <text:p>1 260,00 zł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349</text:p>
          </table:table-cell>
          <table:table-cell office:value-type="string" calcext:value-type="string">
            <text:p>Grzywacz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Sprzedawca</text:p>
          </table:table-cell>
          <table:table-cell office:value-type="date" office:date-value="1999-06-14" calcext:value-type="date">
            <text:p>1999-06-14</text:p>
          </table:table-cell>
          <table:table-cell office:value-type="currency" office:currency="PLN" office:value="1310" calcext:value-type="currency">
            <text:p>1 310,00 zł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345</text:p>
          </table:table-cell>
          <table:table-cell office:value-type="string" calcext:value-type="string">
            <text:p>Haruza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Sprzedawca</text:p>
          </table:table-cell>
          <table:table-cell office:value-type="date" office:date-value="1996-01-30" calcext:value-type="date">
            <text:p>1996-01-30</text:p>
          </table:table-cell>
          <table:table-cell office:value-type="currency" office:currency="PLN" office:value="1420" calcext:value-type="currency">
            <text:p>1 420,00 zł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316</text:p>
          </table:table-cell>
          <table:table-cell office:value-type="string" calcext:value-type="string">
            <text:p>Kuc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date" office:date-value="1993-06-13" calcext:value-type="date">
            <text:p>1993-06-13</text:p>
          </table:table-cell>
          <table:table-cell office:value-type="currency" office:currency="PLN" office:value="1470" calcext:value-type="currency">
            <text:p>1 470,00 zł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table:style-name="ce1" office:value-type="date" office:date-value="0271-01-01" calcext:value-type="date">
            <text:p>0271-01-01</text:p>
          </table:table-cell>
          <table:table-cell office:value-type="string" calcext:value-type="string">
            <text:p>Jaros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Informatyk</text:p>
          </table:table-cell>
          <table:table-cell office:value-type="date" office:date-value="2002-03-26" calcext:value-type="date">
            <text:p>2002-03-26</text:p>
          </table:table-cell>
          <table:table-cell office:value-type="currency" office:currency="PLN" office:value="1680" calcext:value-type="currency">
            <text:p>1 680,00 zł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-318</text:p>
          </table:table-cell>
          <table:table-cell office:value-type="string" calcext:value-type="string">
            <text:p>Jedlikows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Analityk</text:p>
          </table:table-cell>
          <table:table-cell office:value-type="date" office:date-value="2001-06-08" calcext:value-type="date">
            <text:p>2001-06-08</text:p>
          </table:table-cell>
          <table:table-cell office:value-type="currency" office:currency="PLN" office:value="1950" calcext:value-type="currency">
            <text:p>1 950,00 zł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table:style-name="ce1" office:value-type="date" office:date-value="0272-01-01" calcext:value-type="date">
            <text:p>0272-01-01</text:p>
          </table:table-cell>
          <table:table-cell office:value-type="string" calcext:value-type="string">
            <text:p>Idz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nformatyk</text:p>
          </table:table-cell>
          <table:table-cell office:value-type="date" office:date-value="2000-12-07" calcext:value-type="date">
            <text:p>2000-12-07</text:p>
          </table:table-cell>
          <table:table-cell office:value-type="currency" office:currency="PLN" office:value="1540" calcext:value-type="currency">
            <text:p>1 540,00 zł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-317</text:p>
          </table:table-cell>
          <table:table-cell office:value-type="string" calcext:value-type="string">
            <text:p>Kupis</text:p>
          </table:table-cell>
          <table:table-cell office:value-type="string" calcext:value-type="string">
            <text:p>Lesław</text:p>
          </table:table-cell>
          <table:table-cell office:value-type="string" calcext:value-type="string">
            <text:p>Analityk</text:p>
          </table:table-cell>
          <table:table-cell office:value-type="date" office:date-value="1998-03-04" calcext:value-type="date">
            <text:p>1998-03-04</text:p>
          </table:table-cell>
          <table:table-cell office:value-type="currency" office:currency="PLN" office:value="1900" calcext:value-type="currency">
            <text:p>1 900,00 zł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-316</text:p>
          </table:table-cell>
          <table:table-cell office:value-type="string" calcext:value-type="string">
            <text:p>Ławniczek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Analityk</text:p>
          </table:table-cell>
          <table:table-cell office:value-type="date" office:date-value="2002-07-30" calcext:value-type="date">
            <text:p>2002-07-30</text:p>
          </table:table-cell>
          <table:table-cell office:value-type="currency" office:currency="PLN" office:value="1960" calcext:value-type="currency">
            <text:p>1 960,00 zł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-315</text:p>
          </table:table-cell>
          <table:table-cell office:value-type="string" calcext:value-type="string">
            <text:p>Misztal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Analityk</text:p>
          </table:table-cell>
          <table:table-cell office:value-type="date" office:date-value="1996-09-06" calcext:value-type="date">
            <text:p>1996-09-06</text:p>
          </table:table-cell>
          <table:table-cell office:value-type="currency" office:currency="PLN" office:value="1900" calcext:value-type="currency">
            <text:p>1 900,00 zł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-314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Analityk</text:p>
          </table:table-cell>
          <table:table-cell office:value-type="date" office:date-value="1994-04-04" calcext:value-type="date">
            <text:p>1994-04-04</text:p>
          </table:table-cell>
          <table:table-cell office:value-type="currency" office:currency="PLN" office:value="1630" calcext:value-type="currency">
            <text:p>1 630,00 zł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-313</text:p>
          </table:table-cell>
          <table:table-cell office:value-type="string" calcext:value-type="string">
            <text:p>Porzucek</text:p>
          </table:table-cell>
          <table:table-cell office:value-type="string" calcext:value-type="string">
            <text:p>Marzena</text:p>
          </table:table-cell>
          <table:table-cell office:value-type="string" calcext:value-type="string">
            <text:p>Analityk</text:p>
          </table:table-cell>
          <table:table-cell office:value-type="date" office:date-value="1991-09-26" calcext:value-type="date">
            <text:p>1991-09-26</text:p>
          </table:table-cell>
          <table:table-cell office:value-type="currency" office:currency="PLN" office:value="1650" calcext:value-type="currency">
            <text:p>1 650,00 zł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-589</text:p>
          </table:table-cell>
          <table:table-cell office:value-type="string" calcext:value-type="string">
            <text:p>Majcher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nik</text:p>
          </table:table-cell>
          <table:table-cell office:value-type="date" office:date-value="1997-10-26" calcext:value-type="date">
            <text:p>1997-10-26</text:p>
          </table:table-cell>
          <table:table-cell office:value-type="currency" office:currency="PLN" office:value="1900" calcext:value-type="currency">
            <text:p>1 900,00 zł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-240</text:p>
          </table:table-cell>
          <table:table-cell office:value-type="string" calcext:value-type="string">
            <text:p>Kaźmierowska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Analityk</text:p>
          </table:table-cell>
          <table:table-cell office:value-type="date" office:date-value="1994-05-19" calcext:value-type="date">
            <text:p>1994-05-19</text:p>
          </table:table-cell>
          <table:table-cell office:value-type="currency" office:currency="PLN" office:value="1610" calcext:value-type="currency">
            <text:p>1 610,00 zł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table:style-name="ce1" office:value-type="date" office:date-value="0273-01-01" calcext:value-type="date">
            <text:p>0273-01-01</text:p>
          </table:table-cell>
          <table:table-cell office:value-type="string" calcext:value-type="string">
            <text:p>Wesołow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date" office:date-value="2001-10-09" calcext:value-type="date">
            <text:p>2001-10-09</text:p>
          </table:table-cell>
          <table:table-cell office:value-type="currency" office:currency="PLN" office:value="1540" calcext:value-type="currency">
            <text:p>1 540,00 zł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-112</text:p>
          </table:table-cell>
          <table:table-cell office:value-type="string" calcext:value-type="string">
            <text:p>Nawrot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Kierowca</text:p>
          </table:table-cell>
          <table:table-cell office:value-type="date" office:date-value="1994-06-16" calcext:value-type="date">
            <text:p>1994-06-16</text:p>
          </table:table-cell>
          <table:table-cell office:value-type="currency" office:currency="PLN" office:value="1400" calcext:value-type="currency">
            <text:p>1 400,00 zł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-311</text:p>
          </table:table-cell>
          <table:table-cell office:value-type="string" calcext:value-type="string">
            <text:p>Ogonowski</text:p>
          </table:table-cell>
          <table:table-cell office:value-type="string" calcext:value-type="string">
            <text:p>Ireneusz</text:p>
          </table:table-cell>
          <table:table-cell office:value-type="string" calcext:value-type="string">
            <text:p>Analityk</text:p>
          </table:table-cell>
          <table:table-cell office:value-type="date" office:date-value="1997-04-11" calcext:value-type="date">
            <text:p>1997-04-11</text:p>
          </table:table-cell>
          <table:table-cell office:value-type="currency" office:currency="PLN" office:value="1750" calcext:value-type="currency">
            <text:p>1 750,00 zł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-319</text:p>
          </table:table-cell>
          <table:table-cell office:value-type="string" calcext:value-type="string">
            <text:p>Okla</text:p>
          </table:table-cell>
          <table:table-cell office:value-type="string" calcext:value-type="string">
            <text:p>Elżbieta</text:p>
          </table:table-cell>
          <table:table-cell office:value-type="string" calcext:value-type="string">
            <text:p>Analityk</text:p>
          </table:table-cell>
          <table:table-cell office:value-type="date" office:date-value="1995-04-22" calcext:value-type="date">
            <text:p>1995-04-22</text:p>
          </table:table-cell>
          <table:table-cell office:value-type="currency" office:currency="PLN" office:value="1640" calcext:value-type="currency">
            <text:p>1 640,00 zł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-523</text:p>
          </table:table-cell>
          <table:table-cell office:value-type="string" calcext:value-type="string">
            <text:p>Otwinowski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Kierownik</text:p>
          </table:table-cell>
          <table:table-cell office:value-type="date" office:date-value="1994-01-08" calcext:value-type="date">
            <text:p>1994-01-08</text:p>
          </table:table-cell>
          <table:table-cell office:value-type="currency" office:currency="PLN" office:value="1730" calcext:value-type="currency">
            <text:p>1 730,00 zł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table:style-name="ce1" office:value-type="date" office:date-value="0274-01-01" calcext:value-type="date">
            <text:p>0274-01-01</text:p>
          </table:table-cell>
          <table:table-cell office:value-type="string" calcext:value-type="string">
            <text:p>Papier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Informatyk</text:p>
          </table:table-cell>
          <table:table-cell office:value-type="date" office:date-value="1992-10-29" calcext:value-type="date">
            <text:p>1992-10-29</text:p>
          </table:table-cell>
          <table:table-cell office:value-type="currency" office:currency="PLN" office:value="1530" calcext:value-type="currency">
            <text:p>1 530,00 zł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-639</text:p>
          </table:table-cell>
          <table:table-cell office:value-type="string" calcext:value-type="string">
            <text:p>Pietrzyk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Kierownik</text:p>
          </table:table-cell>
          <table:table-cell office:value-type="date" office:date-value="1991-12-28" calcext:value-type="date">
            <text:p>1991-12-28</text:p>
          </table:table-cell>
          <table:table-cell office:value-type="currency" office:currency="PLN" office:value="2110" calcext:value-type="currency">
            <text:p>2 110,00 zł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-255</text:p>
          </table:table-cell>
          <table:table-cell office:value-type="string" calcext:value-type="string">
            <text:p>Pigulski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Analityk</text:p>
          </table:table-cell>
          <table:table-cell office:value-type="date" office:date-value="1998-02-27" calcext:value-type="date">
            <text:p>1998-02-27</text:p>
          </table:table-cell>
          <table:table-cell office:value-type="currency" office:currency="PLN" office:value="1550" calcext:value-type="currency">
            <text:p>1 550,00 zł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-244</text:p>
          </table:table-cell>
          <table:table-cell office:value-type="string" calcext:value-type="string">
            <text:p>Piotrowska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Analityk</text:p>
          </table:table-cell>
          <table:table-cell office:value-type="date" office:date-value="1993-12-27" calcext:value-type="date">
            <text:p>1993-12-27</text:p>
          </table:table-cell>
          <table:table-cell office:value-type="currency" office:currency="PLN" office:value="1980" calcext:value-type="currency">
            <text:p>1 980,00 zł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-245</text:p>
          </table:table-cell>
          <table:table-cell office:value-type="string" calcext:value-type="string">
            <text:p>Pisarska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Analityk</text:p>
          </table:table-cell>
          <table:table-cell office:value-type="date" office:date-value="2000-04-14" calcext:value-type="date">
            <text:p>2000-04-14</text:p>
          </table:table-cell>
          <table:table-cell office:value-type="currency" office:currency="PLN" office:value="1670" calcext:value-type="currency">
            <text:p>1 670,00 zł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-243</text:p>
          </table:table-cell>
          <table:table-cell office:value-type="string" calcext:value-type="string">
            <text:p>Piwni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nalityk</text:p>
          </table:table-cell>
          <table:table-cell office:value-type="date" office:date-value="2001-06-29" calcext:value-type="date">
            <text:p>2001-06-29</text:p>
          </table:table-cell>
          <table:table-cell office:value-type="currency" office:currency="PLN" office:value="1770" calcext:value-type="currency">
            <text:p>1 770,00 zł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-242</text:p>
          </table:table-cell>
          <table:table-cell office:value-type="string" calcext:value-type="string">
            <text:p>Podczasiak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Analityk</text:p>
          </table:table-cell>
          <table:table-cell office:value-type="date" office:date-value="1992-01-10" calcext:value-type="date">
            <text:p>1992-01-10</text:p>
          </table:table-cell>
          <table:table-cell office:value-type="currency" office:currency="PLN" office:value="1510" calcext:value-type="currency">
            <text:p>1 510,00 zł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-241</text:p>
          </table:table-cell>
          <table:table-cell office:value-type="string" calcext:value-type="string">
            <text:p>Podsiadło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Analityk</text:p>
          </table:table-cell>
          <table:table-cell office:value-type="date" office:date-value="1994-07-16" calcext:value-type="date">
            <text:p>1994-07-16</text:p>
          </table:table-cell>
          <table:table-cell office:value-type="currency" office:currency="PLN" office:value="1620" calcext:value-type="currency">
            <text:p>1 620,00 zł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-312</text:p>
          </table:table-cell>
          <table:table-cell office:value-type="string" calcext:value-type="string">
            <text:p>Rejkowicz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Analityk</text:p>
          </table:table-cell>
          <table:table-cell office:value-type="date" office:date-value="1998-10-24" calcext:value-type="date">
            <text:p>1998-10-24</text:p>
          </table:table-cell>
          <table:table-cell office:value-type="currency" office:currency="PLN" office:value="1640" calcext:value-type="currency">
            <text:p>1 640,00 zł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-736</text:p>
          </table:table-cell>
          <table:table-cell office:value-type="string" calcext:value-type="string">
            <text:p>Rybińs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Zaopatrzeniowiec</text:p>
          </table:table-cell>
          <table:table-cell office:value-type="date" office:date-value="1992-03-30" calcext:value-type="date">
            <text:p>1992-03-30</text:p>
          </table:table-cell>
          <table:table-cell office:value-type="currency" office:currency="PLN" office:value="1350" calcext:value-type="currency">
            <text:p>1 350,00 zł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-278</text:p>
          </table:table-cell>
          <table:table-cell office:value-type="string" calcext:value-type="string">
            <text:p>Sadza</text:p>
          </table:table-cell>
          <table:table-cell office:value-type="string" calcext:value-type="string">
            <text:p>Mieczysław</text:p>
          </table:table-cell>
          <table:table-cell office:value-type="string" calcext:value-type="string">
            <text:p>Kierownik</text:p>
          </table:table-cell>
          <table:table-cell office:value-type="date" office:date-value="1999-02-06" calcext:value-type="date">
            <text:p>1999-02-06</text:p>
          </table:table-cell>
          <table:table-cell office:value-type="currency" office:currency="PLN" office:value="1940" calcext:value-type="currency">
            <text:p>1 940,00 zł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table:style-name="ce1" office:value-type="date" office:date-value="0285-01-01" calcext:value-type="date">
            <text:p>0285-01-01</text:p>
          </table:table-cell>
          <table:table-cell office:value-type="string" calcext:value-type="string">
            <text:p>Skór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nformatyk</text:p>
          </table:table-cell>
          <table:table-cell office:value-type="date" office:date-value="2001-05-20" calcext:value-type="date">
            <text:p>2001-05-20</text:p>
          </table:table-cell>
          <table:table-cell office:value-type="currency" office:currency="PLN" office:value="1710" calcext:value-type="currency">
            <text:p>1 710,00 zł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style-name="ce1" office:value-type="date" office:date-value="0286-01-01" calcext:value-type="date">
            <text:p>0286-01-01</text:p>
          </table:table-cell>
          <table:table-cell office:value-type="string" calcext:value-type="string">
            <text:p>Tekiel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Informatyk</text:p>
          </table:table-cell>
          <table:table-cell office:value-type="date" office:date-value="2001-08-17" calcext:value-type="date">
            <text:p>2001-08-17</text:p>
          </table:table-cell>
          <table:table-cell office:value-type="currency" office:currency="PLN" office:value="1500" calcext:value-type="currency">
            <text:p>1 500,00 zł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table:style-name="ce1" office:value-type="date" office:date-value="0287-01-01" calcext:value-type="date">
            <text:p>0287-01-01</text:p>
          </table:table-cell>
          <table:table-cell office:value-type="string" calcext:value-type="string">
            <text:p>Szymańs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Informatyk</text:p>
          </table:table-cell>
          <table:table-cell office:value-type="date" office:date-value="2000-08-16" calcext:value-type="date">
            <text:p>2000-08-16</text:p>
          </table:table-cell>
          <table:table-cell office:value-type="currency" office:currency="PLN" office:value="1930" calcext:value-type="currency">
            <text:p>1 930,00 zł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-293</text:p>
          </table:table-cell>
          <table:table-cell office:value-type="string" calcext:value-type="string">
            <text:p>Dulęb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ierownik</text:p>
          </table:table-cell>
          <table:table-cell office:value-type="date" office:date-value="1991-08-04" calcext:value-type="date">
            <text:p>1991-08-04</text:p>
          </table:table-cell>
          <table:table-cell office:value-type="currency" office:currency="PLN" office:value="2150" calcext:value-type="currency">
            <text:p>2 150,00 zł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21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1T08:33:24.513973051</meta:creation-date>
    <dc:date>2017-09-21T08:44:25.351447790</dc:date>
    <meta:editing-duration>PT11M1S</meta:editing-duration>
    <meta:editing-cycles>2</meta:editing-cycles>
    <meta:generator>LibreOffice/5.4.0.3$Linux_X86_64 LibreOffice_project/40m0$Build-3</meta:generator>
    <meta:document-statistic meta:table-count="1" meta:cell-count="3526" meta:object-count="0"/>
  </office:meta>
</office:document-meta>
</file>